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69c86cb" officeooo:paragraph-rsid="069c86cb"/>
    </style:style>
    <style:style style:name="P2" style:family="paragraph" style:parent-style-name="Example_20_Header">
      <style:text-properties officeooo:rsid="0612f593"/>
    </style:style>
    <style:style style:name="P3" style:family="paragraph" style:parent-style-name="Example_20_Header">
      <style:text-properties fo:language="cs" fo:country="CZ"/>
    </style:style>
    <style:style style:name="P4" style:family="paragraph" style:parent-style-name="Example_20_Header">
      <style:text-properties officeooo:paragraph-rsid="06d60a2d"/>
    </style:style>
    <style:style style:name="P5" style:family="paragraph" style:parent-style-name="Example_20_Header">
      <style:text-properties officeooo:rsid="06e329e3" officeooo:paragraph-rsid="06e329e3"/>
    </style:style>
    <style:style style:name="P6" style:family="paragraph" style:parent-style-name="Example_20_Header">
      <style:text-properties officeooo:paragraph-rsid="06e5f6a2"/>
    </style:style>
    <style:style style:name="P7" style:family="paragraph" style:parent-style-name="Example_20_Header">
      <style:text-properties officeooo:paragraph-rsid="06ec0299"/>
    </style:style>
    <style:style style:name="P8" style:family="paragraph" style:parent-style-name="Example_20_Header">
      <style:text-properties officeooo:paragraph-rsid="070f6732"/>
    </style:style>
    <style:style style:name="P9" style:family="paragraph" style:parent-style-name="Example_20_Header">
      <style:text-properties officeooo:paragraph-rsid="073ebb76"/>
    </style:style>
    <style:style style:name="P10" style:family="paragraph" style:parent-style-name="Example_20_Header">
      <style:text-properties officeooo:rsid="06da3586" officeooo:paragraph-rsid="07b8167a"/>
    </style:style>
    <style:style style:name="P11" style:family="paragraph" style:parent-style-name="Example_20_Header">
      <style:text-properties officeooo:paragraph-rsid="07d4bd0b"/>
    </style:style>
    <style:style style:name="P12" style:family="paragraph" style:parent-style-name="Example_20_Header">
      <style:text-properties officeooo:paragraph-rsid="07da80cb"/>
    </style:style>
    <style:style style:name="P13" style:family="paragraph" style:parent-style-name="Example_20_Header">
      <style:text-properties fo:font-style="italic" style:font-style-asian="italic" style:font-style-complex="italic"/>
    </style:style>
    <style:style style:name="P14" style:family="paragraph" style:parent-style-name="Example_20_Header">
      <style:text-properties fo:font-style="italic" officeooo:rsid="06c8c4b8" officeooo:paragraph-rsid="06c8c4b8" style:font-style-asian="italic" style:font-style-complex="italic"/>
    </style:style>
    <style:style style:name="P15" style:family="paragraph" style:parent-style-name="Example">
      <style:text-properties officeooo:rsid="059e7901" officeooo:paragraph-rsid="059e7901"/>
    </style:style>
    <style:style style:name="P16" style:family="paragraph" style:parent-style-name="Example">
      <style:text-properties officeooo:paragraph-rsid="078754ea"/>
    </style:style>
    <style:style style:name="P17" style:family="paragraph" style:parent-style-name="Text_20_body">
      <style:text-properties fo:font-style="italic" officeooo:rsid="06cee584" officeooo:paragraph-rsid="06cee584" style:font-style-asian="italic" style:font-style-complex="italic"/>
    </style:style>
    <style:style style:name="P18" style:family="paragraph" style:parent-style-name="Text_20_body">
      <style:text-properties fo:font-style="italic" officeooo:rsid="07228016" officeooo:paragraph-rsid="07228016" style:font-style-asian="italic" style:font-style-complex="italic"/>
    </style:style>
    <style:style style:name="P19" style:family="paragraph" style:parent-style-name="Text_20_body">
      <style:text-properties fo:font-style="italic" officeooo:rsid="0754bfe6" officeooo:paragraph-rsid="075db0fa" style:font-style-asian="italic" style:font-style-complex="italic"/>
    </style:style>
    <style:style style:name="P20" style:family="paragraph" style:parent-style-name="Text_20_body">
      <style:text-properties fo:font-style="italic" officeooo:rsid="075db0fa" officeooo:paragraph-rsid="075db0fa" style:font-style-asian="italic" style:font-style-complex="italic"/>
    </style:style>
    <style:style style:name="P21" style:family="paragraph" style:parent-style-name="Text_20_body">
      <style:text-properties fo:font-style="italic" officeooo:rsid="06c8c4b8" officeooo:paragraph-rsid="06c8c4b8" style:font-style-asian="italic" style:font-style-complex="italic"/>
    </style:style>
    <style:style style:name="P22" style:family="paragraph" style:parent-style-name="Text_20_body">
      <style:text-properties fo:font-style="italic" officeooo:rsid="07c25426" officeooo:paragraph-rsid="07c25426" style:font-style-asian="italic" style:font-style-complex="italic"/>
    </style:style>
    <style:style style:name="P23" style:family="paragraph" style:parent-style-name="Text_20_body">
      <style:text-properties fo:font-style="italic" officeooo:rsid="07e1d7ef" officeooo:paragraph-rsid="07e1d7ef" style:font-style-asian="italic" style:font-style-complex="italic"/>
    </style:style>
    <style:style style:name="P24" style:family="paragraph" style:parent-style-name="Text_20_body">
      <style:text-properties fo:font-style="italic" officeooo:rsid="063a80b5" officeooo:paragraph-rsid="06c88b47" style:font-style-asian="italic" style:font-style-complex="italic"/>
    </style:style>
    <style:style style:name="P25" style:family="paragraph" style:parent-style-name="Text_20_body">
      <style:text-properties officeooo:rsid="0598770b" officeooo:paragraph-rsid="0598770b"/>
    </style:style>
    <style:style style:name="P26" style:family="paragraph" style:parent-style-name="Text_20_body">
      <style:text-properties officeooo:rsid="0598770b" officeooo:paragraph-rsid="059bd63c"/>
    </style:style>
    <style:style style:name="P27" style:family="paragraph" style:parent-style-name="Text_20_body">
      <style:text-properties officeooo:rsid="0598770b" officeooo:paragraph-rsid="059db101"/>
    </style:style>
    <style:style style:name="P28" style:family="paragraph" style:parent-style-name="Text_20_body">
      <style:text-properties officeooo:rsid="0598770b" officeooo:paragraph-rsid="05b81f53"/>
    </style:style>
    <style:style style:name="P29" style:family="paragraph" style:parent-style-name="Text_20_body">
      <style:text-properties officeooo:rsid="0598770b" officeooo:paragraph-rsid="05baf3b7"/>
    </style:style>
    <style:style style:name="P30" style:family="paragraph" style:parent-style-name="Text_20_body">
      <style:text-properties officeooo:rsid="0598770b" officeooo:paragraph-rsid="05cbee9b"/>
    </style:style>
    <style:style style:name="P31" style:family="paragraph" style:parent-style-name="Text_20_body">
      <style:text-properties officeooo:rsid="0598770b" officeooo:paragraph-rsid="05cc2000"/>
    </style:style>
    <style:style style:name="P32" style:family="paragraph" style:parent-style-name="Text_20_body">
      <style:text-properties officeooo:rsid="0598770b" officeooo:paragraph-rsid="05d15013"/>
    </style:style>
    <style:style style:name="P33" style:family="paragraph" style:parent-style-name="Text_20_body">
      <style:text-properties officeooo:rsid="0598770b" officeooo:paragraph-rsid="064b58cd"/>
    </style:style>
    <style:style style:name="P34" style:family="paragraph" style:parent-style-name="Text_20_body">
      <style:text-properties officeooo:rsid="0598770b" officeooo:paragraph-rsid="064cb006"/>
    </style:style>
    <style:style style:name="P35" style:family="paragraph" style:parent-style-name="Text_20_body">
      <style:text-properties officeooo:rsid="059a80fd" officeooo:paragraph-rsid="059a80fd"/>
    </style:style>
    <style:style style:name="P36" style:family="paragraph" style:parent-style-name="Text_20_body">
      <style:text-properties officeooo:rsid="05a0a0d7" officeooo:paragraph-rsid="05a0a0d7"/>
    </style:style>
    <style:style style:name="P37" style:family="paragraph" style:parent-style-name="Text_20_body">
      <style:text-properties officeooo:rsid="05a238ee" officeooo:paragraph-rsid="05a238ee"/>
    </style:style>
    <style:style style:name="P38" style:family="paragraph" style:parent-style-name="Text_20_body">
      <style:text-properties officeooo:rsid="05a2b816" officeooo:paragraph-rsid="05a2b816"/>
    </style:style>
    <style:style style:name="P39" style:family="paragraph" style:parent-style-name="Text_20_body">
      <style:text-properties officeooo:rsid="05a2b816" officeooo:paragraph-rsid="05c5e953"/>
    </style:style>
    <style:style style:name="P40" style:family="paragraph" style:parent-style-name="Text_20_body">
      <style:text-properties officeooo:rsid="05a2b816" officeooo:paragraph-rsid="05cdcb0a"/>
    </style:style>
    <style:style style:name="P41" style:family="paragraph" style:parent-style-name="Text_20_body">
      <style:text-properties officeooo:rsid="05a2b816" officeooo:paragraph-rsid="05d7da86"/>
    </style:style>
    <style:style style:name="P42" style:family="paragraph" style:parent-style-name="Text_20_body">
      <style:text-properties officeooo:rsid="05a492f1" officeooo:paragraph-rsid="05a492f1"/>
    </style:style>
    <style:style style:name="P43" style:family="paragraph" style:parent-style-name="Text_20_body">
      <style:text-properties style:text-underline-style="none" officeooo:rsid="05ac1cc8" officeooo:paragraph-rsid="05d15626"/>
    </style:style>
    <style:style style:name="P44" style:family="paragraph" style:parent-style-name="Text_20_body">
      <style:text-properties style:text-underline-style="none" officeooo:rsid="05c5e953" officeooo:paragraph-rsid="05d15626"/>
    </style:style>
    <style:style style:name="P45" style:family="paragraph" style:parent-style-name="Text_20_body">
      <style:text-properties officeooo:rsid="05afade3" officeooo:paragraph-rsid="05aa3a98"/>
    </style:style>
    <style:style style:name="P46" style:family="paragraph" style:parent-style-name="Text_20_body">
      <style:text-properties officeooo:rsid="05afade3" officeooo:paragraph-rsid="05c5e953"/>
    </style:style>
    <style:style style:name="P47" style:family="paragraph" style:parent-style-name="Text_20_body">
      <style:text-properties officeooo:rsid="05afade3" officeooo:paragraph-rsid="05cdcb0a"/>
    </style:style>
    <style:style style:name="P48" style:family="paragraph" style:parent-style-name="Text_20_body">
      <style:text-properties officeooo:rsid="05afade3" officeooo:paragraph-rsid="076c2fe4"/>
    </style:style>
    <style:style style:name="P49" style:family="paragraph" style:parent-style-name="Text_20_body">
      <style:text-properties officeooo:rsid="05c145a8" officeooo:paragraph-rsid="05c145a8"/>
    </style:style>
    <style:style style:name="P50" style:family="paragraph" style:parent-style-name="Text_20_body">
      <style:text-properties officeooo:rsid="05c2b2c2" officeooo:paragraph-rsid="05c2b2c2"/>
    </style:style>
    <style:style style:name="P51" style:family="paragraph" style:parent-style-name="Text_20_body">
      <style:text-properties officeooo:rsid="05c2b2c2" officeooo:paragraph-rsid="05d15626"/>
    </style:style>
    <style:style style:name="P52" style:family="paragraph" style:parent-style-name="Text_20_body">
      <style:text-properties officeooo:rsid="05c2b2c2" officeooo:paragraph-rsid="05e13583"/>
    </style:style>
    <style:style style:name="P53" style:family="paragraph" style:parent-style-name="Text_20_body">
      <style:text-properties officeooo:rsid="05c2b2c2" officeooo:paragraph-rsid="064318f8"/>
    </style:style>
    <style:style style:name="P54" style:family="paragraph" style:parent-style-name="Text_20_body">
      <style:text-properties officeooo:rsid="05c5c898" officeooo:paragraph-rsid="05c5c898"/>
    </style:style>
    <style:style style:name="P55" style:family="paragraph" style:parent-style-name="Text_20_body">
      <style:text-properties officeooo:rsid="05c5c898" officeooo:paragraph-rsid="05c5e953"/>
    </style:style>
    <style:style style:name="P56" style:family="paragraph" style:parent-style-name="Text_20_body">
      <style:text-properties officeooo:rsid="05c5c898" officeooo:paragraph-rsid="05cdcb0a"/>
    </style:style>
    <style:style style:name="P57" style:family="paragraph" style:parent-style-name="Text_20_body">
      <style:text-properties officeooo:rsid="05c5c898" officeooo:paragraph-rsid="05d7da86"/>
    </style:style>
    <style:style style:name="P58" style:family="paragraph" style:parent-style-name="Text_20_body">
      <style:text-properties officeooo:rsid="05aa3a98" officeooo:paragraph-rsid="05d15626"/>
    </style:style>
    <style:style style:name="P59" style:family="paragraph" style:parent-style-name="Text_20_body">
      <style:text-properties officeooo:rsid="05aa3a98" officeooo:paragraph-rsid="064318f8"/>
    </style:style>
    <style:style style:name="P60" style:family="paragraph" style:parent-style-name="Text_20_body">
      <style:text-properties officeooo:rsid="05aa3a98" officeooo:paragraph-rsid="05e13583"/>
    </style:style>
    <style:style style:name="P61" style:family="paragraph" style:parent-style-name="Text_20_body">
      <style:text-properties officeooo:rsid="05cbee9b" officeooo:paragraph-rsid="05cbee9b"/>
    </style:style>
    <style:style style:name="P62" style:family="paragraph" style:parent-style-name="Text_20_body">
      <style:text-properties officeooo:rsid="05cbee9b" officeooo:paragraph-rsid="05cc2000"/>
    </style:style>
    <style:style style:name="P63" style:family="paragraph" style:parent-style-name="Text_20_body">
      <style:text-properties officeooo:rsid="05cbee9b" officeooo:paragraph-rsid="05d15013"/>
    </style:style>
    <style:style style:name="P64" style:family="paragraph" style:parent-style-name="Text_20_body">
      <style:text-properties officeooo:rsid="05550ded" officeooo:paragraph-rsid="05550ded"/>
    </style:style>
    <style:style style:name="P65" style:family="paragraph" style:parent-style-name="Text_20_body">
      <style:text-properties officeooo:rsid="05550ded" officeooo:paragraph-rsid="05d15013"/>
    </style:style>
    <style:style style:name="P66" style:family="paragraph" style:parent-style-name="Text_20_body">
      <style:text-properties officeooo:rsid="05b338b6" officeooo:paragraph-rsid="05b338b6"/>
    </style:style>
    <style:style style:name="P67" style:family="paragraph" style:parent-style-name="Text_20_body">
      <style:text-properties officeooo:rsid="05ac1cc8" officeooo:paragraph-rsid="05d15626"/>
    </style:style>
    <style:style style:name="P68" style:family="paragraph" style:parent-style-name="Text_20_body">
      <style:text-properties fo:language="cs" fo:country="CZ" officeooo:rsid="05ec6a2c" officeooo:paragraph-rsid="05ec6a2c"/>
    </style:style>
    <style:style style:name="P69" style:family="paragraph" style:parent-style-name="Text_20_body">
      <style:text-properties fo:language="cs" fo:country="CZ" fo:font-style="normal" fo:font-weight="normal" officeooo:rsid="066392d4" officeooo:paragraph-rsid="07da80cb" style:language-asian="zxx" style:country-asian="none" style:font-style-asian="normal" style:font-weight-asian="normal" style:language-complex="ar" style:country-complex="SA" style:font-style-complex="normal" style:font-weight-complex="normal"/>
    </style:style>
    <style:style style:name="P70" style:family="paragraph" style:parent-style-name="Text_20_body">
      <style:text-properties fo:language="cs" fo:country="CZ" fo:font-style="normal" officeooo:paragraph-rsid="07da80cb" style:language-asian="zxx" style:country-asian="none" style:font-style-asian="normal" style:language-complex="zxx" style:country-complex="none" style:font-style-complex="normal"/>
    </style:style>
    <style:style style:name="P71" style:family="paragraph" style:parent-style-name="Text_20_body">
      <style:text-properties fo:language="cs" fo:country="CZ" officeooo:paragraph-rsid="07dac6b2" style:language-asian="zxx" style:country-asian="none"/>
    </style:style>
    <style:style style:name="P72" style:family="paragraph" style:parent-style-name="Text_20_body">
      <style:text-properties fo:language="cs" fo:country="CZ" officeooo:rsid="064ad858" officeooo:paragraph-rsid="07dbb180" style:language-asian="zxx" style:country-asian="none"/>
    </style:style>
    <style:style style:name="P73" style:family="paragraph" style:parent-style-name="Text_20_body">
      <style:text-properties officeooo:rsid="05eaeb18" officeooo:paragraph-rsid="05eaeb18"/>
    </style:style>
    <style:style style:name="P74" style:family="paragraph" style:parent-style-name="Text_20_body">
      <style:text-properties officeooo:rsid="05eb07cb" officeooo:paragraph-rsid="05eb07cb"/>
    </style:style>
    <style:style style:name="P75" style:family="paragraph" style:parent-style-name="Text_20_body">
      <style:text-properties officeooo:rsid="05edfc61" officeooo:paragraph-rsid="05edfc61"/>
    </style:style>
    <style:style style:name="P76" style:family="paragraph" style:parent-style-name="Text_20_body">
      <style:text-properties officeooo:rsid="05edfc61" officeooo:paragraph-rsid="06ed2c4e"/>
    </style:style>
    <style:style style:name="P77" style:family="paragraph" style:parent-style-name="Text_20_body">
      <style:text-properties officeooo:rsid="05edfc61" officeooo:paragraph-rsid="06f5969b"/>
    </style:style>
    <style:style style:name="P78" style:family="paragraph" style:parent-style-name="Text_20_body">
      <style:text-properties officeooo:rsid="05edfc61" officeooo:paragraph-rsid="06fac37e"/>
    </style:style>
    <style:style style:name="P79" style:family="paragraph" style:parent-style-name="Text_20_body">
      <style:text-properties officeooo:rsid="05edfc61" officeooo:paragraph-rsid="070193fa"/>
    </style:style>
    <style:style style:name="P80" style:family="paragraph" style:parent-style-name="Text_20_body">
      <style:text-properties officeooo:rsid="05edfc61" officeooo:paragraph-rsid="0710f5a2"/>
    </style:style>
    <style:style style:name="P81" style:family="paragraph" style:parent-style-name="Text_20_body">
      <style:text-properties officeooo:rsid="05edfc61" officeooo:paragraph-rsid="07161918"/>
    </style:style>
    <style:style style:name="P82" style:family="paragraph" style:parent-style-name="Text_20_body">
      <style:text-properties officeooo:rsid="05edfc61" officeooo:paragraph-rsid="071921cf"/>
    </style:style>
    <style:style style:name="P83" style:family="paragraph" style:parent-style-name="Text_20_body">
      <style:text-properties officeooo:rsid="05edfc61" officeooo:paragraph-rsid="071c6af4"/>
    </style:style>
    <style:style style:name="P84" style:family="paragraph" style:parent-style-name="Text_20_body">
      <style:text-properties officeooo:rsid="05edfc61" officeooo:paragraph-rsid="071c9d20"/>
    </style:style>
    <style:style style:name="P85" style:family="paragraph" style:parent-style-name="Text_20_body">
      <style:text-properties officeooo:rsid="05edfc61" officeooo:paragraph-rsid="07bb7837"/>
    </style:style>
    <style:style style:name="P86" style:family="paragraph" style:parent-style-name="Text_20_body">
      <style:text-properties officeooo:rsid="05edfc61" officeooo:paragraph-rsid="07be49ac"/>
    </style:style>
    <style:style style:name="P87" style:family="paragraph" style:parent-style-name="Text_20_body">
      <style:text-properties officeooo:rsid="05edfc61" officeooo:paragraph-rsid="07c75f47"/>
    </style:style>
    <style:style style:name="P88" style:family="paragraph" style:parent-style-name="Text_20_body">
      <style:text-properties officeooo:rsid="05edfc61" officeooo:paragraph-rsid="07ed0616"/>
    </style:style>
    <style:style style:name="P89" style:family="paragraph" style:parent-style-name="Text_20_body">
      <style:text-properties officeooo:rsid="05fb994f" officeooo:paragraph-rsid="05feb9fd"/>
    </style:style>
    <style:style style:name="P90" style:family="paragraph" style:parent-style-name="Text_20_body">
      <style:text-properties officeooo:rsid="05fb994f" officeooo:paragraph-rsid="0612f593"/>
    </style:style>
    <style:style style:name="P91" style:family="paragraph" style:parent-style-name="Text_20_body">
      <style:text-properties officeooo:rsid="05fd5486" officeooo:paragraph-rsid="05feb9fd"/>
    </style:style>
    <style:style style:name="P92" style:family="paragraph" style:parent-style-name="Text_20_body">
      <style:text-properties officeooo:rsid="05fd5486" officeooo:paragraph-rsid="0722168f"/>
    </style:style>
    <style:style style:name="P93" style:family="paragraph" style:parent-style-name="Text_20_body">
      <style:text-properties officeooo:rsid="05feb9fd" officeooo:paragraph-rsid="05feb9fd"/>
    </style:style>
    <style:style style:name="P94" style:family="paragraph" style:parent-style-name="Text_20_body">
      <style:text-properties officeooo:rsid="05feb9fd" officeooo:paragraph-rsid="063de534"/>
    </style:style>
    <style:style style:name="P95" style:family="paragraph" style:parent-style-name="Text_20_body">
      <style:text-properties officeooo:rsid="05ff03a3" officeooo:paragraph-rsid="06062c6e"/>
    </style:style>
    <style:style style:name="P96" style:family="paragraph" style:parent-style-name="Text_20_body">
      <style:text-properties officeooo:paragraph-rsid="061388ba"/>
    </style:style>
    <style:style style:name="P97" style:family="paragraph" style:parent-style-name="Text_20_body">
      <style:text-properties officeooo:rsid="0615b93d" officeooo:paragraph-rsid="0615b93d"/>
    </style:style>
    <style:style style:name="P98" style:family="paragraph" style:parent-style-name="Text_20_body">
      <style:text-properties officeooo:rsid="061844df" officeooo:paragraph-rsid="061844df"/>
    </style:style>
    <style:style style:name="P99" style:family="paragraph" style:parent-style-name="Text_20_body">
      <style:text-properties officeooo:rsid="0619d571" officeooo:paragraph-rsid="0619d571"/>
    </style:style>
    <style:style style:name="P100" style:family="paragraph" style:parent-style-name="Text_20_body">
      <style:text-properties officeooo:paragraph-rsid="061b5b1e"/>
    </style:style>
    <style:style style:name="P101" style:family="paragraph" style:parent-style-name="Text_20_body">
      <style:text-properties officeooo:rsid="054f79e4" officeooo:paragraph-rsid="05d7da86"/>
    </style:style>
    <style:style style:name="P102" style:family="paragraph" style:parent-style-name="Text_20_body">
      <style:text-properties officeooo:paragraph-rsid="063aad0d"/>
    </style:style>
    <style:style style:name="P103" style:family="paragraph" style:parent-style-name="Text_20_body">
      <style:text-properties officeooo:paragraph-rsid="063de534"/>
    </style:style>
    <style:style style:name="P104" style:family="paragraph" style:parent-style-name="Text_20_body">
      <style:text-properties officeooo:paragraph-rsid="063fbe9f"/>
    </style:style>
    <style:style style:name="P105" style:family="paragraph" style:parent-style-name="Text_20_body">
      <style:text-properties officeooo:paragraph-rsid="05d15626"/>
    </style:style>
    <style:style style:name="P106" style:family="paragraph" style:parent-style-name="Text_20_body">
      <style:text-properties officeooo:rsid="064ad858" officeooo:paragraph-rsid="064ad858"/>
    </style:style>
    <style:style style:name="P107" style:family="paragraph" style:parent-style-name="Text_20_body">
      <style:text-properties officeooo:rsid="064ad858" officeooo:paragraph-rsid="065eaacc"/>
    </style:style>
    <style:style style:name="P108" style:family="paragraph" style:parent-style-name="Text_20_body">
      <style:text-properties officeooo:rsid="064ad858" officeooo:paragraph-rsid="06b7f509"/>
    </style:style>
    <style:style style:name="P109" style:family="paragraph" style:parent-style-name="Text_20_body">
      <style:text-properties officeooo:rsid="064ad858" officeooo:paragraph-rsid="06baab08"/>
    </style:style>
    <style:style style:name="P110" style:family="paragraph" style:parent-style-name="Text_20_body">
      <style:text-properties officeooo:rsid="064ad858" officeooo:paragraph-rsid="06be5c13"/>
    </style:style>
    <style:style style:name="P111" style:family="paragraph" style:parent-style-name="Text_20_body">
      <style:text-properties officeooo:rsid="064ad858" officeooo:paragraph-rsid="06bfc431"/>
    </style:style>
    <style:style style:name="P112" style:family="paragraph" style:parent-style-name="Text_20_body">
      <style:text-properties officeooo:rsid="064ad858" officeooo:paragraph-rsid="06c30e5a"/>
    </style:style>
    <style:style style:name="P113" style:family="paragraph" style:parent-style-name="Text_20_body">
      <style:text-properties officeooo:rsid="064ad858" officeooo:paragraph-rsid="06c3f3b6"/>
    </style:style>
    <style:style style:name="P114" style:family="paragraph" style:parent-style-name="Text_20_body">
      <style:text-properties officeooo:rsid="064ad858" officeooo:paragraph-rsid="06c88b47"/>
    </style:style>
    <style:style style:name="P115" style:family="paragraph" style:parent-style-name="Text_20_body">
      <style:text-properties officeooo:rsid="064ad858" officeooo:paragraph-rsid="06cee584"/>
    </style:style>
    <style:style style:name="P116" style:family="paragraph" style:parent-style-name="Text_20_body">
      <style:text-properties officeooo:rsid="064ad858" officeooo:paragraph-rsid="06cf4013"/>
    </style:style>
    <style:style style:name="P117" style:family="paragraph" style:parent-style-name="Text_20_body">
      <style:text-properties officeooo:rsid="064ad858" officeooo:paragraph-rsid="06cfbb90"/>
    </style:style>
    <style:style style:name="P118" style:family="paragraph" style:parent-style-name="Text_20_body">
      <style:text-properties officeooo:rsid="064ad858" officeooo:paragraph-rsid="06d5b9b0"/>
    </style:style>
    <style:style style:name="P119" style:family="paragraph" style:parent-style-name="Text_20_body">
      <style:text-properties officeooo:rsid="064ad858" officeooo:paragraph-rsid="06da3586"/>
    </style:style>
    <style:style style:name="P120" style:family="paragraph" style:parent-style-name="Text_20_body">
      <style:text-properties officeooo:rsid="064ad858" officeooo:paragraph-rsid="06dbc190"/>
    </style:style>
    <style:style style:name="P121" style:family="paragraph" style:parent-style-name="Text_20_body">
      <style:text-properties officeooo:rsid="064ad858" officeooo:paragraph-rsid="06e16a93"/>
    </style:style>
    <style:style style:name="P122" style:family="paragraph" style:parent-style-name="Text_20_body">
      <style:text-properties officeooo:rsid="064ad858" officeooo:paragraph-rsid="06e5f6a2"/>
    </style:style>
    <style:style style:name="P123" style:family="paragraph" style:parent-style-name="Text_20_body">
      <style:text-properties officeooo:rsid="064ad858" officeooo:paragraph-rsid="06ec0299"/>
    </style:style>
    <style:style style:name="P124" style:family="paragraph" style:parent-style-name="Text_20_body">
      <style:text-properties officeooo:rsid="064ad858" officeooo:paragraph-rsid="0724ffcd"/>
    </style:style>
    <style:style style:name="P125" style:family="paragraph" style:parent-style-name="Text_20_body">
      <style:text-properties officeooo:rsid="064ad858" officeooo:paragraph-rsid="07267c5b"/>
    </style:style>
    <style:style style:name="P126" style:family="paragraph" style:parent-style-name="Text_20_body">
      <style:text-properties officeooo:rsid="064ad858" officeooo:paragraph-rsid="072b746c"/>
    </style:style>
    <style:style style:name="P127" style:family="paragraph" style:parent-style-name="Text_20_body">
      <style:text-properties officeooo:rsid="064ad858" officeooo:paragraph-rsid="072c3e18"/>
    </style:style>
    <style:style style:name="P128" style:family="paragraph" style:parent-style-name="Text_20_body">
      <style:text-properties officeooo:rsid="064ad858" officeooo:paragraph-rsid="073086e4"/>
    </style:style>
    <style:style style:name="P129" style:family="paragraph" style:parent-style-name="Text_20_body">
      <style:text-properties officeooo:rsid="064ad858" officeooo:paragraph-rsid="073ebb76"/>
    </style:style>
    <style:style style:name="P130" style:family="paragraph" style:parent-style-name="Text_20_body">
      <style:text-properties officeooo:rsid="064ad858" officeooo:paragraph-rsid="07424aba"/>
    </style:style>
    <style:style style:name="P131" style:family="paragraph" style:parent-style-name="Text_20_body">
      <style:text-properties officeooo:rsid="064ad858" officeooo:paragraph-rsid="074489b5"/>
    </style:style>
    <style:style style:name="P132" style:family="paragraph" style:parent-style-name="Text_20_body">
      <style:text-properties officeooo:rsid="064ad858" officeooo:paragraph-rsid="07456381"/>
    </style:style>
    <style:style style:name="P133" style:family="paragraph" style:parent-style-name="Text_20_body">
      <style:text-properties officeooo:rsid="064ad858" officeooo:paragraph-rsid="07dbb180"/>
    </style:style>
    <style:style style:name="P134" style:family="paragraph" style:parent-style-name="Text_20_body">
      <style:text-properties officeooo:rsid="064ad858" officeooo:paragraph-rsid="07de5858"/>
    </style:style>
    <style:style style:name="P135" style:family="paragraph" style:parent-style-name="Text_20_body">
      <style:text-properties officeooo:rsid="064b58cd" officeooo:paragraph-rsid="064b58cd"/>
    </style:style>
    <style:style style:name="P136" style:family="paragraph" style:parent-style-name="Text_20_body">
      <style:text-properties officeooo:paragraph-rsid="064e4d83"/>
    </style:style>
    <style:style style:name="P137" style:family="paragraph" style:parent-style-name="Text_20_body">
      <style:text-properties officeooo:paragraph-rsid="064b58cd"/>
    </style:style>
    <style:style style:name="P138" style:family="paragraph" style:parent-style-name="Text_20_body">
      <style:text-properties officeooo:paragraph-rsid="065f2a13"/>
    </style:style>
    <style:style style:name="P139" style:family="paragraph" style:parent-style-name="Text_20_body">
      <style:text-properties officeooo:rsid="05f747b9" officeooo:paragraph-rsid="066951c3"/>
    </style:style>
    <style:style style:name="P140" style:family="paragraph" style:parent-style-name="Text_20_body">
      <style:text-properties officeooo:rsid="064318f8" officeooo:paragraph-rsid="06465622"/>
    </style:style>
    <style:style style:name="P141" style:family="paragraph" style:parent-style-name="Text_20_body">
      <style:text-properties officeooo:rsid="05efdef8" officeooo:paragraph-rsid="05efdef8"/>
    </style:style>
    <style:style style:name="P142" style:family="paragraph" style:parent-style-name="Text_20_body">
      <style:text-properties officeooo:rsid="05efdef8" officeooo:paragraph-rsid="06bb8a96"/>
    </style:style>
    <style:style style:name="P143" style:family="paragraph" style:parent-style-name="Text_20_body">
      <style:text-properties officeooo:paragraph-rsid="06b7f509"/>
    </style:style>
    <style:style style:name="P144" style:family="paragraph" style:parent-style-name="Text_20_body">
      <style:text-properties officeooo:paragraph-rsid="06b81289"/>
    </style:style>
    <style:style style:name="P145" style:family="paragraph" style:parent-style-name="Text_20_body">
      <style:text-properties officeooo:paragraph-rsid="06be5c13"/>
    </style:style>
    <style:style style:name="P146" style:family="paragraph" style:parent-style-name="Text_20_body">
      <style:text-properties officeooo:paragraph-rsid="06bfc431"/>
    </style:style>
    <style:style style:name="P147" style:family="paragraph" style:parent-style-name="Text_20_body">
      <style:text-properties officeooo:rsid="06c104a8" officeooo:paragraph-rsid="06c3f3b6"/>
    </style:style>
    <style:style style:name="P148" style:family="paragraph" style:parent-style-name="Text_20_body">
      <style:text-properties officeooo:rsid="06c104a8" officeooo:paragraph-rsid="078efa81"/>
    </style:style>
    <style:style style:name="P149" style:family="paragraph" style:parent-style-name="Text_20_body">
      <style:text-properties officeooo:rsid="06c104a8" officeooo:paragraph-rsid="06c30e5a"/>
    </style:style>
    <style:style style:name="P150" style:family="paragraph" style:parent-style-name="Text_20_body">
      <style:text-properties officeooo:rsid="06094849" officeooo:paragraph-rsid="060e31aa"/>
    </style:style>
    <style:style style:name="P151" style:family="paragraph" style:parent-style-name="Text_20_body">
      <style:text-properties officeooo:paragraph-rsid="06c30e5a"/>
    </style:style>
    <style:style style:name="P152" style:family="paragraph" style:parent-style-name="Text_20_body">
      <style:text-properties officeooo:paragraph-rsid="06c3f3b6"/>
    </style:style>
    <style:style style:name="P153" style:family="paragraph" style:parent-style-name="Text_20_body">
      <style:text-properties officeooo:paragraph-rsid="06cee584"/>
    </style:style>
    <style:style style:name="P154" style:family="paragraph" style:parent-style-name="Text_20_body">
      <style:text-properties officeooo:rsid="06cee584" officeooo:paragraph-rsid="06cee584"/>
    </style:style>
    <style:style style:name="P155" style:family="paragraph" style:parent-style-name="Text_20_body">
      <style:text-properties officeooo:paragraph-rsid="06cf4013"/>
    </style:style>
    <style:style style:name="P156" style:family="paragraph" style:parent-style-name="Text_20_body">
      <style:text-properties officeooo:rsid="06d121bc" officeooo:paragraph-rsid="06d121bc"/>
    </style:style>
    <style:style style:name="P157" style:family="paragraph" style:parent-style-name="Text_20_body">
      <style:text-properties officeooo:rsid="06d121bc" officeooo:paragraph-rsid="073ebb76"/>
    </style:style>
    <style:style style:name="P158" style:family="paragraph" style:parent-style-name="Text_20_body">
      <style:text-properties officeooo:paragraph-rsid="06da3586"/>
    </style:style>
    <style:style style:name="P159" style:family="paragraph" style:parent-style-name="Text_20_body">
      <style:text-properties officeooo:rsid="06da3586" officeooo:paragraph-rsid="06dbc190"/>
    </style:style>
    <style:style style:name="P160" style:family="paragraph" style:parent-style-name="Text_20_body">
      <style:text-properties officeooo:rsid="06da3586" officeooo:paragraph-rsid="06da3586"/>
    </style:style>
    <style:style style:name="P161" style:family="paragraph" style:parent-style-name="Text_20_body">
      <style:text-properties officeooo:paragraph-rsid="06e16a93"/>
    </style:style>
    <style:style style:name="P162" style:family="paragraph" style:parent-style-name="Text_20_body">
      <style:text-properties officeooo:rsid="06e329e3" officeooo:paragraph-rsid="06e329e3"/>
    </style:style>
    <style:style style:name="P163" style:family="paragraph" style:parent-style-name="Text_20_body">
      <style:text-properties officeooo:paragraph-rsid="06e5f6a2"/>
    </style:style>
    <style:style style:name="P164" style:family="paragraph" style:parent-style-name="Text_20_body">
      <style:text-properties officeooo:rsid="06e5f6a2" officeooo:paragraph-rsid="06e5f6a2"/>
    </style:style>
    <style:style style:name="P165" style:family="paragraph" style:parent-style-name="Text_20_body">
      <style:text-properties officeooo:rsid="06e607fe" officeooo:paragraph-rsid="06e607fe"/>
    </style:style>
    <style:style style:name="P166" style:family="paragraph" style:parent-style-name="Text_20_body">
      <style:text-properties officeooo:rsid="06e607fe" officeooo:paragraph-rsid="06ec0299"/>
    </style:style>
    <style:style style:name="P167" style:family="paragraph" style:parent-style-name="Text_20_body">
      <style:text-properties officeooo:rsid="06e607fe" officeooo:paragraph-rsid="0724ffcd"/>
    </style:style>
    <style:style style:name="P168" style:family="paragraph" style:parent-style-name="Text_20_body">
      <style:text-properties officeooo:rsid="06e607fe" officeooo:paragraph-rsid="07267c5b"/>
    </style:style>
    <style:style style:name="P169" style:family="paragraph" style:parent-style-name="Text_20_body">
      <style:text-properties officeooo:rsid="06eb387d" officeooo:paragraph-rsid="06ec0299"/>
    </style:style>
    <style:style style:name="P170" style:family="paragraph" style:parent-style-name="Text_20_body">
      <style:text-properties officeooo:rsid="06ec0299" officeooo:paragraph-rsid="06ec0299"/>
    </style:style>
    <style:style style:name="P171" style:family="paragraph" style:parent-style-name="Text_20_body">
      <style:text-properties officeooo:paragraph-rsid="06ed2c4e"/>
    </style:style>
    <style:style style:name="P172" style:family="paragraph" style:parent-style-name="Text_20_body">
      <style:text-properties officeooo:paragraph-rsid="070193fa"/>
    </style:style>
    <style:style style:name="P173" style:family="paragraph" style:parent-style-name="Text_20_body">
      <style:text-properties officeooo:rsid="07035512" officeooo:paragraph-rsid="07035512"/>
    </style:style>
    <style:style style:name="P174" style:family="paragraph" style:parent-style-name="Text_20_body">
      <style:text-properties officeooo:paragraph-rsid="0730c4bf"/>
    </style:style>
    <style:style style:name="P175" style:family="paragraph" style:parent-style-name="Text_20_body">
      <style:text-properties officeooo:rsid="06f5969b" officeooo:paragraph-rsid="06f5969b"/>
    </style:style>
    <style:style style:name="P176" style:family="paragraph" style:parent-style-name="Text_20_body">
      <style:text-properties officeooo:rsid="06bf6949" officeooo:paragraph-rsid="070f6732"/>
    </style:style>
    <style:style style:name="P177" style:family="paragraph" style:parent-style-name="Text_20_body">
      <style:text-properties officeooo:paragraph-rsid="070f6732"/>
    </style:style>
    <style:style style:name="P178" style:family="paragraph" style:parent-style-name="Text_20_body">
      <style:text-properties officeooo:rsid="07127656" officeooo:paragraph-rsid="07127656"/>
    </style:style>
    <style:style style:name="P179" style:family="paragraph" style:parent-style-name="Text_20_body">
      <style:text-properties officeooo:rsid="071734dc" officeooo:paragraph-rsid="071734dc"/>
    </style:style>
    <style:style style:name="P180" style:family="paragraph" style:parent-style-name="Text_20_body">
      <style:text-properties officeooo:rsid="071a06cf" officeooo:paragraph-rsid="071a06cf"/>
    </style:style>
    <style:style style:name="P181" style:family="paragraph" style:parent-style-name="Text_20_body">
      <style:text-properties officeooo:rsid="071c9d20" officeooo:paragraph-rsid="071c9d20"/>
    </style:style>
    <style:style style:name="P182" style:family="paragraph" style:parent-style-name="Text_20_body">
      <style:text-properties officeooo:rsid="071e238e" officeooo:paragraph-rsid="071e238e"/>
    </style:style>
    <style:style style:name="P183" style:family="paragraph" style:parent-style-name="Text_20_body">
      <style:text-properties officeooo:paragraph-rsid="0722168f"/>
    </style:style>
    <style:style style:name="P184" style:family="paragraph" style:parent-style-name="Text_20_body">
      <style:text-properties officeooo:paragraph-rsid="0724ffcd"/>
    </style:style>
    <style:style style:name="P185" style:family="paragraph" style:parent-style-name="Text_20_body">
      <style:text-properties officeooo:rsid="07267c5b" officeooo:paragraph-rsid="07267c5b"/>
    </style:style>
    <style:style style:name="P186" style:family="paragraph" style:parent-style-name="Text_20_body">
      <style:text-properties officeooo:paragraph-rsid="072b746c"/>
    </style:style>
    <style:style style:name="P187" style:family="paragraph" style:parent-style-name="Text_20_body">
      <style:text-properties officeooo:paragraph-rsid="072c3e18"/>
    </style:style>
    <style:style style:name="P188" style:family="paragraph" style:parent-style-name="Text_20_body">
      <style:text-properties officeooo:rsid="073086e4" officeooo:paragraph-rsid="073086e4"/>
    </style:style>
    <style:style style:name="P189" style:family="paragraph" style:parent-style-name="Text_20_body">
      <style:text-properties officeooo:paragraph-rsid="073086e4"/>
    </style:style>
    <style:style style:name="P190" style:family="paragraph" style:parent-style-name="Text_20_body">
      <style:text-properties officeooo:rsid="05dab912" officeooo:paragraph-rsid="0730c4bf"/>
    </style:style>
    <style:style style:name="P191" style:family="paragraph" style:parent-style-name="Text_20_body">
      <style:text-properties officeooo:rsid="06316c15" officeooo:paragraph-rsid="0730c4bf"/>
    </style:style>
    <style:style style:name="P192" style:family="paragraph" style:parent-style-name="Text_20_body">
      <style:text-properties officeooo:rsid="0696a9e5" officeooo:paragraph-rsid="0730c4bf"/>
    </style:style>
    <style:style style:name="P193" style:family="paragraph" style:parent-style-name="Text_20_body">
      <style:text-properties officeooo:paragraph-rsid="073ebb76"/>
    </style:style>
    <style:style style:name="P194" style:family="paragraph" style:parent-style-name="Text_20_body">
      <style:text-properties officeooo:rsid="07424aba" officeooo:paragraph-rsid="07424aba"/>
    </style:style>
    <style:style style:name="P195" style:family="paragraph" style:parent-style-name="Text_20_body">
      <style:text-properties officeooo:paragraph-rsid="074489b5"/>
    </style:style>
    <style:style style:name="P196" style:family="paragraph" style:parent-style-name="Text_20_body">
      <style:text-properties officeooo:rsid="0754bfe6" officeooo:paragraph-rsid="0754bfe6"/>
    </style:style>
    <style:style style:name="P197" style:family="paragraph" style:parent-style-name="Text_20_body">
      <style:text-properties officeooo:paragraph-rsid="07604bca"/>
    </style:style>
    <style:style style:name="P198" style:family="paragraph" style:parent-style-name="Text_20_body">
      <style:text-properties officeooo:rsid="07663b6a" officeooo:paragraph-rsid="07663b6a"/>
    </style:style>
    <style:style style:name="P199" style:family="paragraph" style:parent-style-name="Text_20_body">
      <style:text-properties officeooo:rsid="076a92ad" officeooo:paragraph-rsid="076a92ad"/>
    </style:style>
    <style:style style:name="P200" style:family="paragraph" style:parent-style-name="Text_20_body">
      <style:text-properties officeooo:rsid="076d1a23" officeooo:paragraph-rsid="076d1a23"/>
    </style:style>
    <style:style style:name="P201" style:family="paragraph" style:parent-style-name="Text_20_body">
      <style:text-properties officeooo:paragraph-rsid="0795b277"/>
    </style:style>
    <style:style style:name="P202" style:family="paragraph" style:parent-style-name="Text_20_body">
      <style:text-properties officeooo:rsid="057ac9fd" officeooo:paragraph-rsid="07604bca"/>
    </style:style>
    <style:style style:name="P203" style:family="paragraph" style:parent-style-name="Text_20_body">
      <style:text-properties officeooo:paragraph-rsid="079401c0"/>
    </style:style>
    <style:style style:name="P204" style:family="paragraph" style:parent-style-name="Text_20_body">
      <style:text-properties officeooo:paragraph-rsid="07b47c0f"/>
    </style:style>
    <style:style style:name="P205" style:family="paragraph" style:parent-style-name="Text_20_body">
      <style:text-properties officeooo:paragraph-rsid="07267c5b"/>
    </style:style>
    <style:style style:name="P206" style:family="paragraph" style:parent-style-name="Text_20_body">
      <style:text-properties officeooo:rsid="05da4616" officeooo:paragraph-rsid="05da4616"/>
    </style:style>
    <style:style style:name="P207" style:family="paragraph" style:parent-style-name="Text_20_body">
      <style:text-properties officeooo:paragraph-rsid="07ac7413"/>
    </style:style>
    <style:style style:name="P208" style:family="paragraph" style:parent-style-name="Text_20_body">
      <style:text-properties officeooo:paragraph-rsid="07ad4c28"/>
    </style:style>
    <style:style style:name="P209" style:family="paragraph" style:parent-style-name="Text_20_body">
      <style:text-properties officeooo:paragraph-rsid="07ae1332"/>
    </style:style>
    <style:style style:name="P210" style:family="paragraph" style:parent-style-name="Text_20_body">
      <style:text-properties officeooo:paragraph-rsid="07b61e88"/>
    </style:style>
    <style:style style:name="P211" style:family="paragraph" style:parent-style-name="Text_20_body">
      <style:text-properties officeooo:rsid="06dbeebd" officeooo:paragraph-rsid="07b870b6"/>
    </style:style>
    <style:style style:name="P212" style:family="paragraph" style:parent-style-name="Text_20_body">
      <style:text-properties officeooo:paragraph-rsid="072c15f1"/>
    </style:style>
    <style:style style:name="P213" style:family="paragraph" style:parent-style-name="Text_20_body">
      <style:text-properties officeooo:paragraph-rsid="07cd9e6c"/>
    </style:style>
    <style:style style:name="P214" style:family="paragraph" style:parent-style-name="Text_20_body">
      <style:text-properties officeooo:paragraph-rsid="07d16452"/>
    </style:style>
    <style:style style:name="P215" style:family="paragraph" style:parent-style-name="Text_20_body">
      <style:text-properties officeooo:rsid="058763ff" officeooo:paragraph-rsid="058763ff"/>
    </style:style>
    <style:style style:name="P216" style:family="paragraph" style:parent-style-name="Text_20_body">
      <style:text-properties officeooo:rsid="070ac113" officeooo:paragraph-rsid="07d4bd0b"/>
    </style:style>
    <style:style style:name="P217" style:family="paragraph" style:parent-style-name="Text_20_body">
      <style:text-properties fo:font-style="normal" officeooo:paragraph-rsid="07d4bd0b" style:font-style-asian="normal" style:font-style-complex="normal"/>
    </style:style>
    <style:style style:name="P218" style:family="paragraph" style:parent-style-name="Text_20_body">
      <style:text-properties fo:font-style="normal" officeooo:paragraph-rsid="07de5858" style:font-style-asian="normal" style:font-style-complex="normal"/>
    </style:style>
    <style:style style:name="P219" style:family="paragraph" style:parent-style-name="Text_20_body">
      <style:text-properties fo:font-style="normal" officeooo:rsid="07de5858" officeooo:paragraph-rsid="07de5858" style:font-style-asian="normal" style:font-style-complex="normal"/>
    </style:style>
    <style:style style:name="P220" style:family="paragraph" style:parent-style-name="Text_20_body">
      <style:text-properties fo:font-style="normal" officeooo:rsid="07dc5bd1" officeooo:paragraph-rsid="07dc5bd1" style:font-style-asian="normal" style:font-style-complex="normal"/>
    </style:style>
    <style:style style:name="P221" style:family="paragraph" style:parent-style-name="Text_20_body">
      <style:text-properties fo:font-style="normal" officeooo:rsid="06fd5690" officeooo:paragraph-rsid="06fbe36a" style:font-style-asian="normal" style:font-style-complex="normal"/>
    </style:style>
    <style:style style:name="P222" style:family="paragraph" style:parent-style-name="Text_20_body">
      <style:text-properties officeooo:paragraph-rsid="07da80cb"/>
    </style:style>
    <style:style style:name="P223" style:family="paragraph" style:parent-style-name="Text_20_body">
      <style:text-properties officeooo:paragraph-rsid="07d4bd0b"/>
    </style:style>
    <style:style style:name="P224" style:family="paragraph" style:parent-style-name="Text_20_body">
      <style:text-properties officeooo:rsid="0789fc7f" officeooo:paragraph-rsid="07d4bd0b"/>
    </style:style>
    <style:style style:name="P225" style:family="paragraph" style:parent-style-name="Text_20_body">
      <style:text-properties officeooo:rsid="078be9d9" officeooo:paragraph-rsid="07d4bd0b"/>
    </style:style>
    <style:style style:name="P226" style:family="paragraph" style:parent-style-name="Text_20_body">
      <style:text-properties officeooo:rsid="058993f0" officeooo:paragraph-rsid="07d4bd0b"/>
    </style:style>
    <style:style style:name="P227" style:family="paragraph" style:parent-style-name="Text_20_body">
      <style:text-properties officeooo:rsid="074ed77c" officeooo:paragraph-rsid="07d4bd0b"/>
    </style:style>
    <style:style style:name="P228" style:family="paragraph" style:parent-style-name="Text_20_body">
      <style:text-properties officeooo:rsid="075bc8c1" officeooo:paragraph-rsid="07d4bd0b"/>
    </style:style>
    <style:style style:name="P229" style:family="paragraph" style:parent-style-name="Text_20_body">
      <style:text-properties officeooo:rsid="072e3172" officeooo:paragraph-rsid="07d4bd0b"/>
    </style:style>
    <style:style style:name="P230" style:family="paragraph" style:parent-style-name="Text_20_body">
      <style:text-properties officeooo:rsid="072f9e4b" officeooo:paragraph-rsid="07d4bd0b"/>
    </style:style>
    <style:style style:name="P231" style:family="paragraph" style:parent-style-name="Text_20_body">
      <style:text-properties officeooo:rsid="07d8dc42" officeooo:paragraph-rsid="07d8dc42"/>
    </style:style>
    <style:style style:name="P232" style:family="paragraph" style:parent-style-name="Text_20_body">
      <style:text-properties officeooo:rsid="07dbb180" officeooo:paragraph-rsid="07dbb180"/>
    </style:style>
    <style:style style:name="P233" style:family="paragraph" style:parent-style-name="Text_20_body">
      <style:text-properties officeooo:paragraph-rsid="07dbb180"/>
    </style:style>
    <style:style style:name="P234" style:family="paragraph" style:parent-style-name="Text_20_body">
      <style:text-properties officeooo:rsid="07dc5bd1" officeooo:paragraph-rsid="07dc5bd1"/>
    </style:style>
    <style:style style:name="P235" style:family="paragraph" style:parent-style-name="Text_20_body">
      <style:text-properties officeooo:rsid="07dc5bd1" officeooo:paragraph-rsid="07de5858"/>
    </style:style>
    <style:style style:name="P236" style:family="paragraph" style:parent-style-name="Text_20_body">
      <style:text-properties officeooo:paragraph-rsid="07de5858"/>
    </style:style>
    <style:style style:name="P237" style:family="paragraph" style:parent-style-name="Text_20_body">
      <style:text-properties officeooo:rsid="07de5858" officeooo:paragraph-rsid="07de5858"/>
    </style:style>
    <style:style style:name="P238" style:family="paragraph" style:parent-style-name="Text_20_body">
      <style:text-properties officeooo:paragraph-rsid="06c88b47"/>
    </style:style>
    <style:style style:name="P239" style:family="paragraph" style:parent-style-name="Text_20_body">
      <style:text-properties officeooo:rsid="07e1d7ef" officeooo:paragraph-rsid="07e1d7ef"/>
    </style:style>
    <style:style style:name="P240" style:family="paragraph" style:parent-style-name="Text_20_body">
      <style:text-properties officeooo:rsid="07e1d7ef" officeooo:paragraph-rsid="07e34322"/>
    </style:style>
    <style:style style:name="P241" style:family="paragraph" style:parent-style-name="Text_20_body">
      <style:text-properties officeooo:rsid="07e63df8" officeooo:paragraph-rsid="07e63df8"/>
    </style:style>
    <style:style style:name="P242" style:family="paragraph" style:parent-style-name="Text_20_body">
      <style:text-properties officeooo:rsid="07e761f1" officeooo:paragraph-rsid="07e761f1"/>
    </style:style>
    <style:style style:name="P243" style:family="paragraph" style:parent-style-name="Text_20_body">
      <style:text-properties officeooo:rsid="06ffbc8e" officeooo:paragraph-rsid="06ffbc8e"/>
    </style:style>
    <style:style style:name="P244" style:family="paragraph" style:parent-style-name="Text_20_body">
      <style:text-properties officeooo:rsid="07e7a0bf" officeooo:paragraph-rsid="07e7a0bf"/>
    </style:style>
    <style:style style:name="P245" style:family="paragraph" style:parent-style-name="Text_20_body">
      <style:text-properties officeooo:rsid="07e8fab9" officeooo:paragraph-rsid="07e8fab9"/>
    </style:style>
    <style:style style:name="P246" style:family="paragraph" style:parent-style-name="Text_20_body">
      <style:text-properties officeooo:rsid="07f03539" officeooo:paragraph-rsid="07f03539"/>
    </style:style>
    <style:style style:name="P247" style:family="paragraph" style:parent-style-name="Text_20_body">
      <style:paragraph-properties style:writing-mode="lr-tb"/>
      <style:text-properties officeooo:rsid="06fe26d7" officeooo:paragraph-rsid="0730c4bf"/>
    </style:style>
    <style:style style:name="P248" style:family="paragraph" style:parent-style-name="Text_20_body">
      <style:paragraph-properties style:writing-mode="lr-tb"/>
      <style:text-properties officeooo:rsid="06876c94" officeooo:paragraph-rsid="0730c4bf"/>
    </style:style>
    <style:style style:name="P249" style:family="paragraph" style:parent-style-name="Text_20_body">
      <style:paragraph-properties fo:margin-top="0.199cm" fo:margin-bottom="0.101cm" style:contextual-spacing="false"/>
      <style:text-properties officeooo:paragraph-rsid="07d4bd0b"/>
    </style:style>
    <style:style style:name="P250" style:family="paragraph" style:parent-style-name="Heading_20_1">
      <style:text-properties officeooo:rsid="0598770b" officeooo:paragraph-rsid="0598770b"/>
    </style:style>
    <style:style style:name="P251" style:family="paragraph" style:parent-style-name="Heading_20_1">
      <style:text-properties officeooo:rsid="0707c147" officeooo:paragraph-rsid="0707c147"/>
    </style:style>
    <style:style style:name="P252" style:family="paragraph" style:parent-style-name="Heading_20_2">
      <style:text-properties officeooo:rsid="07de5858" officeooo:paragraph-rsid="07de5858"/>
    </style:style>
    <style:style style:name="P253" style:family="paragraph" style:parent-style-name="Heading_20_2">
      <style:text-properties officeooo:paragraph-rsid="07d8dc42"/>
    </style:style>
    <style:style style:name="P254" style:family="paragraph" style:parent-style-name="Heading_20_3">
      <style:text-properties officeooo:rsid="07de5858"/>
    </style:style>
    <style:style style:name="P255" style:family="paragraph" style:parent-style-name="Heading_20_3">
      <style:text-properties officeooo:paragraph-rsid="07d4bd0b"/>
    </style:style>
    <style:style style:name="P256" style:family="paragraph" style:parent-style-name="Heading_20_3">
      <style:text-properties officeooo:rsid="057c5a13"/>
    </style:style>
    <style:style style:name="P257" style:family="paragraph" style:parent-style-name="Heading_20_3">
      <style:text-properties officeooo:paragraph-rsid="05d15626"/>
    </style:style>
    <style:style style:name="P258" style:family="paragraph" style:parent-style-name="Heading_20_3">
      <style:text-properties officeooo:paragraph-rsid="0730c4bf"/>
    </style:style>
    <style:style style:name="P259" style:family="paragraph" style:parent-style-name="Heading_20_3">
      <style:text-properties officeooo:rsid="06fe26d7" officeooo:paragraph-rsid="0730c4bf"/>
    </style:style>
    <style:style style:name="P260" style:family="paragraph" style:parent-style-name="Heading_20_3">
      <style:text-properties officeooo:rsid="064cb006" officeooo:paragraph-rsid="06ed2c4e"/>
    </style:style>
    <style:style style:name="P261" style:family="paragraph" style:parent-style-name="Heading_20_3">
      <style:text-properties officeooo:rsid="064cb006" officeooo:paragraph-rsid="06ec8607"/>
    </style:style>
    <style:style style:name="P262" style:family="paragraph" style:parent-style-name="Heading_20_3">
      <style:text-properties officeooo:paragraph-rsid="064b58cd"/>
    </style:style>
    <style:style style:name="P263" style:family="paragraph" style:parent-style-name="Heading_20_3">
      <style:text-properties officeooo:paragraph-rsid="07da80cb"/>
    </style:style>
    <style:style style:name="P264" style:family="paragraph" style:parent-style-name="Heading_20_4">
      <style:text-properties officeooo:paragraph-rsid="05d15626"/>
    </style:style>
    <style:style style:name="P265" style:family="paragraph" style:parent-style-name="Heading_20_4">
      <style:text-properties officeooo:paragraph-rsid="05e13583"/>
    </style:style>
    <style:style style:name="P266" style:family="paragraph" style:parent-style-name="Heading_20_4">
      <style:text-properties officeooo:paragraph-rsid="0598770b"/>
    </style:style>
    <style:style style:name="P267" style:family="paragraph" style:parent-style-name="Heading_20_4">
      <style:text-properties officeooo:rsid="05a2b816" officeooo:paragraph-rsid="05b81f53"/>
    </style:style>
    <style:style style:name="P268" style:family="paragraph" style:parent-style-name="Heading_20_4">
      <style:text-properties officeooo:rsid="05a2b816" officeooo:paragraph-rsid="05a2b816"/>
    </style:style>
    <style:style style:name="P269" style:family="paragraph" style:parent-style-name="Heading_20_4">
      <style:text-properties officeooo:paragraph-rsid="05d15013"/>
    </style:style>
    <style:style style:name="P270" style:family="paragraph" style:parent-style-name="Heading_20_4">
      <style:text-properties officeooo:paragraph-rsid="05d7da86"/>
    </style:style>
    <style:style style:name="P271" style:family="paragraph" style:parent-style-name="Heading_20_4">
      <style:text-properties officeooo:rsid="06c21060" officeooo:paragraph-rsid="06c30e5a"/>
    </style:style>
    <style:style style:name="P272" style:family="paragraph" style:parent-style-name="Heading_20_4">
      <style:text-properties officeooo:paragraph-rsid="06c30e5a"/>
    </style:style>
    <style:style style:name="P273" style:family="paragraph" style:parent-style-name="Heading_20_4">
      <style:text-properties officeooo:paragraph-rsid="05feb9fd"/>
    </style:style>
    <style:style style:name="P274" style:family="paragraph" style:parent-style-name="Heading_20_4">
      <style:text-properties officeooo:paragraph-rsid="0722168f"/>
    </style:style>
    <style:style style:name="P275" style:family="paragraph" style:parent-style-name="Heading_20_4">
      <style:text-properties officeooo:rsid="06dd0e41" officeooo:paragraph-rsid="073086e4"/>
    </style:style>
    <style:style style:name="P276" style:family="paragraph" style:parent-style-name="Heading_20_4">
      <style:text-properties officeooo:paragraph-rsid="06b7f509"/>
    </style:style>
    <style:style style:name="P277" style:family="paragraph" style:parent-style-name="Heading_20_4">
      <style:text-properties officeooo:paragraph-rsid="06be5c13"/>
    </style:style>
    <style:style style:name="P278" style:family="paragraph" style:parent-style-name="Heading_20_4">
      <style:text-properties officeooo:paragraph-rsid="06bfc431"/>
    </style:style>
    <style:style style:name="P279" style:family="paragraph" style:parent-style-name="Heading_20_4">
      <style:text-properties officeooo:paragraph-rsid="06c88b47"/>
    </style:style>
    <style:style style:name="P280" style:family="paragraph" style:parent-style-name="Heading_20_4">
      <style:text-properties officeooo:paragraph-rsid="06cee584"/>
    </style:style>
    <style:style style:name="P281" style:family="paragraph" style:parent-style-name="Heading_20_4">
      <style:text-properties officeooo:paragraph-rsid="06cf4013"/>
    </style:style>
    <style:style style:name="P282" style:family="paragraph" style:parent-style-name="Heading_20_4">
      <style:text-properties officeooo:paragraph-rsid="06cfbb90"/>
    </style:style>
    <style:style style:name="P283" style:family="paragraph" style:parent-style-name="Heading_20_4">
      <style:text-properties officeooo:paragraph-rsid="06d5b9b0"/>
    </style:style>
    <style:style style:name="P284" style:family="paragraph" style:parent-style-name="Heading_20_4">
      <style:text-properties officeooo:paragraph-rsid="06da3586"/>
    </style:style>
    <style:style style:name="P285" style:family="paragraph" style:parent-style-name="Heading_20_4">
      <style:text-properties officeooo:paragraph-rsid="06dbc190"/>
    </style:style>
    <style:style style:name="P286" style:family="paragraph" style:parent-style-name="Heading_20_4">
      <style:text-properties officeooo:paragraph-rsid="06e24276"/>
    </style:style>
    <style:style style:name="P287" style:family="paragraph" style:parent-style-name="Heading_20_4">
      <style:text-properties officeooo:paragraph-rsid="06e5f6a2"/>
    </style:style>
    <style:style style:name="P288" style:family="paragraph" style:parent-style-name="Heading_20_4">
      <style:text-properties officeooo:rsid="06e5f6a2" officeooo:paragraph-rsid="06e5f6a2"/>
    </style:style>
    <style:style style:name="P289" style:family="paragraph" style:parent-style-name="Heading_20_4">
      <style:text-properties officeooo:rsid="06fac37e" officeooo:paragraph-rsid="06fac37e"/>
    </style:style>
    <style:style style:name="P290" style:family="paragraph" style:parent-style-name="Heading_20_4">
      <style:text-properties officeooo:rsid="07ed0616" officeooo:paragraph-rsid="07ed0616"/>
    </style:style>
    <style:style style:name="P291" style:family="paragraph" style:parent-style-name="Heading_20_4">
      <style:text-properties officeooo:paragraph-rsid="0710f5a2"/>
    </style:style>
    <style:style style:name="P292" style:family="paragraph" style:parent-style-name="Heading_20_4">
      <style:text-properties officeooo:paragraph-rsid="07161918"/>
    </style:style>
    <style:style style:name="P293" style:family="paragraph" style:parent-style-name="Heading_20_4">
      <style:text-properties officeooo:rsid="071921cf" officeooo:paragraph-rsid="071921cf"/>
    </style:style>
    <style:style style:name="P294" style:family="paragraph" style:parent-style-name="Heading_20_4">
      <style:text-properties officeooo:rsid="071921cf" officeooo:paragraph-rsid="071c9d20"/>
    </style:style>
    <style:style style:name="P295" style:family="paragraph" style:parent-style-name="Heading_20_4">
      <style:text-properties officeooo:paragraph-rsid="070193fa"/>
    </style:style>
    <style:style style:name="P296" style:family="paragraph" style:parent-style-name="Heading_20_4">
      <style:text-properties officeooo:paragraph-rsid="06ed2c4e"/>
    </style:style>
    <style:style style:name="P297" style:family="paragraph" style:parent-style-name="Heading_20_4">
      <style:text-properties officeooo:paragraph-rsid="06f5969b"/>
    </style:style>
    <style:style style:name="P298" style:family="paragraph" style:parent-style-name="Heading_20_4">
      <style:text-properties officeooo:paragraph-rsid="064b58cd"/>
    </style:style>
    <style:style style:name="P299" style:family="paragraph" style:parent-style-name="Heading_20_4">
      <style:text-properties officeooo:paragraph-rsid="06ec0299"/>
    </style:style>
    <style:style style:name="P300" style:family="paragraph" style:parent-style-name="Heading_20_4">
      <style:text-properties officeooo:paragraph-rsid="0724ffcd"/>
    </style:style>
    <style:style style:name="P301" style:family="paragraph" style:parent-style-name="Heading_20_4">
      <style:text-properties officeooo:paragraph-rsid="07267c5b"/>
    </style:style>
    <style:style style:name="P302" style:family="paragraph" style:parent-style-name="Heading_20_4">
      <style:text-properties officeooo:rsid="06bd0b79" officeooo:paragraph-rsid="07267c5b"/>
    </style:style>
    <style:style style:name="P303" style:family="paragraph" style:parent-style-name="Heading_20_4">
      <style:text-properties officeooo:rsid="072b746c" officeooo:paragraph-rsid="072b746c"/>
    </style:style>
    <style:style style:name="P304" style:family="paragraph" style:parent-style-name="Heading_20_4">
      <style:text-properties officeooo:rsid="072b746c" officeooo:paragraph-rsid="072c3e18"/>
    </style:style>
    <style:style style:name="P305" style:family="paragraph" style:parent-style-name="Heading_20_4">
      <style:text-properties officeooo:rsid="072b746c" officeooo:paragraph-rsid="073086e4"/>
    </style:style>
    <style:style style:name="P306" style:family="paragraph" style:parent-style-name="Heading_20_4">
      <style:text-properties officeooo:paragraph-rsid="07424aba"/>
    </style:style>
    <style:style style:name="P307" style:family="paragraph" style:parent-style-name="Heading_20_4">
      <style:text-properties officeooo:paragraph-rsid="074489b5"/>
    </style:style>
    <style:style style:name="P308" style:family="paragraph" style:parent-style-name="Heading_20_4">
      <style:text-properties officeooo:paragraph-rsid="07456381"/>
    </style:style>
    <style:style style:name="P309" style:family="paragraph" style:parent-style-name="Heading_20_4">
      <style:text-properties officeooo:paragraph-rsid="073ebb76"/>
    </style:style>
    <style:style style:name="P310" style:family="paragraph" style:parent-style-name="Heading_20_4">
      <style:text-properties officeooo:paragraph-rsid="07de5858"/>
    </style:style>
    <style:style style:name="P311" style:family="paragraph" style:parent-style-name="Heading_20_4">
      <style:text-properties officeooo:paragraph-rsid="07dac6b2"/>
    </style:style>
    <style:style style:name="P312" style:family="paragraph" style:parent-style-name="Heading_20_4">
      <style:text-properties officeooo:paragraph-rsid="07da80cb"/>
    </style:style>
    <style:style style:name="P313" style:family="paragraph" style:parent-style-name="Heading_20_4">
      <style:text-properties officeooo:paragraph-rsid="07dbb180"/>
    </style:style>
    <style:style style:name="P314" style:family="paragraph" style:parent-style-name="Heading_20_5">
      <style:text-properties officeooo:paragraph-rsid="07d4bd0b"/>
    </style:style>
    <style:style style:name="P315" style:family="paragraph" style:parent-style-name="Heading_20_5">
      <style:text-properties officeooo:paragraph-rsid="0730c4bf"/>
    </style:style>
    <style:style style:name="P316" style:family="paragraph" style:parent-style-name="Heading_20_5">
      <style:text-properties fo:font-style="normal" officeooo:paragraph-rsid="07de5858" style:font-style-asian="normal" style:font-style-complex="normal"/>
    </style:style>
    <style:style style:name="P317" style:family="paragraph" style:parent-style-name="Text_20_body" style:master-page-name="Standard">
      <style:paragraph-properties style:page-number="auto"/>
      <style:text-properties officeooo:rsid="07e7a0bf" officeooo:paragraph-rsid="07e7a0bf"/>
    </style:style>
    <style:style style:name="P318" style:family="paragraph" style:parent-style-name="Text_20_body" style:list-style-name="L1">
      <style:text-properties officeooo:rsid="075a941e" officeooo:paragraph-rsid="07d4bd0b"/>
    </style:style>
    <style:style style:name="P319" style:family="paragraph" style:parent-style-name="Text_20_body" style:list-style-name="L2">
      <style:text-properties officeooo:rsid="058dbed4" officeooo:paragraph-rsid="07d4bd0b"/>
    </style:style>
    <style:style style:name="P320" style:family="paragraph" style:parent-style-name="Text_20_body" style:list-style-name="L3">
      <style:text-properties officeooo:rsid="070ac113" officeooo:paragraph-rsid="07d4bd0b"/>
    </style:style>
    <style:style style:name="P321" style:family="paragraph" style:parent-style-name="Text_20_body" style:list-style-name="L3">
      <style:text-properties officeooo:rsid="0761c9c7" officeooo:paragraph-rsid="07d4bd0b"/>
    </style:style>
    <style:style style:name="P322" style:family="paragraph" style:parent-style-name="Text_20_body" style:list-style-name="L4">
      <style:text-properties officeooo:rsid="05750105" officeooo:paragraph-rsid="05750105"/>
    </style:style>
    <style:style style:name="P323" style:family="paragraph" style:parent-style-name="Text_20_body" style:list-style-name="L4">
      <style:text-properties officeooo:rsid="05750105" officeooo:paragraph-rsid="05762615"/>
    </style:style>
    <style:style style:name="P324" style:family="paragraph" style:parent-style-name="Text_20_body" style:list-style-name="L4">
      <style:text-properties officeooo:rsid="05750105" officeooo:paragraph-rsid="07604bca"/>
    </style:style>
    <style:style style:name="P325" style:family="paragraph" style:parent-style-name="Text_20_body" style:list-style-name="L4">
      <style:text-properties officeooo:rsid="07573aa5" officeooo:paragraph-rsid="07573aa5"/>
    </style:style>
    <style:style style:name="P326" style:family="paragraph" style:parent-style-name="Text_20_body" style:list-style-name="L4">
      <style:text-properties officeooo:rsid="07573aa5" officeooo:paragraph-rsid="075b514d"/>
    </style:style>
    <style:style style:name="P327" style:family="paragraph" style:parent-style-name="Text_20_body" style:list-style-name="L4">
      <style:text-properties officeooo:rsid="0761443e" officeooo:paragraph-rsid="0761443e"/>
    </style:style>
    <style:style style:name="P328" style:family="paragraph" style:parent-style-name="Text_20_body" style:list-style-name="L4">
      <style:text-properties officeooo:rsid="058e05c4" officeooo:paragraph-rsid="058e05c4"/>
    </style:style>
    <style:style style:name="P329" style:family="paragraph" style:parent-style-name="Text_20_body" style:list-style-name="L4">
      <style:text-properties officeooo:rsid="058f841c" officeooo:paragraph-rsid="07521973"/>
    </style:style>
    <style:style style:name="P330" style:family="paragraph" style:parent-style-name="Text_20_body" style:list-style-name="L4">
      <style:text-properties officeooo:rsid="058a5717" officeooo:paragraph-rsid="074fb2b1"/>
    </style:style>
    <style:style style:name="P331" style:family="paragraph" style:parent-style-name="Text_20_body" style:list-style-name="L4">
      <style:text-properties officeooo:rsid="07521973" officeooo:paragraph-rsid="07521973"/>
    </style:style>
    <style:style style:name="P332" style:family="paragraph" style:parent-style-name="Text_20_body" style:list-style-name="L4">
      <style:text-properties officeooo:rsid="074cd7df" officeooo:paragraph-rsid="074fb2b1"/>
    </style:style>
    <style:style style:name="P333" style:family="paragraph" style:parent-style-name="Text_20_body" style:list-style-name="L4">
      <style:text-properties officeooo:rsid="0593a500" officeooo:paragraph-rsid="0593a500"/>
    </style:style>
    <style:style style:name="P334" style:family="paragraph" style:parent-style-name="Text_20_body" style:list-style-name="L4">
      <style:text-properties officeooo:rsid="06de0172" officeooo:paragraph-rsid="06de0172"/>
    </style:style>
    <style:style style:name="P335" style:family="paragraph" style:parent-style-name="Text_20_body" style:list-style-name="L4">
      <style:text-properties officeooo:rsid="05910d88" officeooo:paragraph-rsid="05910d88"/>
    </style:style>
    <style:style style:name="P336" style:family="paragraph" style:parent-style-name="Text_20_body" style:list-style-name="L4">
      <style:text-properties officeooo:rsid="0591e85f" officeooo:paragraph-rsid="0591e85f"/>
    </style:style>
    <style:style style:name="P337" style:family="paragraph" style:parent-style-name="Text_20_body" style:list-style-name="L5">
      <style:text-properties officeooo:rsid="058763ff" officeooo:paragraph-rsid="058763ff"/>
    </style:style>
    <style:style style:name="P338" style:family="paragraph" style:parent-style-name="Text_20_body" style:list-style-name="L4">
      <style:text-properties officeooo:rsid="07604bca" officeooo:paragraph-rsid="07843a21"/>
    </style:style>
    <style:style style:name="P339" style:family="paragraph" style:parent-style-name="Text_20_body" style:list-style-name="L4">
      <style:text-properties officeooo:rsid="077b3685" officeooo:paragraph-rsid="07843a21"/>
    </style:style>
    <style:style style:name="P340" style:family="paragraph" style:parent-style-name="Text_20_body" style:list-style-name="L6">
      <style:text-properties officeooo:rsid="07d8dc42" officeooo:paragraph-rsid="07d8dc42"/>
    </style:style>
    <style:style style:name="P341" style:family="paragraph" style:parent-style-name="Text_20_body" style:list-style-name="L8">
      <style:text-properties officeooo:rsid="07d8dc42" officeooo:paragraph-rsid="07d8dc42"/>
    </style:style>
    <style:style style:name="P342" style:family="paragraph" style:parent-style-name="Text_20_body" style:list-style-name="L7">
      <style:text-properties officeooo:paragraph-rsid="07d4bd0b"/>
    </style:style>
    <style:style style:name="P343" style:family="paragraph" style:parent-style-name="Text_20_body" style:list-style-name="L9">
      <style:text-properties officeooo:rsid="05ac1cc8" officeooo:paragraph-rsid="05e13583"/>
    </style:style>
    <style:style style:name="P344" style:family="paragraph" style:parent-style-name="Text_20_body" style:list-style-name="L10">
      <style:text-properties officeooo:rsid="059bd63c" officeooo:paragraph-rsid="059bd63c"/>
    </style:style>
    <style:style style:name="P345" style:family="paragraph" style:parent-style-name="Text_20_body" style:list-style-name="L11">
      <style:text-properties officeooo:rsid="05b939a0" officeooo:paragraph-rsid="05b939a0"/>
    </style:style>
    <style:style style:name="P346" style:family="paragraph" style:parent-style-name="Text_20_body" style:list-style-name="L12">
      <style:text-properties officeooo:paragraph-rsid="0730c4bf"/>
    </style:style>
    <style:style style:name="P347" style:family="paragraph" style:parent-style-name="Text_20_body" style:list-style-name="L12">
      <style:text-properties fo:font-weight="normal" officeooo:rsid="0625e3cf" officeooo:paragraph-rsid="0730c4bf" style:font-weight-asian="normal" style:font-weight-complex="normal"/>
    </style:style>
    <style:style style:name="P348" style:family="paragraph" style:parent-style-name="Text_20_body" style:list-style-name="L12">
      <style:text-properties fo:font-weight="normal" officeooo:rsid="066392d4" officeooo:paragraph-rsid="0730c4bf" style:font-weight-asian="normal" style:font-weight-complex="normal"/>
    </style:style>
    <style:style style:name="P349" style:family="paragraph" style:parent-style-name="Text_20_body" style:list-style-name="L13">
      <style:text-properties officeooo:rsid="07779015" officeooo:paragraph-rsid="07779015"/>
    </style:style>
    <style:style style:name="P350" style:family="paragraph" style:parent-style-name="Text_20_body" style:list-style-name="L14">
      <style:text-properties officeooo:paragraph-rsid="079401c0"/>
    </style:style>
    <style:style style:name="P351" style:family="paragraph" style:parent-style-name="Text_20_body" style:list-style-name="L15">
      <style:text-properties officeooo:paragraph-rsid="05ecda0e"/>
    </style:style>
    <style:style style:name="P352" style:family="paragraph" style:parent-style-name="Text_20_body" style:list-style-name="L15">
      <style:text-properties fo:language="cs" fo:country="CZ" officeooo:rsid="05ec6a2c" officeooo:paragraph-rsid="05ec6a2c"/>
    </style:style>
    <style:style style:name="P353" style:family="paragraph" style:parent-style-name="Text_20_body" style:list-style-name="L15">
      <style:text-properties officeooo:rsid="05ec6a2c" officeooo:paragraph-rsid="05ec6a2c"/>
    </style:style>
    <style:style style:name="P354" style:family="paragraph" style:parent-style-name="Text_20_body" style:list-style-name="L16"/>
    <style:style style:name="P355" style:family="paragraph" style:parent-style-name="Text_20_body" style:list-style-name="L16">
      <style:text-properties officeooo:rsid="05f747b9" officeooo:paragraph-rsid="05f747b9"/>
    </style:style>
    <style:style style:name="P356" style:family="paragraph" style:parent-style-name="Text_20_body" style:list-style-name="L17">
      <style:text-properties officeooo:paragraph-rsid="0619d571"/>
    </style:style>
    <style:style style:name="P357" style:family="paragraph" style:parent-style-name="Text_20_body" style:list-style-name="L17">
      <style:text-properties officeooo:rsid="0619d571" officeooo:paragraph-rsid="0619d571"/>
    </style:style>
    <style:style style:name="P358" style:family="paragraph" style:parent-style-name="Text_20_body" style:list-style-name="L18">
      <style:text-properties officeooo:paragraph-rsid="061b5b1e"/>
    </style:style>
    <style:style style:name="P359" style:family="paragraph" style:parent-style-name="Text_20_body" style:list-style-name="L18">
      <style:text-properties officeooo:rsid="061bba8e" officeooo:paragraph-rsid="061bba8e"/>
    </style:style>
    <style:style style:name="P360" style:family="paragraph" style:parent-style-name="Text_20_body" style:list-style-name="L19">
      <style:text-properties officeooo:paragraph-rsid="07accf9c"/>
    </style:style>
    <style:style style:name="P361" style:family="paragraph" style:parent-style-name="Text_20_body" style:list-style-name="L20">
      <style:text-properties officeooo:paragraph-rsid="07accf9c"/>
    </style:style>
    <style:style style:name="P362" style:family="paragraph" style:parent-style-name="Text_20_body" style:list-style-name="L21">
      <style:text-properties fo:font-style="italic" officeooo:rsid="06c8c4b8" style:font-style-asian="italic" style:font-style-complex="italic"/>
    </style:style>
    <style:style style:name="P363" style:family="paragraph" style:parent-style-name="Text_20_body" style:list-style-name="L21">
      <style:text-properties fo:font-style="italic" officeooo:rsid="06c8c4b8" officeooo:paragraph-rsid="06c8c4b8" style:font-style-asian="italic" style:font-style-complex="italic"/>
    </style:style>
    <style:style style:name="P364" style:family="paragraph" style:parent-style-name="Text_20_body" style:list-style-name="L22">
      <style:text-properties fo:font-style="italic" officeooo:rsid="06c8c4b8" officeooo:paragraph-rsid="06c8c4b8" style:font-style-asian="italic" style:font-style-complex="italic"/>
    </style:style>
    <style:style style:name="P365" style:family="paragraph" style:parent-style-name="Text_20_body" style:list-style-name="L23">
      <style:text-properties officeooo:paragraph-rsid="06cf01b5"/>
    </style:style>
    <style:style style:name="P366" style:family="paragraph" style:parent-style-name="Text_20_body" style:list-style-name="L23">
      <style:text-properties officeooo:rsid="06cee584" officeooo:paragraph-rsid="06cf01b5"/>
    </style:style>
    <style:style style:name="P367" style:family="paragraph" style:parent-style-name="Text_20_body" style:list-style-name="L24">
      <style:text-properties officeooo:paragraph-rsid="07b47c0f"/>
    </style:style>
    <style:style style:name="P368" style:family="paragraph" style:parent-style-name="Text_20_body" style:list-style-name="L24">
      <style:text-properties officeooo:paragraph-rsid="073ebb76"/>
    </style:style>
    <style:style style:name="P369" style:family="paragraph" style:parent-style-name="Text_20_body" style:list-style-name="L24">
      <style:text-properties officeooo:rsid="06d1eff4" officeooo:paragraph-rsid="06d1eff4"/>
    </style:style>
    <style:style style:name="P370" style:family="paragraph" style:parent-style-name="Text_20_body" style:list-style-name="L24">
      <style:text-properties officeooo:rsid="06d60a2d" officeooo:paragraph-rsid="06d60a2d"/>
    </style:style>
    <style:style style:name="P371" style:family="paragraph" style:parent-style-name="Text_20_body" style:list-style-name="L24">
      <style:text-properties officeooo:rsid="06d8eb05" officeooo:paragraph-rsid="06d8eb05"/>
    </style:style>
    <style:style style:name="P372" style:family="paragraph" style:parent-style-name="Text_20_body" style:list-style-name="L25">
      <style:text-properties officeooo:paragraph-rsid="07b8167a"/>
    </style:style>
    <style:style style:name="P373" style:family="paragraph" style:parent-style-name="Text_20_body" style:list-style-name="L26">
      <style:text-properties fo:font-style="normal" officeooo:rsid="06dbeebd" officeooo:paragraph-rsid="06dbeebd" style:font-style-asian="normal" style:font-style-complex="normal"/>
    </style:style>
    <style:style style:name="P374" style:family="paragraph" style:parent-style-name="Text_20_body" style:list-style-name="L33">
      <style:text-properties fo:font-style="normal" officeooo:rsid="071e238e" officeooo:paragraph-rsid="07c462ed" style:font-style-asian="normal" style:font-style-complex="normal"/>
    </style:style>
    <style:style style:name="P375" style:family="paragraph" style:parent-style-name="Text_20_body" style:list-style-name="L33">
      <style:text-properties fo:font-style="normal" officeooo:rsid="071e238e" officeooo:paragraph-rsid="071e238e" style:font-style-asian="normal" style:font-style-complex="normal"/>
    </style:style>
    <style:style style:name="P376" style:family="paragraph" style:parent-style-name="Text_20_body" style:list-style-name="L33">
      <style:text-properties fo:font-style="normal" officeooo:rsid="07c462ed" officeooo:paragraph-rsid="07c462ed" style:font-style-asian="normal" style:font-style-complex="normal"/>
    </style:style>
    <style:style style:name="P377" style:family="paragraph" style:parent-style-name="Text_20_body" style:list-style-name="L34">
      <style:text-properties fo:font-style="normal" officeooo:rsid="07035512" officeooo:paragraph-rsid="07035512" style:font-style-asian="normal" style:font-style-complex="normal"/>
    </style:style>
    <style:style style:name="P378" style:family="paragraph" style:parent-style-name="Text_20_body" style:list-style-name="L27">
      <style:text-properties officeooo:paragraph-rsid="06e329e3"/>
    </style:style>
    <style:style style:name="P379" style:family="paragraph" style:parent-style-name="Text_20_body" style:list-style-name="L28"/>
    <style:style style:name="P380" style:family="paragraph" style:parent-style-name="Text_20_body" style:list-style-name="L28">
      <style:text-properties officeooo:rsid="06e5f6a2" officeooo:paragraph-rsid="06e5f6a2"/>
    </style:style>
    <style:style style:name="P381" style:family="paragraph" style:parent-style-name="Text_20_body" style:list-style-name="L29">
      <style:text-properties officeooo:rsid="06e5f6a2" officeooo:paragraph-rsid="06e5f6a2"/>
    </style:style>
    <style:style style:name="P382" style:family="paragraph" style:parent-style-name="Text_20_body" style:list-style-name="L28">
      <style:text-properties officeooo:rsid="07eccdc8" officeooo:paragraph-rsid="06e5f6a2"/>
    </style:style>
    <style:style style:name="P383" style:family="paragraph" style:parent-style-name="Text_20_body" style:list-style-name="L30">
      <style:text-properties officeooo:rsid="06bb8a96" officeooo:paragraph-rsid="06bb8a96"/>
    </style:style>
    <style:style style:name="P384" style:family="paragraph" style:parent-style-name="Text_20_body" style:list-style-name="L31">
      <style:text-properties officeooo:rsid="05efdef8" officeooo:paragraph-rsid="05efdef8"/>
    </style:style>
    <style:style style:name="P385" style:family="paragraph" style:parent-style-name="Text_20_body" style:list-style-name="L32">
      <style:text-properties officeooo:rsid="07c1fffa" officeooo:paragraph-rsid="07c1fffa"/>
    </style:style>
    <style:style style:name="P386" style:family="paragraph" style:parent-style-name="Text_20_body" style:list-style-name="L35">
      <style:text-properties officeooo:rsid="06ef18d5" officeooo:paragraph-rsid="06ef18d5"/>
    </style:style>
    <style:style style:name="P387" style:family="paragraph" style:parent-style-name="Text_20_body" style:list-style-name="L36">
      <style:text-properties officeooo:rsid="06f393a3" officeooo:paragraph-rsid="06f393a3"/>
    </style:style>
    <style:style style:name="P388" style:family="paragraph" style:parent-style-name="Text_20_body" style:list-style-name="L37">
      <style:text-properties officeooo:paragraph-rsid="06ec0299"/>
    </style:style>
    <style:style style:name="P389" style:family="paragraph" style:parent-style-name="Text_20_body" style:list-style-name="L37">
      <style:text-properties officeooo:rsid="06eb387d" officeooo:paragraph-rsid="06ec0299"/>
    </style:style>
    <style:style style:name="P390" style:family="paragraph" style:parent-style-name="Text_20_body" style:list-style-name="L38">
      <style:text-properties officeooo:paragraph-rsid="07cb586d"/>
    </style:style>
    <style:style style:name="P391" style:family="paragraph" style:parent-style-name="Text_20_body" style:list-style-name="L38">
      <style:text-properties officeooo:rsid="07267c5b" officeooo:paragraph-rsid="07267c5b"/>
    </style:style>
    <style:style style:name="P392" style:family="paragraph" style:parent-style-name="Text_20_body" style:list-style-name="L39">
      <style:text-properties officeooo:rsid="07278cdd" officeooo:paragraph-rsid="07278cdd"/>
    </style:style>
    <style:style style:name="P393" style:family="paragraph" style:parent-style-name="Text_20_body" style:list-style-name="L39">
      <style:text-properties officeooo:rsid="0729abf2" officeooo:paragraph-rsid="0729abf2"/>
    </style:style>
    <style:style style:name="P394" style:family="paragraph" style:parent-style-name="Text_20_body" style:list-style-name="L40">
      <style:text-properties officeooo:paragraph-rsid="073086e4"/>
    </style:style>
    <style:style style:name="P395" style:family="paragraph" style:parent-style-name="Text_20_body" style:list-style-name="L40">
      <style:text-properties officeooo:rsid="073086e4" officeooo:paragraph-rsid="073086e4"/>
    </style:style>
    <style:style style:name="P396" style:family="paragraph" style:parent-style-name="Text_20_body" style:list-style-name="L41">
      <style:text-properties officeooo:rsid="07436853" officeooo:paragraph-rsid="07436853"/>
    </style:style>
    <style:style style:name="P397" style:family="paragraph" style:parent-style-name="Text_20_body" style:list-style-name="L42">
      <style:text-properties officeooo:rsid="07456381" officeooo:paragraph-rsid="07456381"/>
    </style:style>
    <style:style style:name="P398" style:family="paragraph" style:parent-style-name="Text_20_body" style:list-style-name="L24">
      <style:text-properties officeooo:rsid="073ebb76" officeooo:paragraph-rsid="073ebb76"/>
    </style:style>
    <style:style style:name="P399" style:family="paragraph" style:parent-style-name="Text_20_body" style:list-style-name="L43">
      <style:text-properties officeooo:paragraph-rsid="07da80cb"/>
    </style:style>
    <style:style style:name="P400" style:family="paragraph" style:parent-style-name="Text_20_body" style:list-style-name="L43">
      <style:text-properties officeooo:rsid="07d2dc7a" officeooo:paragraph-rsid="07da80cb"/>
    </style:style>
    <style:style style:name="P401" style:family="paragraph" style:parent-style-name="Text_20_body" style:list-style-name="L44">
      <style:text-properties officeooo:rsid="07d2dc7a" officeooo:paragraph-rsid="07da80cb"/>
    </style:style>
    <style:style style:name="P402" style:family="paragraph" style:parent-style-name="Text_20_body" style:list-style-name="L45">
      <style:text-properties officeooo:rsid="07e9772c" officeooo:paragraph-rsid="07e9772c"/>
    </style:style>
    <style:style style:name="P403" style:family="paragraph" style:parent-style-name="Text_20_body" style:list-style-name="L12">
      <style:paragraph-properties style:writing-mode="lr-tb"/>
      <style:text-properties fo:font-weight="normal" officeooo:rsid="066392d4" officeooo:paragraph-rsid="0730c4bf"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57ac9fd" style:font-style-asian="italic" style:font-style-complex="italic"/>
    </style:style>
    <style:style style:name="T3" style:family="text">
      <style:text-properties fo:font-style="italic" officeooo:rsid="05fd5486" style:font-style-asian="italic" style:font-style-complex="italic"/>
    </style:style>
    <style:style style:name="T4" style:family="text">
      <style:text-properties fo:font-style="italic" officeooo:rsid="0600d106" style:font-style-asian="italic" style:font-style-complex="italic"/>
    </style:style>
    <style:style style:name="T5" style:family="text">
      <style:text-properties fo:font-style="italic" officeooo:rsid="060a11ad" style:font-style-asian="italic" style:font-style-complex="italic"/>
    </style:style>
    <style:style style:name="T6" style:family="text">
      <style:text-properties fo:font-style="italic" officeooo:rsid="061388ba" style:font-style-asian="italic" style:font-style-complex="italic"/>
    </style:style>
    <style:style style:name="T7" style:family="text">
      <style:text-properties fo:font-style="italic" officeooo:rsid="061b5b1e" style:font-style-asian="italic" style:font-style-complex="italic"/>
    </style:style>
    <style:style style:name="T8" style:family="text">
      <style:text-properties fo:font-style="italic" officeooo:rsid="063de534" style:font-style-asian="italic" style:font-style-complex="italic"/>
    </style:style>
    <style:style style:name="T9" style:family="text">
      <style:text-properties fo:font-style="italic" officeooo:rsid="064e4d83" style:font-style-asian="italic" style:font-style-complex="italic"/>
    </style:style>
    <style:style style:name="T10" style:family="text">
      <style:text-properties fo:font-style="italic" officeooo:rsid="064b58cd" style:font-style-asian="italic" style:font-style-complex="italic"/>
    </style:style>
    <style:style style:name="T11" style:family="text">
      <style:text-properties fo:font-style="italic" officeooo:rsid="06561f9f" style:font-style-asian="italic" style:font-style-complex="italic"/>
    </style:style>
    <style:style style:name="T12" style:family="text">
      <style:text-properties fo:font-style="italic" officeooo:rsid="065bc924" style:font-style-asian="italic" style:font-style-complex="italic"/>
    </style:style>
    <style:style style:name="T13" style:family="text">
      <style:text-properties fo:font-style="italic" officeooo:rsid="066951c3" style:font-style-asian="italic" style:font-style-complex="italic"/>
    </style:style>
    <style:style style:name="T14" style:family="text">
      <style:text-properties fo:font-style="italic" officeooo:rsid="068869fa" style:font-style-asian="italic" style:font-style-complex="italic"/>
    </style:style>
    <style:style style:name="T15" style:family="text">
      <style:text-properties fo:font-style="italic" officeooo:rsid="0697ac51" style:font-style-asian="italic" style:font-style-complex="italic"/>
    </style:style>
    <style:style style:name="T16" style:family="text">
      <style:text-properties fo:font-style="italic" officeooo:rsid="06ad16f0" style:font-style-asian="italic" style:font-style-complex="italic"/>
    </style:style>
    <style:style style:name="T17" style:family="text">
      <style:text-properties fo:font-style="italic" officeooo:rsid="06b81289" style:font-style-asian="italic" style:font-style-complex="italic"/>
    </style:style>
    <style:style style:name="T18" style:family="text">
      <style:text-properties fo:font-style="italic" officeooo:rsid="06baab08" style:font-style-asian="italic" style:font-style-complex="italic"/>
    </style:style>
    <style:style style:name="T19" style:family="text">
      <style:text-properties fo:font-style="italic" officeooo:rsid="06be5c13" style:font-style-asian="italic" style:font-style-complex="italic"/>
    </style:style>
    <style:style style:name="T20" style:family="text">
      <style:text-properties fo:font-style="italic" officeooo:rsid="06c1c324" style:font-style-asian="italic" style:font-style-complex="italic"/>
    </style:style>
    <style:style style:name="T21" style:family="text">
      <style:text-properties fo:font-style="italic" officeooo:rsid="06c28d2b" style:font-style-asian="italic" style:font-style-complex="italic"/>
    </style:style>
    <style:style style:name="T22" style:family="text">
      <style:text-properties fo:font-style="italic" officeooo:rsid="06c30e5a" style:font-style-asian="italic" style:font-style-complex="italic"/>
    </style:style>
    <style:style style:name="T23" style:family="text">
      <style:text-properties fo:font-style="italic" officeooo:rsid="06cf01b5" style:font-style-asian="italic" style:font-style-complex="italic"/>
    </style:style>
    <style:style style:name="T24" style:family="text">
      <style:text-properties fo:font-style="italic" officeooo:rsid="06cee584" style:font-style-asian="italic" style:font-style-complex="italic"/>
    </style:style>
    <style:style style:name="T25" style:family="text">
      <style:text-properties fo:font-style="italic" officeooo:rsid="063a80b5" style:font-style-asian="italic" style:font-style-complex="italic"/>
    </style:style>
    <style:style style:name="T26" style:family="text">
      <style:text-properties fo:font-style="italic" officeooo:rsid="06d842ad" style:font-style-asian="italic" style:font-style-complex="italic"/>
    </style:style>
    <style:style style:name="T27" style:family="text">
      <style:text-properties fo:font-style="italic" officeooo:rsid="06d60a2d" style:font-style-asian="italic" style:font-style-complex="italic"/>
    </style:style>
    <style:style style:name="T28" style:family="text">
      <style:text-properties fo:font-style="italic" officeooo:rsid="06e329e3" style:font-style-asian="italic" style:font-style-complex="italic"/>
    </style:style>
    <style:style style:name="T29" style:family="text">
      <style:text-properties fo:font-style="italic" officeooo:rsid="06ec0299" style:font-style-asian="italic" style:font-style-complex="italic"/>
    </style:style>
    <style:style style:name="T30" style:family="text">
      <style:text-properties fo:font-style="italic" officeooo:rsid="06ed2c4e" style:font-style-asian="italic" style:font-style-complex="italic"/>
    </style:style>
    <style:style style:name="T31" style:family="text">
      <style:text-properties fo:font-style="italic" officeooo:rsid="070f6732" style:font-style-asian="italic" style:font-style-complex="italic"/>
    </style:style>
    <style:style style:name="T32" style:family="text">
      <style:text-properties fo:font-style="italic" officeooo:rsid="07169265" style:font-style-asian="italic" style:font-style-complex="italic"/>
    </style:style>
    <style:style style:name="T33" style:family="text">
      <style:text-properties fo:font-style="italic" officeooo:rsid="06b9aa42" style:font-style-asian="italic" style:font-style-complex="italic"/>
    </style:style>
    <style:style style:name="T34" style:family="text">
      <style:text-properties fo:font-style="italic" officeooo:rsid="07228016" style:font-style-asian="italic" style:font-style-complex="italic"/>
    </style:style>
    <style:style style:name="T35" style:family="text">
      <style:text-properties fo:font-style="italic" officeooo:rsid="0722168f" style:font-style-asian="italic" style:font-style-complex="italic"/>
    </style:style>
    <style:style style:name="T36" style:family="text">
      <style:text-properties fo:font-style="italic" officeooo:rsid="0724ffcd" style:font-style-asian="italic" style:font-style-complex="italic"/>
    </style:style>
    <style:style style:name="T37" style:family="text">
      <style:text-properties fo:font-style="italic" officeooo:rsid="07267c5b" style:font-style-asian="italic" style:font-style-complex="italic"/>
    </style:style>
    <style:style style:name="T38" style:family="text">
      <style:text-properties fo:font-style="italic" officeooo:rsid="07278cdd" style:font-style-asian="italic" style:font-style-complex="italic"/>
    </style:style>
    <style:style style:name="T39" style:family="text">
      <style:text-properties fo:font-style="italic" officeooo:rsid="072c7a0f" style:font-style-asian="italic" style:font-style-complex="italic"/>
    </style:style>
    <style:style style:name="T40" style:family="text">
      <style:text-properties fo:font-style="italic" officeooo:rsid="073086e4" style:font-style-asian="italic" style:font-style-complex="italic"/>
    </style:style>
    <style:style style:name="T41" style:family="text">
      <style:text-properties fo:font-style="italic" officeooo:rsid="073ebb76" style:font-style-asian="italic" style:font-style-complex="italic"/>
    </style:style>
    <style:style style:name="T42" style:family="text">
      <style:text-properties fo:font-style="italic" officeooo:rsid="07428df0" style:font-style-asian="italic" style:font-style-complex="italic"/>
    </style:style>
    <style:style style:name="T43" style:family="text">
      <style:text-properties fo:font-style="italic" officeooo:rsid="074332db" style:font-style-asian="italic" style:font-style-complex="italic"/>
    </style:style>
    <style:style style:name="T44" style:family="text">
      <style:text-properties fo:font-style="italic" officeooo:rsid="074489b5" style:font-style-asian="italic" style:font-style-complex="italic"/>
    </style:style>
    <style:style style:name="T45" style:family="text">
      <style:text-properties fo:font-style="italic" officeooo:rsid="05b939a0" style:font-style-asian="italic" style:font-style-complex="italic"/>
    </style:style>
    <style:style style:name="T46" style:family="text">
      <style:text-properties fo:font-style="italic" officeooo:rsid="076edc54" style:font-style-asian="italic" style:font-style-complex="italic"/>
    </style:style>
    <style:style style:name="T47" style:family="text">
      <style:text-properties fo:font-style="italic" officeooo:rsid="077007fc" style:font-style-asian="italic" style:font-style-complex="italic"/>
    </style:style>
    <style:style style:name="T48" style:family="text">
      <style:text-properties fo:font-style="italic" officeooo:rsid="0771f6a3" style:font-style-asian="italic" style:font-style-complex="italic"/>
    </style:style>
    <style:style style:name="T49" style:family="text">
      <style:text-properties fo:font-style="italic" officeooo:rsid="0791e415" style:font-style-asian="italic" style:font-style-complex="italic"/>
    </style:style>
    <style:style style:name="T50" style:family="text">
      <style:text-properties fo:font-style="italic" officeooo:rsid="07b61e88" style:font-style-asian="italic" style:font-style-complex="italic"/>
    </style:style>
    <style:style style:name="T51" style:family="text">
      <style:text-properties fo:font-style="italic" officeooo:rsid="07b8167a" style:font-style-asian="italic" style:font-style-complex="italic"/>
    </style:style>
    <style:style style:name="T52" style:family="text">
      <style:text-properties fo:font-style="italic" officeooo:rsid="06f4bd26" style:font-style-asian="italic" style:font-style-complex="italic"/>
    </style:style>
    <style:style style:name="T53" style:family="text">
      <style:text-properties fo:font-style="italic" officeooo:rsid="072c15f1" style:font-style-asian="italic" style:font-style-complex="italic"/>
    </style:style>
    <style:style style:name="T54" style:family="text">
      <style:text-properties fo:font-style="italic" officeooo:rsid="07cb586d" style:font-style-asian="italic" style:font-style-complex="italic"/>
    </style:style>
    <style:style style:name="T55" style:family="text">
      <style:text-properties fo:font-style="italic" officeooo:rsid="07cfe1b3" style:font-style-asian="italic" style:font-style-complex="italic"/>
    </style:style>
    <style:style style:name="T56" style:family="text">
      <style:text-properties fo:font-style="italic" officeooo:rsid="07d2dc7a" style:font-style-asian="italic" style:font-style-complex="italic"/>
    </style:style>
    <style:style style:name="T57" style:family="text">
      <style:text-properties fo:font-style="italic" style:text-underline-style="none" style:font-style-asian="italic" style:font-style-complex="italic"/>
    </style:style>
    <style:style style:name="T58" style:family="text">
      <style:text-properties fo:font-style="italic" style:text-underline-style="none" officeooo:rsid="0644a098" style:font-style-asian="italic" style:font-style-complex="italic"/>
    </style:style>
    <style:style style:name="T59" style:family="text">
      <style:text-properties fo:font-style="italic" style:text-underline-style="none" officeooo:rsid="06764eaa" style:font-style-asian="italic" style:font-style-complex="italic"/>
    </style:style>
    <style:style style:name="T60" style:family="text">
      <style:text-properties fo:font-style="italic" style:text-underline-style="none" officeooo:rsid="06783fd8" style:font-style-asian="italic" style:font-style-complex="italic"/>
    </style:style>
    <style:style style:name="T61" style:family="text">
      <style:text-properties fo:font-style="italic" style:text-underline-style="none" officeooo:rsid="067b4c39" style:font-style-asian="italic" style:font-style-complex="italic"/>
    </style:style>
    <style:style style:name="T62" style:family="text">
      <style:text-properties fo:font-style="italic" style:text-underline-style="none" officeooo:rsid="05a99cbc" style:font-style-asian="italic" style:font-style-complex="italic"/>
    </style:style>
    <style:style style:name="T63" style:family="text">
      <style:text-properties fo:font-weight="bold" style:font-weight-asian="bold" style:font-weight-complex="bold"/>
    </style:style>
    <style:style style:name="T64" style:family="text">
      <style:text-properties fo:font-weight="bold" officeooo:rsid="058f841c" style:font-weight-asian="bold" style:font-weight-complex="bold"/>
    </style:style>
    <style:style style:name="T65" style:family="text">
      <style:text-properties fo:font-weight="bold" officeooo:rsid="070ac113" style:font-weight-asian="bold" style:font-weight-complex="bold"/>
    </style:style>
    <style:style style:name="T66" style:family="text">
      <style:text-properties fo:font-weight="bold" officeooo:rsid="075b514d" style:font-weight-asian="bold" style:font-weight-complex="bold"/>
    </style:style>
    <style:style style:name="T67" style:family="text">
      <style:text-properties fo:font-weight="bold" officeooo:rsid="07ac7413" style:font-weight-asian="bold" style:font-weight-complex="bold"/>
    </style:style>
    <style:style style:name="T68" style:family="text">
      <style:text-properties style:text-underline-style="none"/>
    </style:style>
    <style:style style:name="T69" style:family="text">
      <style:text-properties style:text-underline-style="none" officeooo:rsid="059db101"/>
    </style:style>
    <style:style style:name="T70" style:family="text">
      <style:text-properties style:text-underline-style="none" officeooo:rsid="0598770b"/>
    </style:style>
    <style:style style:name="T71" style:family="text">
      <style:text-properties style:text-underline-style="none" officeooo:rsid="05a4e4a2"/>
    </style:style>
    <style:style style:name="T72" style:family="text">
      <style:text-properties style:text-underline-style="none" officeooo:rsid="05a6a519"/>
    </style:style>
    <style:style style:name="T73" style:family="text">
      <style:text-properties style:text-underline-style="none" officeooo:rsid="05a7df8c"/>
    </style:style>
    <style:style style:name="T74" style:family="text">
      <style:text-properties style:text-underline-style="none" officeooo:rsid="05a99cbc"/>
    </style:style>
    <style:style style:name="T75" style:family="text">
      <style:text-properties style:text-underline-style="none" officeooo:rsid="05aa3a98"/>
    </style:style>
    <style:style style:name="T76" style:family="text">
      <style:text-properties style:text-underline-style="none" officeooo:rsid="05b287ee"/>
    </style:style>
    <style:style style:name="T77" style:family="text">
      <style:text-properties style:text-underline-style="none" officeooo:rsid="05d15626"/>
    </style:style>
    <style:style style:name="T78" style:family="text">
      <style:text-properties style:text-underline-style="none" officeooo:rsid="05df7691"/>
    </style:style>
    <style:style style:name="T79" style:family="text">
      <style:text-properties style:text-underline-style="none" officeooo:rsid="05e0bd72"/>
    </style:style>
    <style:style style:name="T80" style:family="text">
      <style:text-properties style:text-underline-style="none" officeooo:rsid="05e0f4a5"/>
    </style:style>
    <style:style style:name="T81" style:family="text">
      <style:text-properties style:text-underline-style="none" officeooo:rsid="064318f8"/>
    </style:style>
    <style:style style:name="T82" style:family="text">
      <style:text-properties style:text-underline-style="none" officeooo:rsid="06454e4c"/>
    </style:style>
    <style:style style:name="T83" style:family="text">
      <style:text-properties style:text-underline-style="none" officeooo:rsid="0670989b"/>
    </style:style>
    <style:style style:name="T84" style:family="text">
      <style:text-properties style:text-underline-style="none" officeooo:rsid="0679c9b6"/>
    </style:style>
    <style:style style:name="T85" style:family="text">
      <style:text-properties style:text-underline-style="none" officeooo:rsid="076585c1"/>
    </style:style>
    <style:style style:name="T86" style:family="text">
      <style:text-properties style:text-underline-style="none" officeooo:rsid="07678491"/>
    </style:style>
    <style:style style:name="T87" style:family="text">
      <style:text-properties style:text-underline-style="none" officeooo:rsid="079dd111"/>
    </style:style>
    <style:style style:name="T88" style:family="text">
      <style:text-properties officeooo:rsid="057ac9fd"/>
    </style:style>
    <style:style style:name="T89" style:family="text">
      <style:text-properties officeooo:rsid="0598770b"/>
    </style:style>
    <style:style style:name="T90" style:family="text">
      <style:text-properties officeooo:rsid="059974a3"/>
    </style:style>
    <style:style style:name="T91" style:family="text">
      <style:text-properties officeooo:rsid="059bd63c"/>
    </style:style>
    <style:style style:name="T92" style:family="text">
      <style:text-properties officeooo:rsid="05b18d15"/>
    </style:style>
    <style:style style:name="T93" style:family="text">
      <style:text-properties officeooo:rsid="05b939a0"/>
    </style:style>
    <style:style style:name="T94" style:family="text">
      <style:text-properties officeooo:rsid="05bf80bf"/>
    </style:style>
    <style:style style:name="T95" style:family="text">
      <style:text-properties officeooo:rsid="05c5e953"/>
    </style:style>
    <style:style style:name="T96" style:family="text">
      <style:text-properties officeooo:rsid="05cbee9b"/>
    </style:style>
    <style:style style:name="T97" style:family="text">
      <style:text-properties officeooo:rsid="05cc2000"/>
    </style:style>
    <style:style style:name="T98" style:family="text">
      <style:text-properties officeooo:rsid="05cda847"/>
    </style:style>
    <style:style style:name="T99" style:family="text">
      <style:text-properties officeooo:rsid="05cdcb0a"/>
    </style:style>
    <style:style style:name="T100" style:family="text">
      <style:text-properties officeooo:rsid="05cf3e66"/>
    </style:style>
    <style:style style:name="T101" style:family="text">
      <style:text-properties officeooo:rsid="05d15013"/>
    </style:style>
    <style:style style:name="T102" style:family="text">
      <style:text-properties officeooo:rsid="05d15626"/>
    </style:style>
    <style:style style:name="T103" style:family="text">
      <style:text-properties officeooo:rsid="05d31d71"/>
    </style:style>
    <style:style style:name="T104" style:family="text">
      <style:text-properties officeooo:rsid="05d4b109"/>
    </style:style>
    <style:style style:name="T105" style:family="text">
      <style:text-properties officeooo:rsid="05d7da86"/>
    </style:style>
    <style:style style:name="T106" style:family="text">
      <style:text-properties officeooo:rsid="05d962ee"/>
    </style:style>
    <style:style style:name="T107" style:family="text">
      <style:text-properties officeooo:rsid="05da2490"/>
    </style:style>
    <style:style style:name="T108" style:family="text">
      <style:text-properties officeooo:rsid="05dab912"/>
    </style:style>
    <style:style style:name="T109" style:family="text">
      <style:text-properties fo:language="cs" fo:country="CZ"/>
    </style:style>
    <style:style style:name="T110" style:family="text">
      <style:text-properties fo:language="cs" fo:country="CZ" officeooo:rsid="05ecda0e"/>
    </style:style>
    <style:style style:name="T111" style:family="text">
      <style:text-properties fo:language="cs" fo:country="CZ" fo:font-style="italic" style:font-style-asian="italic" style:font-style-complex="italic"/>
    </style:style>
    <style:style style:name="T112" style:family="text">
      <style:text-properties fo:language="cs" fo:country="CZ" fo:font-style="italic" officeooo:rsid="05ecda0e" style:font-style-asian="italic" style:font-style-complex="italic"/>
    </style:style>
    <style:style style:name="T113" style:family="text">
      <style:text-properties fo:language="cs" fo:country="CZ" fo:font-style="italic" officeooo:rsid="0722a130" style:font-style-asian="italic" style:font-style-complex="italic"/>
    </style:style>
    <style:style style:name="T114" style:family="text">
      <style:text-properties fo:language="cs" fo:country="CZ" fo:font-style="italic" officeooo:rsid="063de534" style:font-style-asian="italic" style:font-style-complex="italic"/>
    </style:style>
    <style:style style:name="T115" style:family="text">
      <style:text-properties fo:language="cs" fo:country="CZ" fo:font-style="italic" officeooo:rsid="063a80b5" style:font-style-asian="italic" style:font-style-complex="italic"/>
    </style:style>
    <style:style style:name="T116" style:family="text">
      <style:text-properties fo:language="cs" fo:country="CZ" fo:font-style="italic" officeooo:rsid="063de534" style:language-asian="zxx" style:country-asian="none" style:font-style-asian="italic" style:font-style-complex="italic"/>
    </style:style>
    <style:style style:name="T117" style:family="text">
      <style:text-properties fo:language="cs" fo:country="CZ" fo:font-style="italic" officeooo:rsid="063de534" style:language-asian="zxx" style:country-asian="none" style:font-style-asian="italic" style:language-complex="zxx" style:country-complex="none" style:font-style-complex="italic"/>
    </style:style>
    <style:style style:name="T118" style:family="text">
      <style:text-properties fo:language="cs" fo:country="CZ" officeooo:rsid="05ed8876"/>
    </style:style>
    <style:style style:name="T119" style:family="text">
      <style:text-properties fo:language="cs" fo:country="CZ" officeooo:rsid="061f9e8e"/>
    </style:style>
    <style:style style:name="T120" style:family="text">
      <style:text-properties fo:language="cs" fo:country="CZ" fo:font-style="normal" style:font-style-asian="normal" style:font-style-complex="normal"/>
    </style:style>
    <style:style style:name="T121" style:family="text">
      <style:text-properties fo:language="cs" fo:country="CZ" fo:font-style="normal" officeooo:rsid="06da3586" style:font-style-asian="normal" style:font-style-complex="normal"/>
    </style:style>
    <style:style style:name="T122" style:family="text">
      <style:text-properties fo:language="cs" fo:country="CZ" fo:font-style="normal" officeooo:rsid="073086e4" style:font-style-asian="normal" style:font-style-complex="normal"/>
    </style:style>
    <style:style style:name="T123" style:family="text">
      <style:text-properties fo:language="cs" fo:country="CZ" fo:font-style="normal" officeooo:rsid="063a80b5" style:font-style-asian="normal" style:font-style-complex="normal"/>
    </style:style>
    <style:style style:name="T124" style:family="text">
      <style:text-properties fo:language="cs" fo:country="CZ" fo:font-style="normal" officeooo:rsid="06851521" style:font-style-asian="normal" style:font-style-complex="normal"/>
    </style:style>
    <style:style style:name="T125" style:family="text">
      <style:text-properties fo:language="cs" fo:country="CZ" fo:font-style="normal" officeooo:rsid="0724ffcd" style:font-style-asian="normal" style:font-style-complex="normal"/>
    </style:style>
    <style:style style:name="T126" style:family="text">
      <style:text-properties fo:language="cs" fo:country="CZ" fo:font-style="normal" officeooo:rsid="06c88b47" style:font-style-asian="normal" style:font-style-complex="normal"/>
    </style:style>
    <style:style style:name="T127" style:family="text">
      <style:text-properties fo:language="cs" fo:country="CZ" fo:font-style="normal" officeooo:rsid="063a80b5" style:language-asian="zxx" style:country-asian="none" style:font-style-asian="normal" style:font-style-complex="normal"/>
    </style:style>
    <style:style style:name="T128" style:family="text">
      <style:text-properties fo:language="cs" fo:country="CZ" fo:font-style="normal" officeooo:rsid="07dac6b2" style:language-asian="zxx" style:country-asian="none" style:font-style-asian="normal" style:font-style-complex="normal"/>
    </style:style>
    <style:style style:name="T129" style:family="text">
      <style:text-properties fo:language="cs" fo:country="CZ" fo:font-style="normal" officeooo:rsid="06851521" style:language-asian="zxx" style:country-asian="none" style:font-style-asian="normal" style:font-style-complex="normal"/>
    </style:style>
    <style:style style:name="T130" style:family="text">
      <style:text-properties fo:language="cs" fo:country="CZ" fo:font-style="normal" officeooo:rsid="06c88b47" style:language-asian="zxx" style:country-asian="none" style:font-style-asian="normal" style:font-style-complex="normal"/>
    </style:style>
    <style:style style:name="T131" style:family="text">
      <style:text-properties fo:language="cs" fo:country="CZ" fo:font-style="normal" officeooo:rsid="058763ff" style:language-asian="zxx" style:country-asian="none" style:font-style-asian="normal" style:font-style-complex="normal"/>
    </style:style>
    <style:style style:name="T132" style:family="text">
      <style:text-properties fo:language="cs" fo:country="CZ" fo:font-style="normal" officeooo:rsid="07de5858" style:language-asian="zxx" style:country-asian="none" style:font-style-asian="normal" style:font-style-complex="normal"/>
    </style:style>
    <style:style style:name="T133" style:family="text">
      <style:text-properties fo:language="cs" fo:country="CZ" fo:font-style="normal" officeooo:rsid="064ad858" style:language-asian="zxx" style:country-asian="none" style:font-style-asian="normal" style:language-complex="zxx" style:country-complex="none" style:font-style-complex="normal"/>
    </style:style>
    <style:style style:name="T134" style:family="text">
      <style:text-properties fo:language="cs" fo:country="CZ" fo:font-style="normal" officeooo:rsid="07dac6b2" style:language-asian="zxx" style:country-asian="none" style:font-style-asian="normal" style:language-complex="zxx" style:country-complex="none" style:font-style-complex="normal"/>
    </style:style>
    <style:style style:name="T135" style:family="text">
      <style:text-properties fo:language="cs" fo:country="CZ" fo:font-style="normal" officeooo:rsid="063a80b5" style:language-asian="zxx" style:country-asian="none" style:font-style-asian="normal" style:language-complex="zxx" style:country-complex="none" style:font-style-complex="normal"/>
    </style:style>
    <style:style style:name="T136" style:family="text">
      <style:text-properties fo:language="cs" fo:country="CZ" fo:font-style="normal" officeooo:rsid="07dbb180" style:language-asian="zxx" style:country-asian="none" style:font-style-asian="normal" style:language-complex="zxx" style:country-complex="none" style:font-style-complex="normal"/>
    </style:style>
    <style:style style:name="T137" style:family="text">
      <style:text-properties fo:language="cs" fo:country="CZ" fo:font-style="normal" officeooo:rsid="06851521" style:language-asian="zxx" style:country-asian="none" style:font-style-asian="normal" style:language-complex="zxx" style:country-complex="none" style:font-style-complex="normal"/>
    </style:style>
    <style:style style:name="T138" style:family="text">
      <style:text-properties fo:language="cs" fo:country="CZ" fo:font-style="normal" officeooo:rsid="06c88b47" style:language-asian="zxx" style:country-asian="none" style:font-style-asian="normal" style:language-complex="zxx" style:country-complex="none" style:font-style-complex="normal"/>
    </style:style>
    <style:style style:name="T139" style:family="text">
      <style:text-properties fo:language="cs" fo:country="CZ" fo:font-style="normal" fo:font-weight="normal" style:language-asian="zxx" style:country-asian="none" style:font-style-asian="normal" style:font-weight-asian="normal" style:language-complex="ar" style:country-complex="SA" style:font-style-complex="normal" style:font-weight-complex="normal"/>
    </style:style>
    <style:style style:name="T140" style:family="text">
      <style:text-properties fo:language="cs" fo:country="CZ" fo:font-style="normal" fo:font-weight="normal" officeooo:rsid="066392d4" style:language-asian="zxx" style:country-asian="none" style:font-style-asian="normal" style:font-weight-asian="normal" style:language-complex="ar" style:country-complex="SA" style:font-style-complex="normal" style:font-weight-complex="normal"/>
    </style:style>
    <style:style style:name="T141" style:family="text">
      <style:text-properties fo:language="cs" fo:country="CZ" fo:font-style="normal" fo:font-weight="normal" officeooo:rsid="07dbb180" style:language-asian="zxx" style:country-asian="none" style:font-style-asian="normal" style:font-weight-asian="normal" style:language-complex="ar" style:country-complex="SA" style:font-style-complex="normal" style:font-weight-complex="normal"/>
    </style:style>
    <style:style style:name="T142" style:family="text">
      <style:text-properties fo:language="cs" fo:country="CZ" style:language-asian="zxx" style:country-asian="none"/>
    </style:style>
    <style:style style:name="T143" style:family="text">
      <style:text-properties fo:language="cs" fo:country="CZ" officeooo:rsid="064ad858" style:language-asian="zxx" style:country-asian="none"/>
    </style:style>
    <style:style style:name="T144" style:family="text">
      <style:text-properties fo:language="cs" fo:country="CZ" officeooo:rsid="07dac6b2" style:language-asian="zxx" style:country-asian="none"/>
    </style:style>
    <style:style style:name="T145" style:family="text">
      <style:text-properties fo:language="cs" fo:country="CZ" officeooo:rsid="07d7b1b3" style:language-asian="zxx" style:country-asian="none"/>
    </style:style>
    <style:style style:name="T146" style:family="text">
      <style:text-properties officeooo:rsid="05e4498e"/>
    </style:style>
    <style:style style:name="T147" style:family="text">
      <style:text-properties officeooo:rsid="05ea465e"/>
    </style:style>
    <style:style style:name="T148" style:family="text">
      <style:text-properties officeooo:rsid="05f747b9"/>
    </style:style>
    <style:style style:name="T149" style:family="text">
      <style:text-properties officeooo:rsid="05f82709"/>
    </style:style>
    <style:style style:name="T150" style:family="text">
      <style:text-properties officeooo:rsid="05fa1793"/>
    </style:style>
    <style:style style:name="T151" style:family="text">
      <style:text-properties officeooo:rsid="05fb4d82"/>
    </style:style>
    <style:style style:name="T152" style:family="text">
      <style:text-properties officeooo:rsid="05fb994f"/>
    </style:style>
    <style:style style:name="T153" style:family="text">
      <style:text-properties officeooo:rsid="05fd5486"/>
    </style:style>
    <style:style style:name="T154" style:family="text">
      <style:text-properties officeooo:rsid="05feb9fd"/>
    </style:style>
    <style:style style:name="T155" style:family="text">
      <style:text-properties officeooo:rsid="0600d106"/>
    </style:style>
    <style:style style:name="T156" style:family="text">
      <style:text-properties officeooo:rsid="06012954"/>
    </style:style>
    <style:style style:name="T157" style:family="text">
      <style:text-properties officeooo:rsid="060a11ad"/>
    </style:style>
    <style:style style:name="T158" style:family="text">
      <style:text-properties officeooo:rsid="060c5160"/>
    </style:style>
    <style:style style:name="T159" style:family="text">
      <style:text-properties officeooo:rsid="0612d621"/>
    </style:style>
    <style:style style:name="T160" style:family="text">
      <style:text-properties officeooo:rsid="061388ba"/>
    </style:style>
    <style:style style:name="T161" style:family="text">
      <style:text-properties officeooo:rsid="0619d571"/>
    </style:style>
    <style:style style:name="T162" style:family="text">
      <style:text-properties officeooo:rsid="058f841c"/>
    </style:style>
    <style:style style:name="T163" style:family="text">
      <style:text-properties officeooo:rsid="061ada55"/>
    </style:style>
    <style:style style:name="T164" style:family="text">
      <style:text-properties officeooo:rsid="061b5b1e"/>
    </style:style>
    <style:style style:name="T165" style:family="text">
      <style:text-properties fo:font-weight="normal" style:font-weight-asian="normal" style:font-weight-complex="normal"/>
    </style:style>
    <style:style style:name="T166" style:family="text">
      <style:text-properties fo:font-weight="normal" officeooo:rsid="0625e3cf" style:font-weight-asian="normal" style:font-weight-complex="normal"/>
    </style:style>
    <style:style style:name="T167" style:family="text">
      <style:text-properties fo:font-weight="normal" officeooo:rsid="066392d4" style:font-weight-asian="normal" style:font-weight-complex="normal"/>
    </style:style>
    <style:style style:name="T168" style:family="text">
      <style:text-properties fo:font-weight="normal" officeooo:rsid="0665092f" style:font-weight-asian="normal" style:font-weight-complex="normal"/>
    </style:style>
    <style:style style:name="T169" style:family="text">
      <style:text-properties fo:font-weight="normal" officeooo:rsid="0666428a" style:font-weight-asian="normal" style:font-weight-complex="normal"/>
    </style:style>
    <style:style style:name="T170" style:family="text">
      <style:text-properties officeooo:rsid="0635b4e8"/>
    </style:style>
    <style:style style:name="T171" style:family="text">
      <style:text-properties officeooo:rsid="063a80b5"/>
    </style:style>
    <style:style style:name="T172" style:family="text">
      <style:text-properties officeooo:rsid="063bb947"/>
    </style:style>
    <style:style style:name="T173" style:family="text">
      <style:text-properties fo:font-style="normal" style:font-style-asian="normal" style:font-style-complex="normal"/>
    </style:style>
    <style:style style:name="T174" style:family="text">
      <style:text-properties fo:font-style="normal" officeooo:rsid="063a80b5" style:font-style-asian="normal" style:font-style-complex="normal"/>
    </style:style>
    <style:style style:name="T175" style:family="text">
      <style:text-properties fo:font-style="normal" officeooo:rsid="063de534" style:font-style-asian="normal" style:font-style-complex="normal"/>
    </style:style>
    <style:style style:name="T176" style:family="text">
      <style:text-properties fo:font-style="normal" officeooo:rsid="06813261" style:font-style-asian="normal" style:font-style-complex="normal"/>
    </style:style>
    <style:style style:name="T177" style:family="text">
      <style:text-properties fo:font-style="normal" officeooo:rsid="0681f638" style:font-style-asian="normal" style:font-style-complex="normal"/>
    </style:style>
    <style:style style:name="T178" style:family="text">
      <style:text-properties fo:font-style="normal" officeooo:rsid="06833a5f" style:font-style-asian="normal" style:font-style-complex="normal"/>
    </style:style>
    <style:style style:name="T179" style:family="text">
      <style:text-properties fo:font-style="normal" officeooo:rsid="0683c9bb" style:font-style-asian="normal" style:font-style-complex="normal"/>
    </style:style>
    <style:style style:name="T180" style:family="text">
      <style:text-properties fo:font-style="normal" officeooo:rsid="06851521" style:font-style-asian="normal" style:font-style-complex="normal"/>
    </style:style>
    <style:style style:name="T181" style:family="text">
      <style:text-properties fo:font-style="normal" officeooo:rsid="06b7f509" style:font-style-asian="normal" style:font-style-complex="normal"/>
    </style:style>
    <style:style style:name="T182" style:family="text">
      <style:text-properties fo:font-style="normal" officeooo:rsid="06b9aa42" style:font-style-asian="normal" style:font-style-complex="normal"/>
    </style:style>
    <style:style style:name="T183" style:family="text">
      <style:text-properties fo:font-style="normal" officeooo:rsid="06b81289" style:font-style-asian="normal" style:font-style-complex="normal"/>
    </style:style>
    <style:style style:name="T184" style:family="text">
      <style:text-properties fo:font-style="normal" officeooo:rsid="06be5c13" style:font-style-asian="normal" style:font-style-complex="normal"/>
    </style:style>
    <style:style style:name="T185" style:family="text">
      <style:text-properties fo:font-style="normal" officeooo:rsid="06bfc431" style:font-style-asian="normal" style:font-style-complex="normal"/>
    </style:style>
    <style:style style:name="T186" style:family="text">
      <style:text-properties fo:font-style="normal" officeooo:rsid="06c104a8" style:font-style-asian="normal" style:font-style-complex="normal"/>
    </style:style>
    <style:style style:name="T187" style:family="text">
      <style:text-properties fo:font-style="normal" officeooo:rsid="06c1c324" style:font-style-asian="normal" style:font-style-complex="normal"/>
    </style:style>
    <style:style style:name="T188" style:family="text">
      <style:text-properties fo:font-style="normal" officeooo:rsid="06c21060" style:font-style-asian="normal" style:font-style-complex="normal"/>
    </style:style>
    <style:style style:name="T189" style:family="text">
      <style:text-properties fo:font-style="normal" officeooo:rsid="06c28d2b" style:font-style-asian="normal" style:font-style-complex="normal"/>
    </style:style>
    <style:style style:name="T190" style:family="text">
      <style:text-properties fo:font-style="normal" officeooo:rsid="06c30e5a" style:font-style-asian="normal" style:font-style-complex="normal"/>
    </style:style>
    <style:style style:name="T191" style:family="text">
      <style:text-properties fo:font-style="normal" officeooo:rsid="06c3f3b6" style:font-style-asian="normal" style:font-style-complex="normal"/>
    </style:style>
    <style:style style:name="T192" style:family="text">
      <style:text-properties fo:font-style="normal" officeooo:rsid="06c4bb1e" style:font-style-asian="normal" style:font-style-complex="normal"/>
    </style:style>
    <style:style style:name="T193" style:family="text">
      <style:text-properties fo:font-style="normal" officeooo:rsid="06c62605" style:font-style-asian="normal" style:font-style-complex="normal"/>
    </style:style>
    <style:style style:name="T194" style:family="text">
      <style:text-properties fo:font-style="normal" officeooo:rsid="06c88b47" style:font-style-asian="normal" style:font-style-complex="normal"/>
    </style:style>
    <style:style style:name="T195" style:family="text">
      <style:text-properties fo:font-style="normal" officeooo:rsid="06cee584" style:font-style-asian="normal" style:font-style-complex="normal"/>
    </style:style>
    <style:style style:name="T196" style:family="text">
      <style:text-properties fo:font-style="normal" officeooo:rsid="06cf4013" style:font-style-asian="normal" style:font-style-complex="normal"/>
    </style:style>
    <style:style style:name="T197" style:family="text">
      <style:text-properties fo:font-style="normal" officeooo:rsid="06cf4c3c" style:font-style-asian="normal" style:font-style-complex="normal"/>
    </style:style>
    <style:style style:name="T198" style:family="text">
      <style:text-properties fo:font-style="normal" officeooo:rsid="06cfbb90" style:font-style-asian="normal" style:font-style-complex="normal"/>
    </style:style>
    <style:style style:name="T199" style:family="text">
      <style:text-properties fo:font-style="normal" officeooo:rsid="06d5b9b0" style:font-style-asian="normal" style:font-style-complex="normal"/>
    </style:style>
    <style:style style:name="T200" style:family="text">
      <style:text-properties fo:font-style="normal" officeooo:rsid="06d8eb05" style:font-style-asian="normal" style:font-style-complex="normal"/>
    </style:style>
    <style:style style:name="T201" style:family="text">
      <style:text-properties fo:font-style="normal" officeooo:rsid="06dbc190" style:font-style-asian="normal" style:font-style-complex="normal"/>
    </style:style>
    <style:style style:name="T202" style:family="text">
      <style:text-properties fo:font-style="normal" officeooo:rsid="06e133ac" style:font-style-asian="normal" style:font-style-complex="normal"/>
    </style:style>
    <style:style style:name="T203" style:family="text">
      <style:text-properties fo:font-style="normal" officeooo:rsid="06e24276" style:font-style-asian="normal" style:font-style-complex="normal"/>
    </style:style>
    <style:style style:name="T204" style:family="text">
      <style:text-properties fo:font-style="normal" officeooo:rsid="06e5f6a2" style:font-style-asian="normal" style:font-style-complex="normal"/>
    </style:style>
    <style:style style:name="T205" style:family="text">
      <style:text-properties fo:font-style="normal" officeooo:rsid="06eb387d" style:font-style-asian="normal" style:font-style-complex="normal"/>
    </style:style>
    <style:style style:name="T206" style:family="text">
      <style:text-properties fo:font-style="normal" officeooo:rsid="06ec01a8" style:font-style-asian="normal" style:font-style-complex="normal"/>
    </style:style>
    <style:style style:name="T207" style:family="text">
      <style:text-properties fo:font-style="normal" officeooo:rsid="06ec0299" style:font-style-asian="normal" style:font-style-complex="normal"/>
    </style:style>
    <style:style style:name="T208" style:family="text">
      <style:text-properties fo:font-style="normal" officeooo:rsid="06ec8607" style:font-style-asian="normal" style:font-style-complex="normal"/>
    </style:style>
    <style:style style:name="T209" style:family="text">
      <style:text-properties fo:font-style="normal" officeooo:rsid="06ed2c4e" style:font-style-asian="normal" style:font-style-complex="normal"/>
    </style:style>
    <style:style style:name="T210" style:family="text">
      <style:text-properties fo:font-style="normal" officeooo:rsid="06f5969b" style:font-style-asian="normal" style:font-style-complex="normal"/>
    </style:style>
    <style:style style:name="T211" style:family="text">
      <style:text-properties fo:font-style="normal" officeooo:rsid="06fb9387" style:font-style-asian="normal" style:font-style-complex="normal"/>
    </style:style>
    <style:style style:name="T212" style:family="text">
      <style:text-properties fo:font-style="normal" officeooo:rsid="0702067e" style:font-style-asian="normal" style:font-style-complex="normal"/>
    </style:style>
    <style:style style:name="T213" style:family="text">
      <style:text-properties fo:font-style="normal" officeooo:rsid="07035512" style:font-style-asian="normal" style:font-style-complex="normal"/>
    </style:style>
    <style:style style:name="T214" style:family="text">
      <style:text-properties fo:font-style="normal" officeooo:rsid="070f6732" style:font-style-asian="normal" style:font-style-complex="normal"/>
    </style:style>
    <style:style style:name="T215" style:family="text">
      <style:text-properties fo:font-style="normal" officeooo:rsid="05fb994f" style:font-style-asian="normal" style:font-style-complex="normal"/>
    </style:style>
    <style:style style:name="T216" style:family="text">
      <style:text-properties fo:font-style="normal" officeooo:rsid="0710f5a2" style:font-style-asian="normal" style:font-style-complex="normal"/>
    </style:style>
    <style:style style:name="T217" style:family="text">
      <style:text-properties fo:font-style="normal" officeooo:rsid="0713cff0" style:font-style-asian="normal" style:font-style-complex="normal"/>
    </style:style>
    <style:style style:name="T218" style:family="text">
      <style:text-properties fo:font-style="normal" officeooo:rsid="0714a6a9" style:font-style-asian="normal" style:font-style-complex="normal"/>
    </style:style>
    <style:style style:name="T219" style:family="text">
      <style:text-properties fo:font-style="normal" officeooo:rsid="0715ce59" style:font-style-asian="normal" style:font-style-complex="normal"/>
    </style:style>
    <style:style style:name="T220" style:family="text">
      <style:text-properties fo:font-style="normal" officeooo:rsid="07161918" style:font-style-asian="normal" style:font-style-complex="normal"/>
    </style:style>
    <style:style style:name="T221" style:family="text">
      <style:text-properties fo:font-style="normal" officeooo:rsid="07169265" style:font-style-asian="normal" style:font-style-complex="normal"/>
    </style:style>
    <style:style style:name="T222" style:family="text">
      <style:text-properties fo:font-style="normal" officeooo:rsid="071714ed" style:font-style-asian="normal" style:font-style-complex="normal"/>
    </style:style>
    <style:style style:name="T223" style:family="text">
      <style:text-properties fo:font-style="normal" officeooo:rsid="071734dc" style:font-style-asian="normal" style:font-style-complex="normal"/>
    </style:style>
    <style:style style:name="T224" style:family="text">
      <style:text-properties fo:font-style="normal" officeooo:rsid="071921cf" style:font-style-asian="normal" style:font-style-complex="normal"/>
    </style:style>
    <style:style style:name="T225" style:family="text">
      <style:text-properties fo:font-style="normal" officeooo:rsid="06da3586" style:font-style-asian="normal" style:font-style-complex="normal"/>
    </style:style>
    <style:style style:name="T226" style:family="text">
      <style:text-properties fo:font-style="normal" officeooo:rsid="071e238e" style:font-style-asian="normal" style:font-style-complex="normal"/>
    </style:style>
    <style:style style:name="T227" style:family="text">
      <style:text-properties fo:font-style="normal" officeooo:rsid="07228016" style:font-style-asian="normal" style:font-style-complex="normal"/>
    </style:style>
    <style:style style:name="T228" style:family="text">
      <style:text-properties fo:font-style="normal" officeooo:rsid="0724ffcd" style:font-style-asian="normal" style:font-style-complex="normal"/>
    </style:style>
    <style:style style:name="T229" style:family="text">
      <style:text-properties fo:font-style="normal" officeooo:rsid="07267c5b" style:font-style-asian="normal" style:font-style-complex="normal"/>
    </style:style>
    <style:style style:name="T230" style:family="text">
      <style:text-properties fo:font-style="normal" officeooo:rsid="072c15f1" style:font-style-asian="normal" style:font-style-complex="normal"/>
    </style:style>
    <style:style style:name="T231" style:family="text">
      <style:text-properties fo:font-style="normal" officeooo:rsid="072c3e18" style:font-style-asian="normal" style:font-style-complex="normal"/>
    </style:style>
    <style:style style:name="T232" style:family="text">
      <style:text-properties fo:font-style="normal" officeooo:rsid="073086e4" style:font-style-asian="normal" style:font-style-complex="normal"/>
    </style:style>
    <style:style style:name="T233" style:family="text">
      <style:text-properties fo:font-style="normal" officeooo:rsid="073ebb76" style:font-style-asian="normal" style:font-style-complex="normal"/>
    </style:style>
    <style:style style:name="T234" style:family="text">
      <style:text-properties fo:font-style="normal" officeooo:rsid="07424aba" style:font-style-asian="normal" style:font-style-complex="normal"/>
    </style:style>
    <style:style style:name="T235" style:family="text">
      <style:text-properties fo:font-style="normal" officeooo:rsid="07428df0" style:font-style-asian="normal" style:font-style-complex="normal"/>
    </style:style>
    <style:style style:name="T236" style:family="text">
      <style:text-properties fo:font-style="normal" officeooo:rsid="074332db" style:font-style-asian="normal" style:font-style-complex="normal"/>
    </style:style>
    <style:style style:name="T237" style:family="text">
      <style:text-properties fo:font-style="normal" officeooo:rsid="074489b5" style:font-style-asian="normal" style:font-style-complex="normal"/>
    </style:style>
    <style:style style:name="T238" style:family="text">
      <style:text-properties fo:font-style="normal" officeooo:rsid="07456381" style:font-style-asian="normal" style:font-style-complex="normal"/>
    </style:style>
    <style:style style:name="T239" style:family="text">
      <style:text-properties fo:font-style="normal" officeooo:rsid="07793b38" style:font-style-asian="normal" style:font-style-complex="normal"/>
    </style:style>
    <style:style style:name="T240" style:family="text">
      <style:text-properties fo:font-style="normal" officeooo:rsid="078efa81" style:font-style-asian="normal" style:font-style-complex="normal"/>
    </style:style>
    <style:style style:name="T241" style:family="text">
      <style:text-properties fo:font-style="normal" officeooo:rsid="0791e415" style:font-style-asian="normal" style:font-style-complex="normal"/>
    </style:style>
    <style:style style:name="T242" style:family="text">
      <style:text-properties fo:font-style="normal" officeooo:rsid="0792a077" style:font-style-asian="normal" style:font-style-complex="normal"/>
    </style:style>
    <style:style style:name="T243" style:family="text">
      <style:text-properties fo:font-style="normal" officeooo:rsid="079401c0" style:font-style-asian="normal" style:font-style-complex="normal"/>
    </style:style>
    <style:style style:name="T244" style:family="text">
      <style:text-properties fo:font-style="normal" officeooo:rsid="0795b277" style:font-style-asian="normal" style:font-style-complex="normal"/>
    </style:style>
    <style:style style:name="T245" style:family="text">
      <style:text-properties fo:font-style="normal" officeooo:rsid="07a42383" style:font-style-asian="normal" style:font-style-complex="normal"/>
    </style:style>
    <style:style style:name="T246" style:family="text">
      <style:text-properties fo:font-style="normal" officeooo:rsid="07a5ecc3" style:font-style-asian="normal" style:font-style-complex="normal"/>
    </style:style>
    <style:style style:name="T247" style:family="text">
      <style:text-properties fo:font-style="normal" officeooo:rsid="07a85ce5" style:font-style-asian="normal" style:font-style-complex="normal"/>
    </style:style>
    <style:style style:name="T248" style:family="text">
      <style:text-properties fo:font-style="normal" officeooo:rsid="07ad4c28" style:font-style-asian="normal" style:font-style-complex="normal"/>
    </style:style>
    <style:style style:name="T249" style:family="text">
      <style:text-properties fo:font-style="normal" officeooo:rsid="07b2fc1c" style:font-style-asian="normal" style:font-style-complex="normal"/>
    </style:style>
    <style:style style:name="T250" style:family="text">
      <style:text-properties fo:font-style="normal" officeooo:rsid="07b47c0f" style:font-style-asian="normal" style:font-style-complex="normal"/>
    </style:style>
    <style:style style:name="T251" style:family="text">
      <style:text-properties fo:font-style="normal" officeooo:rsid="07b61e88" style:font-style-asian="normal" style:font-style-complex="normal"/>
    </style:style>
    <style:style style:name="T252" style:family="text">
      <style:text-properties fo:font-style="normal" officeooo:rsid="07bb7837" style:font-style-asian="normal" style:font-style-complex="normal"/>
    </style:style>
    <style:style style:name="T253" style:family="text">
      <style:text-properties fo:font-style="normal" officeooo:rsid="07be49ac" style:font-style-asian="normal" style:font-style-complex="normal"/>
    </style:style>
    <style:style style:name="T254" style:family="text">
      <style:text-properties fo:font-style="normal" officeooo:rsid="07c026eb" style:font-style-asian="normal" style:font-style-complex="normal"/>
    </style:style>
    <style:style style:name="T255" style:family="text">
      <style:text-properties fo:font-style="normal" officeooo:rsid="07c1a118" style:font-style-asian="normal" style:font-style-complex="normal"/>
    </style:style>
    <style:style style:name="T256" style:family="text">
      <style:text-properties fo:font-style="normal" officeooo:rsid="07cb586d" style:font-style-asian="normal" style:font-style-complex="normal"/>
    </style:style>
    <style:style style:name="T257" style:family="text">
      <style:text-properties fo:font-style="normal" officeooo:rsid="07cb8988" style:font-style-asian="normal" style:font-style-complex="normal"/>
    </style:style>
    <style:style style:name="T258" style:family="text">
      <style:text-properties fo:font-style="normal" officeooo:rsid="07cd9e6c" style:font-style-asian="normal" style:font-style-complex="normal"/>
    </style:style>
    <style:style style:name="T259" style:family="text">
      <style:text-properties fo:font-style="normal" officeooo:rsid="07cfe1b3" style:font-style-asian="normal" style:font-style-complex="normal"/>
    </style:style>
    <style:style style:name="T260" style:family="text">
      <style:text-properties fo:font-style="normal" officeooo:rsid="07d16452" style:font-style-asian="normal" style:font-style-complex="normal"/>
    </style:style>
    <style:style style:name="T261" style:family="text">
      <style:text-properties fo:font-style="normal" officeooo:rsid="07d2dc7a" style:font-style-asian="normal" style:font-style-complex="normal"/>
    </style:style>
    <style:style style:name="T262" style:family="text">
      <style:text-properties fo:font-style="normal" officeooo:rsid="07dac6b2" style:font-style-asian="normal" style:font-style-complex="normal"/>
    </style:style>
    <style:style style:name="T263" style:family="text">
      <style:text-properties fo:font-style="normal" officeooo:rsid="07dbb180" style:font-style-asian="normal" style:font-style-complex="normal"/>
    </style:style>
    <style:style style:name="T264" style:family="text">
      <style:text-properties fo:font-style="normal" officeooo:rsid="07eef8a1" style:font-style-asian="normal" style:font-style-complex="normal"/>
    </style:style>
    <style:style style:name="T265" style:family="text">
      <style:text-properties fo:font-style="normal" officeooo:rsid="07f0879d" style:font-style-asian="normal" style:font-style-complex="normal"/>
    </style:style>
    <style:style style:name="T266" style:family="text">
      <style:text-properties fo:font-style="normal" officeooo:rsid="07f2178b" style:font-style-asian="normal" style:font-style-complex="normal"/>
    </style:style>
    <style:style style:name="T267" style:family="text">
      <style:text-properties fo:font-style="normal" officeooo:rsid="07f3825f" style:font-style-asian="normal" style:font-style-complex="normal"/>
    </style:style>
    <style:style style:name="T268" style:family="text">
      <style:text-properties fo:font-style="normal" officeooo:rsid="07f3a7c1" style:font-style-asian="normal" style:font-style-complex="normal"/>
    </style:style>
    <style:style style:name="T269" style:family="text">
      <style:text-properties fo:font-style="normal" style:text-underline-style="none" officeooo:rsid="0644a098" style:font-style-asian="normal" style:font-style-complex="normal"/>
    </style:style>
    <style:style style:name="T270" style:family="text">
      <style:text-properties fo:font-style="normal" style:text-underline-style="none" officeooo:rsid="06465622" style:font-style-asian="normal" style:font-style-complex="normal"/>
    </style:style>
    <style:style style:name="T271" style:family="text">
      <style:text-properties fo:font-style="normal" style:text-underline-style="none" officeooo:rsid="0647373c" style:font-style-asian="normal" style:font-style-complex="normal"/>
    </style:style>
    <style:style style:name="T272" style:family="text">
      <style:text-properties fo:font-style="normal" style:text-underline-style="none" officeooo:rsid="06764eaa" style:font-style-asian="normal" style:font-style-complex="normal"/>
    </style:style>
    <style:style style:name="T273" style:family="text">
      <style:text-properties fo:font-style="normal" style:text-underline-style="none" officeooo:rsid="06783fd8" style:font-style-asian="normal" style:font-style-complex="normal"/>
    </style:style>
    <style:style style:name="T274" style:family="text">
      <style:text-properties fo:font-style="normal" fo:font-weight="bold" officeooo:rsid="06c30e5a" style:font-style-asian="normal" style:font-weight-asian="bold" style:font-style-complex="normal" style:font-weight-complex="bold"/>
    </style:style>
    <style:style style:name="T275" style:family="text">
      <style:text-properties officeooo:rsid="064b58cd"/>
    </style:style>
    <style:style style:name="T276" style:family="text">
      <style:text-properties officeooo:rsid="064cb006"/>
    </style:style>
    <style:style style:name="T277" style:family="text">
      <style:text-properties officeooo:rsid="064e4d83"/>
    </style:style>
    <style:style style:name="T278" style:family="text">
      <style:text-properties officeooo:rsid="06533b92"/>
    </style:style>
    <style:style style:name="T279" style:family="text">
      <style:text-properties officeooo:rsid="06561f9f"/>
    </style:style>
    <style:style style:name="T280" style:family="text">
      <style:text-properties officeooo:rsid="065bc924"/>
    </style:style>
    <style:style style:name="T281" style:family="text">
      <style:text-properties officeooo:rsid="066392d4"/>
    </style:style>
    <style:style style:name="T282" style:family="text">
      <style:text-properties officeooo:rsid="066546b8"/>
    </style:style>
    <style:style style:name="T283" style:family="text">
      <style:text-properties officeooo:rsid="0666428a"/>
    </style:style>
    <style:style style:name="T284" style:family="text">
      <style:text-properties officeooo:rsid="066951c3"/>
    </style:style>
    <style:style style:name="T285" style:family="text">
      <style:text-properties officeooo:rsid="06752f76"/>
    </style:style>
    <style:style style:name="T286" style:family="text">
      <style:text-properties officeooo:rsid="067cd1c0"/>
    </style:style>
    <style:style style:name="T287" style:family="text">
      <style:text-properties officeooo:rsid="067d1a77"/>
    </style:style>
    <style:style style:name="T288" style:family="text">
      <style:text-properties officeooo:rsid="067df3f1"/>
    </style:style>
    <style:style style:name="T289" style:family="text">
      <style:text-properties officeooo:rsid="067fdbd3"/>
    </style:style>
    <style:style style:name="T290" style:family="text">
      <style:text-properties officeooo:rsid="068869fa"/>
    </style:style>
    <style:style style:name="T291" style:family="text">
      <style:text-properties officeooo:rsid="0697ac51"/>
    </style:style>
    <style:style style:name="T292" style:family="text">
      <style:text-properties officeooo:rsid="06a5357b"/>
    </style:style>
    <style:style style:name="T293" style:family="text">
      <style:text-properties officeooo:rsid="06a53d70"/>
    </style:style>
    <style:style style:name="T294" style:family="text">
      <style:text-properties officeooo:rsid="06a69afd"/>
    </style:style>
    <style:style style:name="T295" style:family="text">
      <style:text-properties officeooo:rsid="06acbfd6"/>
    </style:style>
    <style:style style:name="T296" style:family="text">
      <style:text-properties officeooo:rsid="06ad16f0"/>
    </style:style>
    <style:style style:name="T297" style:family="text">
      <style:text-properties officeooo:rsid="06b507b6"/>
    </style:style>
    <style:style style:name="T298" style:family="text">
      <style:text-properties officeooo:rsid="06b7f509"/>
    </style:style>
    <style:style style:name="T299" style:family="text">
      <style:text-properties officeooo:rsid="06baab08"/>
    </style:style>
    <style:style style:name="T300" style:family="text">
      <style:text-properties officeooo:rsid="06be5c13"/>
    </style:style>
    <style:style style:name="T301" style:family="text">
      <style:text-properties officeooo:rsid="06bf1534"/>
    </style:style>
    <style:style style:name="T302" style:family="text">
      <style:text-properties officeooo:rsid="06bfc431"/>
    </style:style>
    <style:style style:name="T303" style:family="text">
      <style:text-properties officeooo:rsid="06c104a8"/>
    </style:style>
    <style:style style:name="T304" style:family="text">
      <style:text-properties officeooo:rsid="06c21060"/>
    </style:style>
    <style:style style:name="T305" style:family="text">
      <style:text-properties officeooo:rsid="06c3f3b6"/>
    </style:style>
    <style:style style:name="T306" style:family="text">
      <style:text-properties officeooo:rsid="06c88b47"/>
    </style:style>
    <style:style style:name="T307" style:family="text">
      <style:text-properties officeooo:rsid="06cb4e16"/>
    </style:style>
    <style:style style:name="T308" style:family="text">
      <style:text-properties officeooo:rsid="06cee584"/>
    </style:style>
    <style:style style:name="T309" style:family="text">
      <style:text-properties officeooo:rsid="06cf01b5"/>
    </style:style>
    <style:style style:name="T310" style:family="text">
      <style:text-properties officeooo:rsid="06cfbb90"/>
    </style:style>
    <style:style style:name="T311" style:family="text">
      <style:text-properties officeooo:rsid="06d015cc"/>
    </style:style>
    <style:style style:name="T312" style:family="text">
      <style:text-properties officeooo:rsid="06d35ce6"/>
    </style:style>
    <style:style style:name="T313" style:family="text">
      <style:text-properties officeooo:rsid="06d5b9b0"/>
    </style:style>
    <style:style style:name="T314" style:family="text">
      <style:text-properties officeooo:rsid="06d60a2d"/>
    </style:style>
    <style:style style:name="T315" style:family="text">
      <style:text-properties officeooo:rsid="06d842ad"/>
    </style:style>
    <style:style style:name="T316" style:family="text">
      <style:text-properties officeooo:rsid="06daa4b4"/>
    </style:style>
    <style:style style:name="T317" style:family="text">
      <style:text-properties officeooo:rsid="06dbc190"/>
    </style:style>
    <style:style style:name="T318" style:family="text">
      <style:text-properties officeooo:rsid="06de0172"/>
    </style:style>
    <style:style style:name="T319" style:family="text">
      <style:text-properties officeooo:rsid="06e16a93"/>
    </style:style>
    <style:style style:name="T320" style:family="text">
      <style:text-properties officeooo:rsid="06e1b225"/>
    </style:style>
    <style:style style:name="T321" style:family="text">
      <style:text-properties officeooo:rsid="06da3586"/>
    </style:style>
    <style:style style:name="T322" style:family="text">
      <style:text-properties officeooo:rsid="06e329e3"/>
    </style:style>
    <style:style style:name="T323" style:family="text">
      <style:text-properties officeooo:rsid="06e39896"/>
    </style:style>
    <style:style style:name="T324" style:family="text">
      <style:text-properties officeooo:rsid="06e509bb"/>
    </style:style>
    <style:style style:name="T325" style:family="text">
      <style:text-properties officeooo:rsid="06e5f6a2"/>
    </style:style>
    <style:style style:name="T326" style:family="text">
      <style:text-properties officeooo:rsid="06eb387d"/>
    </style:style>
    <style:style style:name="T327" style:family="text">
      <style:text-properties officeooo:rsid="06ed2c4e"/>
    </style:style>
    <style:style style:name="T328" style:family="text">
      <style:text-properties officeooo:rsid="06efad1b"/>
    </style:style>
    <style:style style:name="T329" style:family="text">
      <style:text-properties officeooo:rsid="06f414d5"/>
    </style:style>
    <style:style style:name="T330" style:family="text">
      <style:text-properties officeooo:rsid="06f4bd26"/>
    </style:style>
    <style:style style:name="T331" style:family="text">
      <style:text-properties officeooo:rsid="06f5969b"/>
    </style:style>
    <style:style style:name="T332" style:family="text">
      <style:text-properties officeooo:rsid="070ac113"/>
    </style:style>
    <style:style style:name="T333" style:family="text">
      <style:text-properties officeooo:rsid="070e9875"/>
    </style:style>
    <style:style style:name="T334" style:family="text">
      <style:text-properties officeooo:rsid="07161918"/>
    </style:style>
    <style:style style:name="T335" style:family="text">
      <style:text-properties officeooo:rsid="071c6af4"/>
    </style:style>
    <style:style style:name="T336" style:family="text">
      <style:text-properties officeooo:rsid="0722168f"/>
    </style:style>
    <style:style style:name="T337" style:family="text">
      <style:text-properties officeooo:rsid="07228016"/>
    </style:style>
    <style:style style:name="T338" style:family="text">
      <style:text-properties officeooo:rsid="0724ffcd"/>
    </style:style>
    <style:style style:name="T339" style:family="text">
      <style:text-properties officeooo:rsid="07267c5b"/>
    </style:style>
    <style:style style:name="T340" style:family="text">
      <style:text-properties officeooo:rsid="072944fc"/>
    </style:style>
    <style:style style:name="T341" style:family="text">
      <style:text-properties officeooo:rsid="072e3172"/>
    </style:style>
    <style:style style:name="T342" style:family="text">
      <style:text-properties officeooo:rsid="073086e4"/>
    </style:style>
    <style:style style:name="T343" style:family="text">
      <style:text-properties officeooo:rsid="0730c4bf"/>
    </style:style>
    <style:style style:name="T344" style:family="text">
      <style:text-properties officeooo:rsid="07360c5a"/>
    </style:style>
    <style:style style:name="T345" style:family="text">
      <style:text-properties officeooo:rsid="0737f218"/>
    </style:style>
    <style:style style:name="T346" style:family="text">
      <style:text-properties officeooo:rsid="0738dca1"/>
    </style:style>
    <style:style style:name="T347" style:family="text">
      <style:text-properties officeooo:rsid="073a35b0"/>
    </style:style>
    <style:style style:name="T348" style:family="text">
      <style:text-properties officeooo:rsid="073f4b27"/>
    </style:style>
    <style:style style:name="T349" style:family="text">
      <style:text-properties officeooo:rsid="07424aba"/>
    </style:style>
    <style:style style:name="T350" style:family="text">
      <style:text-properties officeooo:rsid="074482a7"/>
    </style:style>
    <style:style style:name="T351" style:family="text">
      <style:text-properties officeooo:rsid="074489b5"/>
    </style:style>
    <style:style style:name="T352" style:family="text">
      <style:text-properties officeooo:rsid="07456381"/>
    </style:style>
    <style:style style:name="T353" style:family="text">
      <style:text-properties officeooo:rsid="0749ae39"/>
    </style:style>
    <style:style style:name="T354" style:family="text">
      <style:text-properties officeooo:rsid="074cd7df"/>
    </style:style>
    <style:style style:name="T355" style:family="text">
      <style:text-properties officeooo:rsid="07514482"/>
    </style:style>
    <style:style style:name="T356" style:family="text">
      <style:text-properties officeooo:rsid="07521973"/>
    </style:style>
    <style:style style:name="T357" style:family="text">
      <style:text-properties officeooo:rsid="07523bec"/>
    </style:style>
    <style:style style:name="T358" style:family="text">
      <style:text-properties officeooo:rsid="0753ae17"/>
    </style:style>
    <style:style style:name="T359" style:family="text">
      <style:text-properties officeooo:rsid="0754c55d"/>
    </style:style>
    <style:style style:name="T360" style:family="text">
      <style:text-properties officeooo:rsid="075add24"/>
    </style:style>
    <style:style style:name="T361" style:family="text">
      <style:text-properties officeooo:rsid="075b514d"/>
    </style:style>
    <style:style style:name="T362" style:family="text">
      <style:text-properties officeooo:rsid="075d7cfe"/>
    </style:style>
    <style:style style:name="T363" style:family="text">
      <style:text-properties officeooo:rsid="075d9663"/>
    </style:style>
    <style:style style:name="T364" style:family="text">
      <style:text-properties officeooo:rsid="07604bca"/>
    </style:style>
    <style:style style:name="T365" style:family="text">
      <style:text-properties officeooo:rsid="076145c8"/>
    </style:style>
    <style:style style:name="T366" style:family="text">
      <style:text-properties officeooo:rsid="07635773"/>
    </style:style>
    <style:style style:name="T367" style:family="text">
      <style:text-properties officeooo:rsid="076483a7"/>
    </style:style>
    <style:style style:name="T368" style:family="text">
      <style:text-properties officeooo:rsid="07648905"/>
    </style:style>
    <style:style style:name="T369" style:family="text">
      <style:text-properties officeooo:rsid="0764a07e"/>
    </style:style>
    <style:style style:name="T370" style:family="text">
      <style:text-properties officeooo:rsid="076585c1"/>
    </style:style>
    <style:style style:name="T371" style:family="text">
      <style:text-properties officeooo:rsid="076c2fe4"/>
    </style:style>
    <style:style style:name="T372" style:family="text">
      <style:text-properties officeooo:rsid="076edc54"/>
    </style:style>
    <style:style style:name="T373" style:family="text">
      <style:text-properties officeooo:rsid="077007fc"/>
    </style:style>
    <style:style style:name="T374" style:family="text">
      <style:text-properties officeooo:rsid="0772fe4e"/>
    </style:style>
    <style:style style:name="T375" style:family="text">
      <style:text-properties officeooo:rsid="057c5a13"/>
    </style:style>
    <style:style style:name="T376" style:family="text">
      <style:text-properties officeooo:rsid="0788c8b2"/>
    </style:style>
    <style:style style:name="T377" style:family="text">
      <style:text-properties officeooo:rsid="078be9d9"/>
    </style:style>
    <style:style style:name="T378" style:family="text">
      <style:text-properties officeooo:rsid="078cb828"/>
    </style:style>
    <style:style style:name="T379" style:family="text">
      <style:text-properties officeooo:rsid="078d346a"/>
    </style:style>
    <style:style style:name="T380" style:family="text">
      <style:text-properties officeooo:rsid="0791e415"/>
    </style:style>
    <style:style style:name="T381" style:family="text">
      <style:text-properties officeooo:rsid="0799bcf6"/>
    </style:style>
    <style:style style:name="T382" style:family="text">
      <style:text-properties officeooo:rsid="0799f378"/>
    </style:style>
    <style:style style:name="T383" style:family="text">
      <style:text-properties officeooo:rsid="07a102b8"/>
    </style:style>
    <style:style style:name="T384" style:family="text">
      <style:text-properties officeooo:rsid="07ac7413"/>
    </style:style>
    <style:style style:name="T385" style:family="text">
      <style:text-properties officeooo:rsid="07ae1332"/>
    </style:style>
    <style:style style:name="T386" style:family="text">
      <style:text-properties officeooo:rsid="07afb88a"/>
    </style:style>
    <style:style style:name="T387" style:family="text">
      <style:text-properties officeooo:rsid="07b11f76"/>
    </style:style>
    <style:style style:name="T388" style:family="text">
      <style:text-properties officeooo:rsid="07b8167a"/>
    </style:style>
    <style:style style:name="T389" style:family="text">
      <style:text-properties officeooo:rsid="07b870b6"/>
    </style:style>
    <style:style style:name="T390" style:family="text">
      <style:text-properties officeooo:rsid="07b9e6f9"/>
    </style:style>
    <style:style style:name="T391" style:family="text">
      <style:text-properties officeooo:rsid="07be465b"/>
    </style:style>
    <style:style style:name="T392" style:family="text">
      <style:text-properties officeooo:rsid="07c3cd1f"/>
    </style:style>
    <style:style style:name="T393" style:family="text">
      <style:text-properties officeooo:rsid="07c462ed"/>
    </style:style>
    <style:style style:name="T394" style:family="text">
      <style:text-properties officeooo:rsid="07c51aee"/>
    </style:style>
    <style:style style:name="T395" style:family="text">
      <style:text-properties officeooo:rsid="07c605d3"/>
    </style:style>
    <style:style style:name="T396" style:family="text">
      <style:text-properties officeooo:rsid="07c8c472"/>
    </style:style>
    <style:style style:name="T397" style:family="text">
      <style:text-properties officeooo:rsid="07c9399a"/>
    </style:style>
    <style:style style:name="T398" style:family="text">
      <style:text-properties officeooo:rsid="072c15f1"/>
    </style:style>
    <style:style style:name="T399" style:family="text">
      <style:text-properties officeooo:rsid="07cb586d"/>
    </style:style>
    <style:style style:name="T400" style:family="text">
      <style:text-properties officeooo:rsid="07cd9e6c"/>
    </style:style>
    <style:style style:name="T401" style:family="text">
      <style:text-properties officeooo:rsid="07d16452"/>
    </style:style>
    <style:style style:name="T402" style:family="text">
      <style:text-properties officeooo:rsid="07d2dc7a"/>
    </style:style>
    <style:style style:name="T403" style:family="text">
      <style:text-properties officeooo:rsid="07d7b1b3"/>
    </style:style>
    <style:style style:name="T404" style:family="text">
      <style:text-properties officeooo:rsid="07d8dc42"/>
    </style:style>
    <style:style style:name="T405" style:family="text">
      <style:text-properties officeooo:rsid="07dac6b2"/>
    </style:style>
    <style:style style:name="T406" style:family="text">
      <style:text-properties officeooo:rsid="064ad858"/>
    </style:style>
    <style:style style:name="T407" style:family="text">
      <style:text-properties officeooo:rsid="07de5858"/>
    </style:style>
    <style:style style:name="T408" style:family="text">
      <style:text-properties officeooo:rsid="07df9cea"/>
    </style:style>
    <style:style style:name="T409" style:family="text">
      <style:text-properties officeooo:rsid="07e28b1e"/>
    </style:style>
    <style:style style:name="T410" style:family="text">
      <style:text-properties officeooo:rsid="07e2bc42"/>
    </style:style>
    <style:style style:name="T411" style:family="text">
      <style:text-properties officeooo:rsid="07e34322"/>
    </style:style>
    <style:style style:name="T412" style:family="text">
      <style:text-properties officeooo:rsid="07e52c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7">/*</text:p>
      <text:p text:style-name="P244">TODO: Zapojit tohle stručné shrnutí</text:p>
      <text:p text:style-name="P244"/>
      <text:p text:style-name="P244">Zkušenosti se investují do:</text:p>
      <text:p text:style-name="P244"/>
      <text:p text:style-name="P244">1) Sdružené dovednosti Alchymie (první stupeň stojí dva expy, druhý tři, atd. - stejně jako ostatní sdružené dovednosti)</text:p>
      <text:p text:style-name="P244">2) Jednotlivých schopností - vždycky 1 zk za každou schopnost (schopnosti jsou to, co má v záhlaví napsáno "Schopnost", nikoliv "Recept)</text:p>
      <text:p text:style-name="P244"/>
      <text:p text:style-name="P244">Pokud chceš jen vyrábět předměty a ne používat schopnosti jako odpalování výbušnin na dálku silou vůle, tak jediná schopnost, kterou potřebuješ, je Magická saturace (ta umožňuje vyrábět magické předměty).</text:p>
      <text:p text:style-name="P244"/>
      <text:p text:style-name="P244">Zkušenosti se neinvestují do receptů (to, co má v záhlaví "Recept"). Recepty, které nemají uvedenou vzácnost, umíš automaticky ve chvíli, kdy je dokážeš vyrobit. Vzácné recepty umíš buď:</text:p>
      <text:p text:style-name="P244">- když máš hodnocení dovednosti stejné nebo větší než vzácnost (to znamená, že sis ten recept sám vyzkoumal)</text:p>
      <text:p text:style-name="P244">- nebo když ho nějak herně seženeš</text:p>
      <text:p text:style-name="P244"/>
      <text:p text:style-name="P244">K vyrábění předmětů (podle receptů) potřebuješ:</text:p>
      <text:p text:style-name="P244">1) mít prachy na suroviny</text:p>
      <text:p text:style-name="P244"><text:soft-page-break/>2) mít hodnocení dovednosti potřebné na výrobu podle daného receptu (to je položka Požadavky v hlavičce receptu)</text:p>
      <text:p text:style-name="P244">3) znát recept (tj. mít potřebné hodnocení Alchymie, respektive její specializace, která je potřeba na daný recept, nebo si ho nějak sehnat)</text:p>
      <text:p text:style-name="P244">4) Investovat 1 zk do schopnosti Magická saturace</text:p>
      <text:p text:style-name="P244"/>
      <text:p text:style-name="P244"/>
      <text:p text:style-name="P245">Specializace Alchymie jsou:</text:p>
      <text:p text:style-name="P245"/>
      <text:p text:style-name="P245">Alchymie</text:p>
      <text:p text:style-name="P245">- Proměny hmoty</text:p>
      <text:p text:style-name="P245">- Pyrotechnika</text:p>
      <text:p text:style-name="P245">- Minerální lučba</text:p>
      <text:p text:style-name="P245">- Organická lučba</text:p>
      <text:p text:style-name="P245">- Toxikologie</text:p>
      <text:p text:style-name="P245">- Opus magnum</text:p>
      <text:p text:style-name="P245">- Lektvary a tinktury</text:p>
      <text:p text:style-name="P245">- Vůle </text:p>
      <text:p text:style-name="P244">*/</text:p>
      <text:p text:style-name="P243"/>
      <text:p text:style-name="P243"/>
      <text:p text:style-name="P243"><text:soft-page-break/>TODO: U výrobků s proměnným hodnocením to uvést v hlavičce. U ceny takového výrobku napsat: Podle hodnocení</text:p>
      <text:h text:style-name="P254" text:outline-level="3">Zranění jedem</text:h>
      <text:p text:style-name="P200">Zatím jen stručný nástřel:</text:p>
      <text:p text:style-name="P200">– mají dobu latence a dobu působení, stejně jako ve starých pravidlech</text:p>
      <text:p text:style-name="P200">– <text:span text:style-name="T381">mají standardní hodnocení (sílu jedu) /* Pravděpodobně budou v pohodě fungovat parametry ze starých pravidel */</text:span></text:p>
      <text:p text:style-name="P200">– <text:span text:style-name="T381">zranění se hází dvakrát, jednou na konci latentní fáze, podruhé na konci doby působení. V obou případech se hází Síla jedu + 1k6 proti 0 + 1k6</text:span></text:p>
      <text:p text:style-name="P200">– Pokud něco snižuje nebo zvyšuje sílu jedu, <text:span text:style-name="T381">má to vliv na oba hody na zranění, ale samozřejmě podle toho, kdy byla síla jedu snížena. Pokud po skočení doby latence, tak zpětně už zranění nesníží a projeví se jen na konci doby působení</text:span></text:p>
      <text:p text:style-name="P200"/>
      <text:p text:style-name="P200">– <text:span text:style-name="T372">Jedy se nevyrábí magicky, shání se obyčejnou cestou (kurare třeba dovozem z Ameriky, zmijí jed se odebírá živé zmiji, bolehlav se sbírá a pak nejspíš vaří). Lze ale jed magicky posílit (pouze po dobu udržování), viz schopnost </text:span><text:span text:style-name="T46">Posílení jedu</text:span><text:span text:style-name="T372">.</text:span></text:p>
      <text:p text:style-name="P200">– <text:span text:style-name="T373">trvalé posílení jedu ještě zvážím (asi by to v principu jít mohlo, prostě by se zkombinovala </text:span><text:span text:style-name="T47">Magická saturace</text:span><text:span text:style-name="T373"> a </text:span><text:span text:style-name="T47">Posílení jedu)</text:span><text:span text:style-name="T373">. TODO</text:span></text:p>
      <text:p text:style-name="P200">/* <text:span text:style-name="T373">Podobně by pak asi šlo dlouhodobě posílit žíraviny, výbušniny a podobně.</text:span> <text:span text:style-name="T382">TODO</text:span> */</text:p>
      <text:h text:style-name="P255" text:outline-level="3"><text:soft-page-break/>Zranění ohněm</text:h>
      <text:p text:style-name="P223">/*</text:p>
      <text:p text:style-name="P224">TODO: Tohle asi udělat jako součást kapitoly <text:span text:style-name="T63">Druhy zranění</text:span></text:p>
      <text:p text:style-name="P224">– nějak to spojit s popisem zápalných raket a granátů a s popisem magických odolností. <text:span text:style-name="T377">Momentálně je to samé na dvou místech a přestože to mechanicky už celkem dává smysl (Odolnost proti ohni se vždycky hází stejně (další hod a bere se lepší z výsledků), zbroj má proti ohni vždycky KZ 1 a odečítá se jak při zásahu plamenným výbuchem tak při každém odolávání hoření včetně kola, kdy došlo k zásahu, Hoření vždycky zraňuje za 1 + 1 za každé 3 body přesahu s tím, že v kole zásahu se hází dovedností použitou na zásah a v dalších kolech se pak hází silou ohně), je to dost roztahané.</text:span></text:p>
      <text:p text:style-name="P225">– takhle (jako v závorce) bych to asi mohl celé napsat, je to o dost kratší a asi i srozumitelnější.</text:p>
      <text:p text:style-name="P223">*/</text:p>
      <text:p text:style-name="P226">Plamenný výbuch</text:p>
      <text:list xml:id="list7191192208975472622" text:style-name="L1">
        <text:list-item>
          <text:p text:style-name="P318">Zranění je Přesah + 2</text:p>
        </text:list-item>
      </text:list>
      <text:p text:style-name="P226">Hoření</text:p>
      <text:list xml:id="list4398865313163599246" text:style-name="L2">
        <text:list-item>
          <text:p text:style-name="P319">Každé kolo hoření se vyhodnocuje zranění: <text:span text:style-name="T346">Síla ohně + 1k6 proti 0 + 1k6</text:span></text:p>
          <text:list>
            <text:list-item>
              <text:p text:style-name="P319"><text:span text:style-name="T346">Při úspěchu</text:span> je <text:span text:style-name="T346">zranění rovno</text:span> 1 + 1 za každé 3 body Přesahu.</text:p>
            </text:list-item>
          </text:list>
        </text:list-item>
        <text:list-item>
          <text:p text:style-name="P319">Při <text:span text:style-name="T347">vícenásobném</text:span> zapálení se nehází dvakrát, vyhodnocuje se silnější efekt.</text:p>
        </text:list-item>
        <text:list-item>
          <text:p text:style-name="P319"><text:soft-page-break/>Trvání každého zapálení se sleduje zvlášť (takže když například skončí trvání kratšího a silnějšího hoření, tak dále pokračuje <text:span text:style-name="T360">ten</text:span> delší a slabší).<text:line-break/><text:tab/></text:p>
        </text:list-item>
      </text:list>
      <text:p text:style-name="P226">V obou případech se odečítá <text:span text:style-name="T365">kvalita</text:span> zbroje proti ohni, což je u všech zbrojí <text:span text:style-name="T360">1</text:span>.</text:p>
      <text:p text:style-name="P227"><text:span text:style-name="T1">Pozn.: </text:span>Kouzlo <text:span text:style-name="T1">Vzplanutí</text:span>:</text:p>
      <text:p text:style-name="P227">/* <text:span text:style-name="T356">TODO: Tohle asi přesunout do popisu kouzla</text:span> */</text:p>
      <text:p text:style-name="P227">– hoření nekončí s prvním úspěšným odoláním (dokud mág kouzlo udržuje, tak musí cíl odolávat)</text:p>
      <text:p text:style-name="P227">– postihy a bonusy <text:span text:style-name="T355">k síle kouzla</text:span> (třeba postih za <text:span text:style-name="T1">Seslání na více cílů</text:span> nebo bonus za použití bodů vůle) se počítají po celou dobu hoření. <text:span text:style-name="T355">Postihy a bonusy k testu Rysu (například za zranění mága) se počítají pouze při seslání.</text:span></text:p>
      <text:p text:style-name="P216">/*</text:p>
      <text:p text:style-name="P228">Všechna živlová kouzla (ve smyslu manipulačních kouzel S<text:span text:style-name="T367">hadowrunu</text:span>) s přímým útokem by měla dělat zranění Přesah +2, stejně jako Plamenný výbuch.</text:p>
      <text:p text:style-name="P228">– buď se od toho odečítá KZ zbroje proti elementu (což je u všech zbrojí 1) a existuje proti tomu magická odolnost (třeba proti ohni)</text:p>
      <text:p text:style-name="P228">– nebo jde to fyzický útok a odečítá se od něj normální KZ (1 u lehké zbroje, 2 u těžké).</text:p>
      <text:p text:style-name="P228">– <text:span text:style-name="T368">(poslední možnost je mentální útok, případně exorcismy a podobně, od kterého se neodečítá nic).</text:span></text:p>
      <text:p text:style-name="P216">*/</text:p>
      <text:h text:style-name="P255" text:outline-level="3"><text:soft-page-break/>Ochrana proti elementům</text:h>
      <text:p text:style-name="P216">Některá kouzla případně alchymistické výrobky (třeba <text:span text:style-name="T1">Ohnivzdorná pasta</text:span>), chrání před působením ohně, mrazu, <text:span text:style-name="T361">jedu, žíravin a podobně.</text:span><text:line-break/><text:tab/>Ochrana má vždy nějaké hodnocení – buď je to síla kouzla, nebo hodnocení alchymistického výrobku. Různé zdroje ochrany před tím samým elementem se nesčítají, účinkuje vždy jen nejsilnější z nich. Platí to i v případě, že máš na sobě více vrstev oblečení či zbroje a všechny jsou chráněny dejme tomu proti ohni. Ochrany proti různým elementům účinkují nezávisle.</text:p>
      <text:p text:style-name="P11">Herní efekt:</text:p>
      <text:list xml:id="list5271654924811595974" text:style-name="L3">
        <text:list-item>
          <text:p text:style-name="P320">Při zásahu <text:span text:style-name="T341">příslušným elementem</text:span> se navíc k obvyklé obraně hází (Hodnocení ochrany + 1k6). <text:span text:style-name="T333">K tomuto hodu se nepočítají žádné bonusy ani postihy.</text:span> Zranění se pak počítá podle lepšího z výsledků.</text:p>
        </text:list-item>
        <text:list-item>
          <text:p text:style-name="P321">Pokud má cíl zbroj (jakoukoliv), tak si výsledné zranění sníží o 1</text:p>
        </text:list-item>
      </text:list>
      <text:p text:style-name="P11">Příklad:</text:p>
      <text:p text:style-name="P229">TODO: příklad zásahu plamenným výbuchem (třeba kouzlem Manipulace s ohněm)</text:p>
      <text:p text:style-name="P229">TODO: příklad vyhodnocení účinku kouzla Vzplanutí</text:p>
      <text:p text:style-name="P230">(standardně se na odolání hází 0 + 1k6, k tomu přibude hodnocení odolnosti proti ohni + 1k6)</text:p>
      <text:p text:style-name="P216">TODO: <text:span text:style-name="T341">příklad vyhodnocení účinku jedu</text:span></text:p>
      <text:h text:style-name="Heading_20_2" text:outline-level="2"><text:soft-page-break/>Granáty, rakety a výbušniny</text:h>
      <text:p text:style-name="P19">/* <text:span text:style-name="T363">Pozn.: Rozdíl mezi bonusem nebo postihem k Přesahu a ke Zranění je docela podstatný. Když je postih k Přesahu, tak to znamená, že se s tím hůř dělají akce jako třeba srážení k zemi nebo odzbrojení, hůř se s tím vyrábějí postihy (což je důležité třeba u slzného plynu) a hůř se vyrobí Přesah 6 a víc na vyřazení protivníka jednou ranou.</text:span></text:p>
      <text:p text:style-name="P20">IDEA: Tlakový granát by možná místo +2 ke Zranění mohl automaticky vytvářet dvojkovou Převahu (cíl je rozhozený, sražený k zemi, atp.)</text:p>
      <text:p text:style-name="P19">– <text:span text:style-name="T376">pokud to nechám na volbě hráče, tak to bude tak, že vždycky dá 2 body zranění (protože bonus je ke Zranění, ne k Přesahu) a zbytek (tedy až Přesah) může znamenat Převahu. Sice je trochu divné, že bude ten, kdo hází granát rozhodovat, jestli to cíl zasáhne nebo jen rozhodí (popř. srazí k zemi a tak), ale to by asi nemuselo až tak vadit. Možnost popsat, co přesně ta Převaha znamená, by mohl dostat obránce (aby hráč neměl pocit, že mu útočník vnutil něco, co nechtěl udělat). Mechanicky dostane útočník to, co chtěl (tedy Převahu příslušné hodnoty), obránce si to pak může popsat jako uzná za vhodné (při zachování mechanické výhody útočníka), aby neměl pocit, že mu někdo bere kontrolu nad postavou.</text:span></text:p>
      <text:p text:style-name="P19">*/</text:p>
      <text:p text:style-name="P196">Při určování výhody ve výzbroji považuj všechny granáty a rakety za těžké zbraně. <text:span text:style-name="T359">Jaký se bude počítat bonus ke zranění záleží na druhu granátu nebo rakety:</text:span></text:p>
      <text:list xml:id="list2243291725724418742" text:style-name="L4">
        <text:list-item>
          <text:p text:style-name="P322">Tlakové</text:p>
          <text:list>
            <text:list-item>
              <text:p text:style-name="P325">Zranění je Přesah + 2</text:p>
            </text:list-item>
            <text:list-item>
              <text:p text:style-name="P327">Cíl si normálně počítá zbroj</text:p>
            </text:list-item>
          </text:list>
        </text:list-item>
        <text:list-item>
          <text:p text:style-name="P322"><text:soft-page-break/>Střepinové</text:p>
          <text:list>
            <text:list-item>
              <text:p text:style-name="P325">Zranění je Přesah + 1</text:p>
            </text:list-item>
            <text:list-item>
              <text:p text:style-name="P327">Cíl si normálně počítá zbroj</text:p>
            </text:list-item>
            <text:list-item>
              <text:p text:style-name="P323">Poloměr <text:span text:style-name="T364">zasažené oblasti</text:span> je <text:span text:style-name="T374">dvojnásobný oproti ostatním granátům</text:span></text:p>
            </text:list-item>
          </text:list>
        </text:list-item>
        <text:list-item>
          <text:p text:style-name="P328">Ohnivé <text:span text:style-name="T94">(plamenný výbuch)</text:span></text:p>
          <text:list>
            <text:list-item>
              <text:p text:style-name="P325">Zranění je Přesah + 2</text:p>
            </text:list-item>
            <text:list-item>
              <text:p text:style-name="P327">Cíl si počítá kvalitu zbroje proti ohni (což je u všech zbrojí 1)</text:p>
            </text:list-item>
            <text:list-item>
              <text:p text:style-name="P326">Cíl si může hodit na Odolnost proti ohni, pokud ji má<text:span text:style-name="T162"> (viz </text:span><text:span text:style-name="T66">Ochrana proti elementům</text:span><text:span text:style-name="T162">)</text:span></text:p>
            </text:list-item>
          </text:list>
        </text:list-item>
        <text:list-item>
          <text:p text:style-name="P322">Zápalné</text:p>
          <text:list>
            <text:list-item>
              <text:p text:style-name="P325">Zranění v případě zásahu je 1 + 1 za každé 3 body Přesahu</text:p>
            </text:list-item>
            <text:list-item>
              <text:p text:style-name="P327">Cíl si počítá kvalitu zbroje proti ohni (což je u všech zbrojí 1)</text:p>
            </text:list-item>
            <text:list-item>
              <text:p text:style-name="P329">Platí pravidla pro Hoření (viz <text:span text:style-name="T63">Zranění ohněm</text:span>)</text:p>
              <text:list>
                <text:list-item>
                  <text:p text:style-name="P330">Cíl bude hořet, <text:span text:style-name="T354">dokud alespoň jednou neuspěje v hodu na odolání hoření</text:span></text:p>
                </text:list-item>
                <text:list-item>
                  <text:p text:style-name="P331">Zranění hořením se poprvé vyhodnocuje už v kole, kdy došlo k zásahu. Nehází se znovu, použije se <text:span text:style-name="T358">P</text:span>řesah zásahu <text:span text:style-name="T357">(ale podle pravidel pro hoření, takže zranění je 1 + 1 za každé 3 body Přesahu)</text:span></text:p>
                </text:list-item>
                <text:list-item>
                  <text:p text:style-name="P332"><text:soft-page-break/>V dalších kolech se už nehází na zásah, místo toho se hází Síla hořlaviny + 1k6 (tedy obvykle Hodnocení výrobku + 1k6) bez dalších postihů a bonusů</text:p>
                </text:list-item>
                <text:list-item>
                  <text:p text:style-name="P325">Jak v kole, kdy došlo k zásahu, tak v každém následujícím kole hoření, si cíl může hodit na Odolnost proti ohni, pokud ji má (viz pravidla pro <text:span text:style-name="T66">Ochrana proti elementům</text:span>)</text:p>
                </text:list-item>
              </text:list>
            </text:list-item>
          </text:list>
        </text:list-item>
        <text:list-item>
          <text:p text:style-name="P333"><text:span text:style-name="T380">S kapalnou náplní</text:span> <text:span text:style-name="T318">(</text:span>rozstříknutí kyseliny, kontaktního jedu, nebo podobné veselosti)</text:p>
          <text:list>
            <text:list-item>
              <text:p text:style-name="P334"><text:span text:style-name="T353">Účinek podle použité substance</text:span> (viz např. <text:span text:style-name="T1">Cibulový extrakt</text:span>)</text:p>
            </text:list-item>
          </text:list>
        </text:list-item>
        <text:list-item>
          <text:p text:style-name="P335">Plynové</text:p>
          <text:list>
            <text:list-item>
              <text:p text:style-name="P336">Zásah <text:span text:style-name="T353">znamená otravu použitým jedem</text:span></text:p>
            </text:list-item>
          </text:list>
        </text:list-item>
      </text:list>
      <text:h text:style-name="P256" text:outline-level="3">Vyhodnocení útoku raketou či granátem</text:h>
      <text:list xml:id="list4386450955338938396" text:style-name="L5">
        <text:list-item>
          <text:p text:style-name="P337">Při útok granátem se používá dovednost <text:span text:style-name="T1">Vrhací zbraně (kameny a granáty)</text:span></text:p>
        </text:list-item>
        <text:list-item>
          <text:p text:style-name="P337">Při útok<text:span text:style-name="T89">u</text:span> raketou se používá <text:span text:style-name="T344">samostatná</text:span> dovednost <text:span text:style-name="T1">Odpalování raket</text:span></text:p>
        </text:list-item>
      </text:list>
      <text:p text:style-name="P202">Účinek tlakových a střepinových explozí klesá se vzdáleností od epicentra. Pro všechny rakety a granáty platí:</text:p>
      <text:list xml:id="list165133309165962" text:continue-list="list2243291725724418742" text:style-name="L4">
        <text:list-item>
          <text:p text:style-name="P324">Poloměr exploze je (síla výbušniny) metrů od zamýšleného místa dopadu</text:p>
        </text:list-item>
        <text:list-item>
          <text:p text:style-name="P338">Střepinové rakety a granáty mají poloměr zasažené oblasti dvojnásobný (tedy 2 * síla výbušniny)</text:p>
        </text:list-item>
        <text:list-item>
          <text:p text:style-name="P339">Podle vzdálenosti cíle od zamýšleného místa dopadu rovnoměrně roste postih k Přesahu při zásahu, od 0 do -2:</text:p>
          <text:list>
            <text:list-item>
              <text:p text:style-name="P339"><text:soft-page-break/>Proti cílům blízkým zamýšlenému místu dopadu nemáš žádný postih</text:p>
            </text:list-item>
            <text:list-item>
              <text:p text:style-name="P339">Proti cílům blízkým okraji zasažené oblasti si počítáš -2 k Přesahu</text:p>
            </text:list-item>
            <text:list-item>
              <text:p text:style-name="P339">Proti cílům někde mezi tím si počítáš -1 k Přesahu</text:p>
            </text:list-item>
          </text:list>
        </text:list-item>
      </text:list>
      <text:p text:style-name="P197"><text:span text:style-name="T88">Neurčujeme, kam přesně granát či raketa dopadla, místo toho si započítáš postih k Přesahu podle vzdálenosti každého cíle od </text:span><text:span text:style-name="T2">zamýšleného</text:span><text:span text:style-name="T88"> místa dopadu. Prvek náhody, tedy mimo jiné kde přesně došlo k explozi a jaký to má vliv na výsledné zranění, vyjadřují hody kostkou.</text:span></text:p>
      <text:p text:style-name="Example_20_Header">Příklad:</text:p>
      <text:p text:style-name="P16"><text:span text:style-name="T375">Házíš tlakový granát na velitele útočící jednotky. Síla výbušniny tvého granátu je 3. Výbuch tedy zasáhne oblast o poloměru tří sáhů. Proti veliteli nebudeš mít žádný postih k Přesahu, protože na něj přímo míříš. Vypravěč následně odhadne, že vojáci jsou rozestoupeni tak, že na dva z nich si budeš počítat postih -1 k Přesahu, na třetího -2 a čtvrtý je mimo rozsah exploze.<text:line-break/><text:tab/>Nikdo z nich nemá zbroj, všichni mají muškety a střílí po tobě. Pro jednoduchost budeme předpokládat, že všichni mají trojkové dovednosti. Tvoje dovednost Vrhací zbraně (Kameny a granáty) je 3 a Fyzickou zdatnost (Uhýbání) máš na dvojce. <text:line-break/><text:tab/>Proti cílům, které granát zasáhne, si házíš pouze jednou. Oni si následně postupně hodí proti tvému výsledku. Ani ty, ani vojáci v rozsahu exploze tvého granátu, nebudete mít výhodu ve zbrani, protože granát se v tomto ohledu počítá jako těžká zbraň a muškety těžké zbraně jsou. Na kostce ti padne 3, celkem máš tedy 6.<text:line-break/><text:tab/>Nyní si proti tobě budou všichni zasažení házet 3 + 1k6 (protože všichni mají trojkovou střelbu).<text:line-break/><text:tab/>Veliteli padne 2, celkem tedy 5. To znamená, že jsi jej zasáhl s Přesahem 1. Velitel je přímo cílem hodu, takže si proti němu nepočítáš žádný postih k Přesahu. Tlakový granát má +2 ke Zranění, celkem bude tedy zraněný za 3 body kondice.<text:line-break/><text:tab/>První voják hodí 1, zasáhl jsi ho tedy s Přesahem 2, proti němu si ovšem počítáš postih -1 k Přesahu. Tvůj granát má ale +2 ke zranění, voják tedy bude zraněný za 4 body kondice.<text:line-break/><text:tab/>Druhý voják hodí 5, celkem má tedy 8 a trefil naopak on tebe s Přesahem 2. Jak je vzdálený od zamýšleného místa exploze v tomto případě nehraje roli, po</text:span><text:soft-page-break/><text:span text:style-name="T375">stih k Přesahu se počítá pouze když uspěješ ve střetu. Mušketa je těžká zbraň, budeš tedy zasažen za 4 body kondice (mínus tvoje případná zbroj). Současně to znamená, že tento voják výbuch ustál bez zranění – možná stačil uskočit, nebo jsi granát nehodil přesně tam, kam jsi zamýšlel.<text:line-break/><text:tab/>Třetí voják hodí 3, má tedy stejně jako ty. To znamená, že on tebe trefil s Přesahem 0 a jelikož je mušketa těžká zbraň, zranil tě za 2 body kondice (mínus případná zbroj). Ty jsi ho také zasáhnul s Přesahem 0, ale počítáš si proti němu postih -2 k Přesahu za to, že je skoro na okraji rozsahu exploze. Tlakový granát sice dává bonus +2 ke zranění, ale to je ve výsledku pořád jen 0, takže tento voják je sice zasažen, ale nebude zraněn.<text:line-break/><text:tab/>Čtvrtý voják je mimo dosah exploze, jeho tedy vůbec neohrožuješ. Proti jeho výstřelu se tedy budeš bránit Fyzickou zdatností (Uhýbáním) a on bude mít výhodu za zbraň (on tě ohrožuje zbraní, ty jeho neohrožuješ vůbec).<text:line-break/><text:tab/>Jemu padlo 2, tobě 4 (házíš si znovu, protože není ohrožen tvým útokem). On má tedy celkem 6 (3 za dovednost, +1 za výhodu ve zbrani, +2 za hod), ty máš celkem také 6 (2 za dovednost, 4 za hod). On tebe tedy zasáhl s Přesahem 0 a jelikož je mušketa těžká zbraň, budeš zraněn za další 2 body kondice (mínus tvoje případná zbroj). Voják zraněn nebude, přestože jsi hodil stejně a granát má bonus +2 ke zranění – jeho totiž v tomto kole vůbec neohrožuješ, protože stál mimo dosah exploze tvého granátu.</text:span></text:p>
      <text:h text:style-name="Heading_20_3" text:outline-level="3">Statická exploze</text:h>
      <text:p text:style-name="P215">Když je výbušnina někde nastražena a dojde k výbuchu v bezprostřední blízkosti cíle, tak se pochopitelně nehází vrháním granátu ani odpalování raket, místo toho se do hodu počítá přímo síla výbušniny.<text:line-break/><text:tab/><text:span text:style-name="T366">Postih k</text:span> <text:span text:style-name="T358">P</text:span>řesahu podle vzdálenosti od místa výbuchu <text:span text:style-name="T366">je</text:span> stejn<text:span text:style-name="T366">ý</text:span> jako při házení či <text:span text:style-name="T345">odpalování</text:span>.</text:p>
      <text:h text:style-name="Heading_20_3" text:outline-level="3">Kumulace výbušnin</text:h>
      <text:list xml:id="list904964398599664053" text:style-name="L6">
        <text:list-item>
          <text:p text:style-name="P340">Základní množství výbušniny, se kterým pravidla pracují, je nálož do jednoho ručního granátu</text:p>
        </text:list-item>
        <text:list-item>
          <text:p text:style-name="P340"><text:soft-page-break/>Za každé zdvojnásobení množství výbušniny roste síla exploze o 1 (takže například střední raketa, která má hlavici o váze dvou náplní ručních granátů, bude mít sílu výbušniny o 1 vyšší oproti pravidlové hodnotě)</text:p>
        </text:list-item>
        <text:list-item>
          <text:p text:style-name="P340">Házet „velegranáty“ jde, ale s postihem -1 za každé zdvojnásobení hmotnosti hlavice</text:p>
        </text:list-item>
      </text:list>
      <text:h text:style-name="Heading_20_3" text:outline-level="3">Metody spouštění <text:span text:style-name="T403">výbuchu</text:span></text:h>
      <text:p text:style-name="P223">Jedna z <text:span text:style-name="T403">násled</text:span>ných metod spuštění je vždy zahrnuta v ceně granátu či rakety, musíš tedy jen určit, která z nich to je. Rozbušky či doutnáky je samozřejmě možné operativně vyměňovat, měnit délku doutnáku a podobně. Není na to potřeba žádn<text:span text:style-name="T403">á</text:span> zvláštní dovednost.</text:p>
      <text:h text:style-name="Heading_20_4" text:outline-level="4">Třaskavá rozbuška</text:h>
      <text:p text:style-name="P223">Třaskavá rozbuška je obvykle malé množství třaskavé rtuti vložené do náplně z černého střelného prachu <text:span text:style-name="T403">nebo jiné trhaviny</text:span>. Třaskavá rtuť exploduje při nárazu, čímž vznítí střelný prach a dojde k vlastní explozi granátu nebo hlavice rakety. Třaskavou rozbušku je možné použít i na vznícení hořlaviny v zápalných granátech a raketách. <text:s/><text:line-break/><text:tab/>Třaskavý granát je celý naplněný třaskavou rtutí, takže je sám sobě rozbuškou.</text:p>
      <text:h text:style-name="Heading_20_5" text:outline-level="5">Riziko nechtěného výbuchu</text:h>
      <text:p text:style-name="P223">Třaskavá rtuť exploduje při jakémkoliv prudkém nárazu, ne jen při dopadu granátu. Z tohoto důvodu se rozbušky většinou uchovávají odděleně a do granátů se vkládají až těsně před použitím. Rozbušky sice mohou explodovat i tak, nespustí tím ale výbuch prachové nálože, takže způsobí jen malé škody.</text:p>
      <text:p text:style-name="P223">Nechtěný výbuch může nastat například:</text:p>
      <text:list xml:id="list4623770233927059659" text:style-name="L7">
        <text:list-item>
          <text:p text:style-name="P342"><text:soft-page-break/>Při skoku do krytu (1 na 1k6)</text:p>
        </text:list-item>
        <text:list-item>
          <text:p text:style-name="P342">Při pádu z koně (1-2 na 1k6)</text:p>
        </text:list-item>
        <text:list-item>
          <text:p text:style-name="P342">Při skoku z velké výšky (1-3 na 1k6)</text:p>
        </text:list-item>
        <text:list-item>
          <text:p text:style-name="P342">Když tě zasáhne jiná exploze (zaručená exploze)</text:p>
        </text:list-item>
      </text:list>
      <text:h text:style-name="P314" text:outline-level="5">Doutnák</text:h>
      <text:p text:style-name="P249"><text:span text:style-name="T142">Použití doutnáku nebo zápalné šňůry je sice méně pohodlné, ale zato výrazně bezpečnější. Doutnák je třeba zapálit před vržením granátu, což zabere jednu akci, pokud máš po ruce otevřený oheň nebo třeba jiný zapálený doutnák, a jeho délka určuje, za jak dlouho granát exploduje. Nejčastěji je doutnák nastaven na jednokolové zpoždění – v jednom kole se zapaluje a hned v dalším </text:span><text:span text:style-name="T145">granát</text:span><text:span text:style-name="T142"> exploduje, je tedy nutné jej hodit okamžitě po zapálení.<text:line-break/><text:tab/>Rakety většinou mívají dva doutnáky, jeden slouží k odpálení rakety, druhý k odpálení nálože. Oba dva se zapalují současně a rozdíl v jejich délce udává, za jak dlouho po výstřelu hlavice exploduje. Standardní nastavení je takové, že raketa </text:span><text:span text:style-name="T145">vybu</text:span><text:span text:style-name="T142">chne </text:span><text:span text:style-name="T145">při</text:span><text:span text:style-name="T142"> dopadu – exploze se pak vyhodnocuje ve stejném kole, kdy byla odpálena. Zkrácením nebo prodloužením doutnáku je ale možné nechat ji explodovat ještě </text:span><text:span text:style-name="T145">za</text:span><text:span text:style-name="T142"> letu, nebo naopak určitý počet kol po dopadu.</text:span></text:p>
      <text:h text:style-name="Heading_20_3" text:outline-level="3">Odpalování raket</text:h>
      <text:p text:style-name="P217">Rakety se nejčastěji odpalují ze země. Nejednodušší odpalovací zařízení je železná tyč zabodnutá do země pod úhlem výstřelu, na kterou se raketa nasadí. Míří se už ve chvíli instalace odpalovacího zařízení, takto odpalované rakety tudíž nejsou moc vhodné ke střelbě na pohyblivé cíle.<text:line-break/><text:tab/>Uvedená doba přípravy rakety nezahrnuje instalaci odpalovacího zařízení, ta může podle podmínek zabrat zhruba deset kol až několik minut.<text:line-break/><text:soft-page-break/><text:tab/>Zapálení doutnáku trvá jedno kolo, vlastní odpálení je pak ale zpožděné podle jeho délky. Nejčastěji bývá nastavený tak, že raketa vystřelí ještě v kole zapalování.<text:line-break/><text:tab/><text:span text:style-name="T165">Zápalnou šňůru je případně možné na dálku zapálit příslušnými kouzly, například kouzlem </text:span><text:span text:style-name="T63">Vzplanutí</text:span><text:span text:style-name="T165">. </text:span>Rakety je také možné odpalovat alchymistickou schopností <text:span text:style-name="T63">Detonace výbušnin</text:span><text:span text:style-name="T165">, zápalná šňůra pak není vůbec potřeba.</text:span></text:p>
      <text:h text:style-name="P252" text:outline-level="2">Plamenomety</text:h>
      <text:p text:style-name="P237">TODO: Pravidla pro vyhodnocení útoku</text:p>
      <text:p text:style-name="P237">– <text:span text:style-name="T408">z hlediska výhody ve výzbroji je to těžká zbraň</text:span></text:p>
      <text:p text:style-name="P237">– <text:span text:style-name="T408">zasáhne všechny cíle bez postihu</text:span></text:p>
      <text:p text:style-name="P237">– <text:span text:style-name="T408">platí pravidla pro hořlaviny (každé kolo útoku se vyhodnocuje jako plamenný výbuch – není to zápalná zbraň)</text:span></text:p>
      <text:h text:style-name="P250" text:outline-level="1">Achymie</text:h>
      <text:p text:style-name="P231">Alchymie má tři části:</text:p>
      <text:list xml:id="list1022466823660933221" text:style-name="L8">
        <text:list-item>
          <text:p text:style-name="P341">Schopnosti</text:p>
          <text:list>
            <text:list-item>
              <text:p text:style-name="P341">Ty jsou uvedeny v následujícím seznamu a za každou z nich je třeba zaplatit 1 zk</text:p>
            </text:list-item>
          </text:list>
        </text:list-item>
        <text:list-item>
          <text:p text:style-name="P341">Magické recepty</text:p>
          <text:list>
            <text:list-item>
              <text:p text:style-name="P341">Ty jsou v kapitole Recepty. Vyžadují znalost schopnosti Magická saturace (která stojí 1 zk), ale za recepty jako takové není třeba platit zkušenosti – můžeš vyrábět cokoliv, u čeho splňuješ požadavky (výjimkou jsou recepty s uvedenou Vzácností, ty je třeba nejdříve ve <text:s/>sehnat)</text:p>
            </text:list-item>
          </text:list>
        </text:list-item>
        <text:list-item>
          <text:p text:style-name="P341"><text:soft-page-break/>Nemagické recepty</text:p>
          <text:list>
            <text:list-item>
              <text:p text:style-name="P341">Opět stačí splnit požadavky, navíc podle nich může vyrábět kdokoliv, protože to je obyčejná chemie</text:p>
            </text:list-item>
          </text:list>
        </text:list-item>
      </text:list>
      <text:h text:style-name="P257" text:outline-level="3">P<text:span text:style-name="T102">roměny hmoty</text:span></text:h>
      <text:p text:style-name="P105">/* <text:span text:style-name="T107">TODO: Oprava, Změna barvy, atd. */</text:span></text:p>
      <text:h text:style-name="Heading_20_4" text:outline-level="4">Magická saturace</text:h>
      <text:p text:style-name="P53"><text:span text:style-name="T74">S</text:span><text:span text:style-name="T68">chopnost</text:span></text:p>
      <text:p text:style-name="P59"><text:span text:style-name="T74">P</text:span><text:span text:style-name="T68">ožadavky: </text:span><text:span text:style-name="T77">Proměny hmoty</text:span><text:span text:style-name="T68"> </text:span><text:span text:style-name="T81">1, </text:span><text:span text:style-name="T61">Udržování magie</text:span></text:p>
      <text:p text:style-name="P140"><text:span text:style-name="T68">Toto veledůležitá schopnost umožňuje vyrábět </text:span><text:span text:style-name="T82">trvalé</text:span><text:span text:style-name="T68"> alchymistické předměty a substance. </text:span><text:span text:style-name="T82">I bez ní lze magicky</text:span><text:span text:style-name="T68"> stvořit látku, kter</text:span><text:span text:style-name="T82">ou není</text:span><text:span text:style-name="T68"> možné vyrobit </text:span><text:span text:style-name="T82">žádným</text:span><text:span text:style-name="T68"> chemickým postupem, </text:span><text:span text:style-name="T82">bude pak však existovat pouze </text:span><text:span text:style-name="T68">po dobu </text:span><text:span text:style-name="T84">magického</text:span><text:span text:style-name="T68"> působení. Substance vytvořené alchymistickými postupy za pomoci </text:span><text:span text:style-name="T57">Magické saturace</text:span><text:span text:style-name="T68"> toto omezení nemají. Nemusí nutně vydržet věčně, stejně jako jakákoliv látka v přírodě </text:span><text:span text:style-name="T82">totiž</text:span><text:span text:style-name="T68"> podléhají zubu času, ale dokud se nerozloží </text:span><text:span text:style-name="T82">či jinak neznehodnotí</text:span><text:span text:style-name="T68">, zachovávají si své magické vlastnosti trvale.<text:line-break/><text:tab/></text:span><text:span text:style-name="T269">Saturaci každého vyráběného předmětu je třeba udržovat, </text:span><text:span text:style-name="T270">což</text:span><text:span text:style-name="T269"> znamená, že můžeš najednou saturovat nejvýše tolik předmětů, kolik je tvé hodnocení </text:span><text:span text:style-name="T58">Udržování magie</text:span><text:span text:style-name="T269"> </text:span><text:span text:style-name="T270">(pokud při tom nebudeš udržovat žádnou jinou magii)</text:span><text:span text:style-name="T269">.<text:line-break/><text:tab/>Nehledě na to, co konkrétního vyrábíš, trvá </text:span><text:span text:style-name="T271">saturace </text:span><text:span text:style-name="T269">vždy sedm dní, kdy každý z těchto dní musíš věnovat nejméně 13 hodin udržování saturačního procesu. Průběh není možné urychlit, nelze tedy tři dny nespat a dokončit tak výrobu předmětu za polovinu týdne. Lze jej ale libovolně přerušovat, takže můžeš věnovat třeba tři dny procesu magické saturace, pak několik dní dělat něco jiného a v dalších čtyřech dnech saturaci dokončit.<text:line-break/><text:tab/></text:span><text:span text:style-name="T272">Předměty či substance vyráběné podle receptů vyžadujících </text:span><text:span text:style-name="T59">Ma</text:span><text:soft-page-break/><text:span text:style-name="T59">gickou saturaci</text:span><text:span text:style-name="T272"> mají své magické vlastnosti už v průběhu udržování saturačního procesu. Můžeš tedy například vyrobit </text:span><text:span text:style-name="T59">Léčivý lektvar</text:span><text:span text:style-name="T272"> a hned ten samý den jím někoho vyléčit za předpokladu, že budeš udržovat saturační proces po dobu, než lektvar začne působit (u léčivých lektvarů je to obvykle zhruba hodina po podání). </text:span><text:span text:style-name="T273">Znamená to tedy také, že se po tuto dobu pacient nesmí vzdálit z dosahu tvého magického působení (případně si na něj můžeš vytvořit </text:span><text:span text:style-name="T60">Magické spojení</text:span><text:span text:style-name="T273"> a udržovat saturační proces přes něj).</text:span></text:p>
      <text:h text:style-name="P264" text:outline-level="4"><text:span text:style-name="T75">Maskování</text:span><text:span text:style-name="T74"> </text:span><text:span text:style-name="T77">substance</text:span></text:h>
      <text:p text:style-name="P51"><text:span text:style-name="T74">S</text:span><text:span text:style-name="T68">chopnost</text:span></text:p>
      <text:p text:style-name="P58"><text:span text:style-name="T74">P</text:span><text:span text:style-name="T68">ožadavky: </text:span><text:span text:style-name="T77">Proměny hmoty</text:span><text:span text:style-name="T68"> </text:span><text:span text:style-name="T78">2</text:span></text:p>
      <text:p text:style-name="P44"><text:span text:style-name="T369">Díky této schopnosti budou</text:span> tebou vlastnoručně vyrobené substance obtížně detekovatelné. Týká se to jak schopností jako <text:span text:style-name="T1">Vycítění výbušnin</text:span>, tak třeba rozpoznání čichem nebo chemickým rozborem.<text:line-break/><text:tab/>Jakýkoliv pokus o detekci vyžaduje <text:span text:style-name="T370">test</text:span> proti tvému hodnocení Přeměn hmoty.</text:p>
      <text:p text:style-name="P43">– <text:span text:style-name="T103">maskovaná substance</text:span> má pak ovšem slabou magickou auru <text:span text:style-name="T104">(tzn. pohledem do astrálu se dá zjistit, že je to maskovaná substance, ale nedá se zjistit jaká)</text:span></text:p>
      <text:p text:style-name="P67"><text:span text:style-name="T68">– </text:span><text:span text:style-name="T76">funguje dokonce i proti detekci Šestým smyslem (hází se střet hodnocení)</text:span></text:p>
      <text:h text:style-name="P265" text:outline-level="4">Analýza substanc<text:span text:style-name="T378">e</text:span></text:h>
      <text:p text:style-name="P52"><text:span text:style-name="T74">S</text:span><text:span text:style-name="T68">chopnost</text:span></text:p>
      <text:p text:style-name="P60"><text:span text:style-name="T74">P</text:span><text:span text:style-name="T68">ožadavky: </text:span><text:span text:style-name="T77">Proměny hmoty</text:span><text:span text:style-name="T68"> </text:span><text:span text:style-name="T87">1</text:span><text:span text:style-name="T77"><text:line-break/></text:span><text:span text:style-name="T79">Trvání: zhruba </text:span><text:span text:style-name="T85">10</text:span><text:span text:style-name="T79"> </text:span><text:span text:style-name="T85">minut</text:span></text:p>
      <text:p text:style-name="P198"><text:soft-page-break/><text:span text:style-name="T85">K </text:span><text:span text:style-name="T68">analýze je </text:span><text:span text:style-name="T86">po</text:span><text:span text:style-name="T68">třeba přenosná alchymistická souprava nebo laboratoř.</text:span></text:p>
      <text:list xml:id="list7240431163609193216" text:style-name="L9">
        <text:list-item>
          <text:p text:style-name="P343"><text:span text:style-name="T77">H</text:span><text:span text:style-name="T80">ází se: Proměny hmoty + 1k6 proti hodnocení Maskování substance + 1k6 (nebo 0 + 1k6, pokud substance není magicky maskovaná).</text:span></text:p>
        </text:list-item>
      </text:list>
      <text:h text:style-name="Heading_20_3" text:outline-level="3">Pyrotechnika</text:h>
      <text:h text:style-name="Heading_20_4" text:outline-level="4">Rozbuška</text:h>
      <text:p text:style-name="P49">Kouzlo</text:p>
      <text:p text:style-name="P36">Požadavky: Pyrotechnika 1<text:line-break/><text:span text:style-name="T70">Doba sesílání: 1 </text:span><text:span text:style-name="T71">minuta</text:span></text:p>
      <text:p text:style-name="P37"><text:span text:style-name="T70">D</text:span><text:span text:style-name="T68">okážeš přivést k výbuchu libovolnou třaskavinu nebo výbušninu v dosahu tvého magického působení. </text:span><text:span text:style-name="T72">Nemusíš vnímat přímo výbušninu, stačí předmět, ve kterém je uložena.</text:span></text:p>
      <text:p text:style-name="P42"><text:span text:style-name="T73">– L</text:span><text:span text:style-name="T68">ze </text:span><text:span text:style-name="T86">použít</text:span><text:span text:style-name="T68"> nejdřív</text:span><text:span text:style-name="T86">e</text:span><text:span text:style-name="T68"> </text:span><text:span text:style-name="T57">Detekci výbušnin </text:span><text:span text:style-name="T68">a cílit přes ni</text:span></text:p>
      <text:p text:style-name="P42"><text:span text:style-name="T68">– </text:span><text:span text:style-name="T73">J</text:span><text:span text:style-name="T72">de o statickou explozi, hází se tedy síla výbušniny + 1k6</text:span></text:p>
      <text:p text:style-name="P42"><text:span text:style-name="T72">– </text:span><text:span text:style-name="T83">J</text:span><text:span text:style-name="T74">e možné zkombinovat </text:span><text:span text:style-name="T62">Rozbušku</text:span><text:span text:style-name="T74"> a </text:span><text:span text:style-name="T62">Posílení exploze</text:span></text:p>
      <text:h text:style-name="P266" text:outline-level="4">Tvarování exploze</text:h>
      <text:p text:style-name="P50">Kouzlo</text:p>
      <text:p text:style-name="P26">Požadavky: Pyrotechnika 2<text:line-break/><text:span text:style-name="T68">Doba sesílání: 1 kolo</text:span></text:p>
      <text:p text:style-name="P35"><text:soft-page-break/>Dokážeš tvarovat exploze <text:span text:style-name="T91">podob</text:span>ně, jako mágové tvarují kouzla. Může<text:span text:style-name="T91">š se tedy například pokusit o to, aby nezasáhla tebou vyjmenované cíle</text:span>. <text:span text:style-name="T91">Na rozdíl od kouzel to ale není automatické, exploze je přece jen nespoutaná přírodní síla.</text:span></text:p>
      <text:p text:style-name="Example_20_Header">Herní efekt:</text:p>
      <text:list xml:id="list5590040806945353664" text:style-name="L10">
        <text:list-item>
          <text:p text:style-name="P344">Můžeš libovolné cíle v dosahu tvého magického působení bránit před účinkem explozí hodem Pyrotechnika + 1k6. Lze získat bonus za body Vůle a je možné bez postihu bránit více cílů najednou.</text:p>
        </text:list-item>
      </text:list>
      <text:p text:style-name="P242">TODO: Tvarování exploze lze využít k navádění raket. Hází se Pyrotechnikou (místo Odpalováním raket) a lze získat bonus k hodu za body vůle</text:p>
      <text:h text:style-name="Heading_20_4" text:outline-level="4">Posílení <text:span text:style-name="T373">výbušniny</text:span></text:h>
      <text:p text:style-name="P50">Kouzlo</text:p>
      <text:p text:style-name="P27">Požadavky: Pyrotechnika 3<text:line-break/><text:span text:style-name="T68">Doba sesílání: 1 kolo<text:line-break/></text:span><text:span text:style-name="T69">Vyžaduje použití Vůle</text:span></text:p>
      <text:p text:style-name="P25">V dosahu <text:span text:style-name="T93">s</text:span>vého magického působení můžeš posilovat účinek <text:span text:style-name="T373">výbušnin</text:span> za body Vůle. <text:span text:style-name="T90">Získaný bonus se přičítá jen k síle exploze, nikoliv k hodu na zásah granátem či raketou.<text:line-break/><text:tab/>Posílení exploze je možné na výbušninu seslat i předem a následně udržovat. Takto můžeš například posílit granát a sám jej v následujícím kole hodit. Když jej hází někdo jiný, můžeš samozřejmě výbušninu posílit přímo při hodu.<text:line-break/><text:tab/>Pokud stejnou výbušninu posílí víc alchymistů, počítá se jen nejvyšší bonus.</text:span></text:p>
      <text:p text:style-name="Example_20_Header"><text:soft-page-break/>Příklad:</text:p>
      <text:p text:style-name="P15">Předem si na svůj střepinový granát se silou exploze 4 sešleš <text:span text:style-name="T1">Posílení </text:span><text:span text:style-name="T48">výbušniny</text:span> s použitím tří bodů vůle. Když ho později v boji hodíš, tak bude mít poloměr zasažené oblasti 12 metrů místo původních 8.</text:p>
      <text:h text:style-name="P267" text:outline-level="4">Posílení hořlaviny</text:h>
      <text:p text:style-name="Text_20_body">Kouzlo</text:p>
      <text:p text:style-name="P28">Požadavky: Pyrotechnika 3<text:line-break/><text:span text:style-name="T68">Doba sesílání: 1 kolo<text:line-break/></text:span><text:span text:style-name="T69">Vyžaduje použití Vůle</text:span></text:p>
      <text:p text:style-name="P29">V dosahu <text:span text:style-name="T93">s</text:span>vého magického působení můžeš posilovat účinek <text:span text:style-name="T93">hořlavin</text:span> za body Vůle. <text:span text:style-name="T93">Můžeš takto posílit i oheň, který někdo zapálil magicky, ale nikoliv magicky stvořené plameny, které nevznikají z žádného hořlavého materiálu.<text:line-break/><text:tab/>Když chceš oheň posilovat dlouhodobě, můžeš </text:span><text:span text:style-name="T45">Posílení hořlaviny</text:span><text:span text:style-name="T93"> udržovat, body Vůle pak stačí zaplatit jen jednou.<text:line-break/><text:tab/>Pokud stejnou hořlavinu posílí víc alchymistů, počítá se jen nejvyšší bonus.</text:span></text:p>
      <text:p text:style-name="Example_20_Header">Příklady použití:</text:p>
      <text:list xml:id="list8955180993546796348" text:style-name="L11">
        <text:list-item>
          <text:p text:style-name="P345">Zvýšení účinku plamenometu</text:p>
        </text:list-item>
        <text:list-item>
          <text:p text:style-name="P345">Zapálení zcela promáčeného dřeva</text:p>
        </text:list-item>
      </text:list>
      <text:h text:style-name="P268" text:outline-level="4">Vycítění výbušnin</text:h>
      <text:p text:style-name="P54">Kouzlo</text:p>
      <text:p text:style-name="P38">Požadavky: Pyrotechnika 4<text:line-break/>Doba sesílání: 1 kolo</text:p>
      <text:p text:style-name="P45"><text:soft-page-break/>Sesláním detekuješ všechny třaskaviny a výbušniny v dosahu tvého magického působení. Pokud jsou skryté pomocí Maskování výbušnin, rozhoduje výsledek střetu hodnocení.</text:p>
      <text:h text:style-name="Heading_20_3" text:outline-level="3">Minerální lučba</text:h>
      <text:h text:style-name="Heading_20_4" text:outline-level="4">Posílení žíraviny</text:h>
      <text:p text:style-name="P61">Kouzlo</text:p>
      <text:p text:style-name="P33">Požadavky: <text:span text:style-name="T275">Minerální lučba</text:span> 3<text:line-break/><text:span text:style-name="T68">Doba sesílání: 1 kolo<text:line-break/></text:span><text:span text:style-name="T69">Vyžaduje použití Vůle</text:span></text:p>
      <text:p text:style-name="P30">V dosahu <text:span text:style-name="T93">s</text:span>vého magického působení můžeš posilovat účinek <text:span text:style-name="T96">kyselin a zásad</text:span> za body Vůle. <text:span text:style-name="T96">Pokud stejnou žíravinu posílí víc alchymistů, počítá se jen nejvyšší bonus.</text:span></text:p>
      <text:p text:style-name="P30">/*</text:p>
      <text:p text:style-name="P199">Jde zaplatit body vůle jen jedno<text:span text:style-name="T379">u</text:span> a pak to udržovat, stejně jako u posílení hořlaviny.</text:p>
      <text:p text:style-name="P199">TODO: Přesunout tahle pravidla na jedno místo a odtud na ně odkázat.</text:p>
      <text:p text:style-name="P30">*/</text:p>
      <text:h text:style-name="Heading_20_4" text:outline-level="4">Vycítění žíravin</text:h>
      <text:p text:style-name="P55">Kouzlo</text:p>
      <text:p text:style-name="P39">Požadavky: <text:span text:style-name="T98">Minerální lučba</text:span> 4<text:line-break/>Doba sesílání: 1 kolo</text:p>
      <text:p text:style-name="P46"><text:soft-page-break/>Sesláním detekuješ všechny <text:span text:style-name="T95">žíraviny (kyseliny i zásady)</text:span> v dosahu tvého magického působení.</text:p>
      <text:p text:style-name="P48">/* <text:span text:style-name="T286">Což by nejspíš znamenalo i žaludeční šťávy, hmm. Chce to promyslet.</text:span></text:p>
      <text:p text:style-name="P48">– <text:span text:style-name="T371">pak by nějakej vykuk mohl chtít použít posílení žíraviny. Co by to udělalo? Asi jako hoření, tj. každé kolo hod síla žíraviny + 1k6 proti 0 + 1k6, zranění by bylo 1 + 1 za každé 3 body Přesahu. Síla žíraviny v lidském žaludku je nejspíš 0, tj. házelo by se jen posílením za Vůli</text:span></text:p>
      <text:p text:style-name="P48">– <text:span text:style-name="T371">asi proč ne. Je to sice hnusné, ale vzato kolem a kolem je to asi stejně silné jako kouzlo Vzplanutí. Tomu se taky nedá moc bránit jinak, než utéct z dosahu udržování (pokud to teda není zakouzlené přes magické spojení), nebo vyřadit toho, kdo to zakouzlil.</text:span> */</text:p>
      <text:h text:style-name="Heading_20_3" text:outline-level="3">Toxikologie</text:h>
      <text:p text:style-name="Text_20_body">/* <text:span text:style-name="T106">TODO: Asi vyhodit kouzla na práci s jedy z léčivé magie. Měla by jen léčit následky jedu, ne neutralizovat/zpomalovat jedy. Přírodní magie určitě může zahrnovat i toxikologii, Thaumaturgie asi ne.</text:span> */</text:p>
      <text:h text:style-name="P269" text:outline-level="4">Zrychlení jedu</text:h>
      <text:p text:style-name="P63">Kouzlo</text:p>
      <text:p text:style-name="P32">Požadavky: <text:span text:style-name="T97">Toxikologie</text:span> <text:span text:style-name="T101">2</text:span><text:line-break/><text:span text:style-name="T68">Doba sesílání: 1 kolo<text:line-break/></text:span><text:span text:style-name="T69">Vyžaduje použití Vůle</text:span></text:p>
      <text:p text:style-name="P65">– zkracuje dobu latence <text:span text:style-name="T383">i dobu</text:span> působení <text:span text:style-name="T383">jedu nebo drogy</text:span> <text:span text:style-name="T101">(síla kouzla) krát</text:span>.</text:p>
      <text:p text:style-name="P65">– je třeba mít možnost magicky působit na jed nebo na otrávenou osobu</text:p>
      <text:h text:style-name="P270" text:outline-level="4"><text:soft-page-break/>Zastavení jedu</text:h>
      <text:p text:style-name="P57">Kouzlo</text:p>
      <text:p text:style-name="P41">Požadavky: <text:span text:style-name="T100">Toxikologie</text:span> <text:span text:style-name="T105">2</text:span><text:line-break/>Doba sesílání: 1 kolo</text:p>
      <text:p text:style-name="P101">– po dobu udržování jed netiká (v podstatě ekvivalent zpožděného zranění u adepta/vraha. Ovšem s tím, že jed nelze „vypnout“, po ukončení udržování bude působit dál).</text:p>
      <text:h text:style-name="Heading_20_4" text:outline-level="4">Posílení jedu</text:h>
      <text:p text:style-name="P62">Kouzlo</text:p>
      <text:p text:style-name="P31">Požadavky: <text:span text:style-name="T97">Toxikologie</text:span> 3<text:line-break/><text:span text:style-name="T68">Doba sesílání: 1 kolo<text:line-break/></text:span><text:span text:style-name="T69">Vyžaduje použití Vůle</text:span></text:p>
      <text:p text:style-name="P31">V dosahu <text:span text:style-name="T93">s</text:span>vého magického působení můžeš posilovat účinek <text:span text:style-name="T97">jedů a drog</text:span> za body Vůle. <text:span text:style-name="T96">Pokud stejnou substanci víc alchymistů, počítá se jen nejvyšší bonus.</text:span></text:p>
      <text:p text:style-name="P64">– <text:span text:style-name="T92">funguje i na drogy</text:span></text:p>
      <text:p text:style-name="P64">– <text:span text:style-name="T98">lze seslat na jed před aplikací, nebo i na už otrávenou osobu</text:span></text:p>
      <text:p text:style-name="P64">– <text:span text:style-name="T98">zvyšuje se síla jedu, tj. jak zranění na konci latence, tak na konci doby působení</text:span></text:p>
      <text:h text:style-name="Heading_20_4" text:outline-level="4">Vycítění jedu</text:h>
      <text:p text:style-name="P56">Kouzlo</text:p>
      <text:p text:style-name="P40">Požadavky: <text:span text:style-name="T100">Toxikologie</text:span> 4<text:line-break/>Doba sesílání: 1 kolo</text:p>
      <text:p text:style-name="P47"><text:soft-page-break/>Sesláním detekuješ všechny <text:span text:style-name="T99">jedy a drogy</text:span> v dosahu tvého magického působení.</text:p>
      <text:p text:style-name="P66">– pokud je jed magicky maskovaný, hází se střet hodnocení</text:p>
      <text:h text:style-name="P251" text:outline-level="1">Alchymistická výroba</text:h>
      <text:h text:style-name="P258" text:outline-level="3">Nástroje</text:h>
      <text:p text:style-name="P190">K výrobě magických substancí či předmětů jsou třeba speciální nástroje. <text:span text:style-name="T146">Pokud u receptu není uvedeno, že vyžaduje laboratoř, vystačí si s přenosnou soupravou.</text:span></text:p>
      <text:h text:style-name="P315" text:outline-level="5">Přenosná souprava</text:h>
      <text:p text:style-name="P191">Cena: <text:span text:style-name="T170">TODO: Záleží na startovních zdrojích, začínající alchymista by si to asi měl být schopen dovolit (s rezervou na další výbavu). Na druhou stranu by to asi mělo stát víc než 1 lektvar (což je 40 zl).</text:span></text:p>
      <text:p text:style-name="P191">- <text:span text:style-name="T287">i když ne nezbytně, při nejhorším holt nebude vyrábět na cestách, ale někde v mistrově laboratoři.</text:span></text:p>
      <text:p text:style-name="P174"><text:span text:style-name="T108">T</text:span>ruhla speciálně upravená pro bezpečný přenos všech potřebných zkumavek, nástrojů, chemikálií a surovin.</text:p>
      <text:h text:style-name="P315" text:outline-level="5">Laboratoř</text:h>
      <text:p text:style-name="P174"><text:span text:style-name="T362">K p</text:span>řevoz<text:span text:style-name="T362">u je třeba loď nebo vůz</text:span> a pravděpodobně po něm bude potřeba obnovit podstatnou část rozbitého vybavení.</text:p>
      <text:h text:style-name="P258" text:outline-level="3"><text:soft-page-break/>Suroviny</text:h>
      <text:p text:style-name="P192">Navzdory <text:span text:style-name="T291">lidovým pověrám se při alchymistických postupech nepoužívají tajemné magické ingredience jako netopýří křídla, kořen mandragory nasbíraný za úplňku a podobně, ale obyčejné chemické látky, léčivé byliny a podobně. To, co činí výrobek magickým, nejsou zvláštní okolnosti sběru, ale magický proces výroby.<text:line-break/><text:tab/>Většinu z těchto surovin je po sběru nutné nějak zpracovat – bylinky usušit nebo vylouhovat, určité chemické látky vyrobit z jiných, a podobně. Jedná se však o obyčejné, nemagické postupy, které může provést kdokoliv s příslušnými znalostmi. Cena surovin uvedená u každého receptu představuje suroviny zpracované až do stavu těsně před závěrečným „smícháním“, které dá výrobku jeho magické vlastnosti.<text:line-break/><text:tab/>Ke sběru a zpracování surovin slouží buď stejná dovednost, jaká je potřeba na výrobu podle příslušného receptu (se stejným požadavkem na hodnocení), nebo dovednost </text:span><text:span text:style-name="T15">Sběr a zpracování alchymistických surovin</text:span><text:span text:style-name="T291"> na stejném nebo vyšším stupni. Zpracování surovin navíc vyžaduje přenosnou soupravu nebo laboratoř.<text:line-break/><text:tab/>Sběr a následná úprava surovin do vhodného stavu dohromady trvá jednomu člověku v průměru jeden měsíc na každou dávku surovin (to je množství surovin potřebné na výrobu jednoho předmětu) nehledě na požadované hodnocení. Pokud tedy nejsi ve velké finanční nouzi, nebo obzvláště netoužíš po tom, nasbírat a zpracovat si suroviny vlastníma rukama, je rozumné je prostě koupit.</text:span></text:p>
      <text:h text:style-name="P258" text:outline-level="3">Postup výroby</text:h>
      <text:p text:style-name="P248"><text:span text:style-name="T295">Konečné </text:span>„<text:span text:style-name="T295">smíchání surovin“</text:span> <text:span text:style-name="T292">zahrnuje různé chemické postupy</text:span>, například kalcinac<text:span text:style-name="T292">i</text:span>, rozpouštění, fermentac<text:span text:style-name="T292">i</text:span>, destilac<text:span text:style-name="T292">i</text:span>, srážení a podobně, <text:span text:style-name="T293">spíš než o chemické procesy</text:span> jde ale o kroky magického <text:span text:style-name="T294">rituálu</text:span> podobně, jako se zaklínadlo skládá z gest a slov. <text:span text:style-name="T295">Musí jej ovšem udělat alchymista s magickým nadáním znalý příslušného receptu a schopnosti </text:span><text:span text:style-name="T14">Magická saturace.</text:span> Když ten samý postup <text:soft-page-break/>provede někdo bez magického nadání, dosáhne úplně jiného výsledku, který rozhodně nebude mít požadované magické vlastnosti.<text:line-break/><text:tab/><text:span text:style-name="T295">Tento magický proces trvá zhruba hodinu nehledě na to, co konkrétně vyrábíš a už při jeho dokončení bude mít předmět nebo substance magické vlastnosti – ovšem pouze dokud budeš magii udržovat. Když tedy pospícháš, tak můžeš výrobek použít hned po „smíchání“ surovin, dokud ještě magický proces výroby udržuješ. Pokud jsi však ještě nedokončil celý proces saturace, tak své magické vlastnosti ztratí, jakmile udržování ukončíš.<text:line-break/><text:tab/>Léčivé lektvary musí v těle pacienta působit alespoň jednu hodinu, než nastartují léčivý proces. Pokud tedy nemáš připravený hotový lektvar a potřebuješ někoho rychle vyléčit, můžeš jej z připravených surovin na místě umíchat (což zabere zhruba hodinu), dát jej někomu vypít a následně jej další hodinu udržovat. Účinek pak bude stejný, jako kdyby pacient vypil lektvar po dokončení procesu magické saturace.</text:span><text:line-break/><text:tab/><text:span text:style-name="T296">Pokud chceš, aby si výrobek zachoval své magické vlastnosti trvale, musíš proces </text:span><text:span text:style-name="T16">magické saturace</text:span><text:span text:style-name="T296"> udržovat celkem 7 dní (viz popis schopnosti </text:span><text:span text:style-name="T14">Magická saturace</text:span><text:span text:style-name="T290"> v rámci oboru Proměny hmoty).</text:span></text:p>
      <text:h text:style-name="P259" text:outline-level="3">Výrobky s proměnným hodnocením</text:h>
      <text:p text:style-name="P247">Cokoliv, co má účinek závislý na hodnocení, můžeš vyrobit i s nižším hodnocením výrobku, než je požadované hodnocení dovednosti. Má to smysl, zejména pokud chceš ušetřit na surovinách. Nelze to ale provést u předmětů, které nemají uvedený účinek pro různá hodnocení – takové výrobky musí mít požadované hodnocení, aby vůbec fungovaly.</text:p>
      <text:p text:style-name="P247">Ceny <text:span text:style-name="T343">podle</text:span> stupně hodnocení jsou následující:</text:p>
      <text:list xml:id="list1344459135958434981" text:style-name="L12">
        <text:list-item text:start-value="1">
          <text:p text:style-name="P346"><text:span text:style-name="T169">suroviny </text:span><text:span text:style-name="T167">2</text:span><text:span text:style-name="T166"> zl </text:span><text:span text:style-name="T167">(3), celkem </text:span><text:span text:style-name="T168">20</text:span><text:span text:style-name="T167"> zl (</text:span><text:span text:style-name="T168">4</text:span><text:span text:style-name="T167">)</text:span></text:p>
        </text:list-item>
        <text:list-item>
          <text:p text:style-name="P347"><text:span text:style-name="T283">suroviny 4</text:span> zl <text:span text:style-name="T281">(3), celkem 40 zl (4)</text:span></text:p>
        </text:list-item>
        <text:list-item>
          <text:p text:style-name="P347"><text:soft-page-break/><text:span text:style-name="T283">suroviny 9</text:span> zl <text:span text:style-name="T281">(3), celkem 90 zl (4)</text:span></text:p>
        </text:list-item>
        <text:list-item>
          <text:p text:style-name="P347"><text:span text:style-name="T283">suroviny 16</text:span> zl <text:span text:style-name="T281">(4), celkem 160 zl (5)</text:span></text:p>
        </text:list-item>
        <text:list-item>
          <text:p text:style-name="P347"><text:span text:style-name="T283">suroviny 25</text:span> zl <text:span text:style-name="T281">(4), celkem 250 zl (5)</text:span></text:p>
        </text:list-item>
        <text:list-item>
          <text:p text:style-name="P347"><text:span text:style-name="T283">suroviny 36</text:span> zl <text:span text:style-name="T281">(4), celkem 360 zl (5)</text:span></text:p>
        </text:list-item>
        <text:list-item>
          <text:p text:style-name="P348"><text:span text:style-name="T283">suroviny 49</text:span> zl (<text:span text:style-name="T282">4</text:span>), celkem <text:span text:style-name="T282">490</text:span> zl (<text:span text:style-name="T282">5</text:span>)</text:p>
        </text:list-item>
        <text:list-item>
          <text:p text:style-name="P348"><text:span text:style-name="T283">suroviny 64</text:span> zl (<text:span text:style-name="T282">4</text:span>), celkem <text:span text:style-name="T282">640</text:span> zl (<text:span text:style-name="T282">5</text:span>)</text:p>
        </text:list-item>
        <text:list-item>
          <text:p text:style-name="P403"><text:span text:style-name="T283">suroviny 81</text:span> zl (<text:span text:style-name="T282">4</text:span>), celkem <text:span text:style-name="T282">810</text:span> zl (<text:span text:style-name="T282">5</text:span>)</text:p>
        </text:list-item>
      </text:list>
      <text:h text:style-name="Heading_20_2" text:outline-level="2"><text:span text:style-name="T404">Magické r</text:span>ecepty</text:h>
      <text:p text:style-name="P206">Recepty se není třeba učit za zkušenosti, u většiny stačí splnit požadavky. Některé velmi vzácné recepty je třeba nejprve získat v průběhu hraní, v popisu mají uvedené hodnocení Vzácnosti.</text:p>
      <text:h text:style-name="Heading_20_3" text:outline-level="3">Opus magnum</text:h>
      <text:p text:style-name="P150">Opus magnum, neboli Velké dílo, je <text:span text:style-name="T157">odedávna</text:span> středobodem alchymist<text:span text:style-name="T157">ického</text:span> bádání. Jeho cílem je nalezení tajemství <text:span text:style-name="T1">Kamene mudrců</text:span> a všechno ostatní, co se <text:span text:style-name="T158">adept díla</text:span> při této své životní cestě naučí, je jen vedlejším a v podstatě nezajímavým produktem. <text:span text:style-name="T157">Všechny léčivé lektvary, magické předměty a substance, esenciální oleje a další úžasné produkty alchymie, jsou tedy z pohledu pravých adeptů Velkého díla jen „legrační drobnosti“, v podstatě omyly, které adeptovi ukázaly, že tudy cesta k ultimátnímu cíli nevede.<text:line-break/><text:tab/>Potíž je, že proces odhalování tajemství Kamene mudrců obvykle zabere celý život a z těch, kdo vytrvají, cíle dosáhnou jen nemnozí. Drtivá většina alchymistů, kteří začínali jako adepti Velkého díla, po cestě zbloudí, případně si říkají, že „se chvíli budou pro změnu věnovat něčemu užitečnému“ a k tomu zásadnímu alchymistickému bádání se časem vrátí.<text:line-break/></text:span><text:soft-page-break/><text:span text:style-name="T157"><text:tab/>Z pohledu těch několika legendárních alchymistických mistrů, kteří se skutečně tajemství </text:span><text:span text:style-name="T5">kamene</text:span><text:span text:style-name="T157"> dobrali, se tedy drtivá většina alchymistů zabývá právě těmi „legračními drobnostmi“ a nemá právo prohlašovat se za adepty Velkého díla.<text:line-break/><text:tab/>Z pohledu prostých lidí jsou to však naopak právě praktičtí alchymisté, kdo divy a zázraky alchymie přináší do jejich všedních životů.</text:span></text:p>
      <text:h text:style-name="Heading_20_4" text:outline-level="4">Lektvar levitace</text:h>
      <text:p text:style-name="Text_20_body">/* <text:span text:style-name="T412">Lektvar beztíže – asi přesnější, ale bude se to možná plést s nehmotností</text:span> */</text:p>
      <text:p text:style-name="P113">Recept</text:p>
      <text:p text:style-name="P152">Požadavky: <text:s/><text:span text:style-name="T303">Opus magnum</text:span> <text:span text:style-name="T305">3</text:span>, <text:span text:style-name="T8">Magická saturace<text:line-break/></text:span><text:span text:style-name="T174">Cena: Suroviny </text:span><text:span text:style-name="T191">9</text:span><text:span text:style-name="T180"> </text:span><text:span text:style-name="T174">zl (</text:span><text:span text:style-name="T191">3</text:span><text:span text:style-name="T174">), celkem </text:span><text:span text:style-name="T191">9</text:span><text:span text:style-name="T188">0</text:span><text:span text:style-name="T174"> zl (</text:span><text:span text:style-name="T191">4</text:span><text:span text:style-name="T174">)<text:line-break/></text:span><text:span text:style-name="T182">Trvání: </text:span><text:span text:style-name="T186">Po dobu udržování</text:span></text:p>
      <text:p text:style-name="P147"><text:span text:style-name="T173">Tento </text:span><text:span text:style-name="T189">lektvar</text:span><text:span text:style-name="T173"> mohou použít pouze osoby s magickým nadáním znalé </text:span><text:span text:style-name="T1">Udržování magie</text:span><text:span text:style-name="T173">. </text:span><text:span text:style-name="T187">Po požití </text:span><text:span text:style-name="T192">bude</text:span><text:span text:style-name="T193">š</text:span><text:span text:style-name="T192"> </text:span><text:span text:style-name="T187">po dobu udržování </text:span><text:span text:style-name="T192">zcela oproštěn od zemské tíže</text:span><text:span text:style-name="T193">. Vztahuje se to však pouze na tvoje tělo, nikoliv na věci, co máš na sobě či je držíš. V těžké zbroji s batohem na zádech tedy budeš schopen maximálně tak dlouhých skoků, asi jako kdyby na tebe působila menší gravitační síla.</text:span></text:p>
      <text:list xml:id="list6252108268741786382" text:style-name="L13">
        <text:list-item>
          <text:p text:style-name="P349"><text:span text:style-name="T239">Postava pod vlivem</text:span><text:span text:style-name="T173"> </text:span><text:span text:style-name="T1">Lektvaru levitace</text:span><text:span text:style-name="T173"> má </text:span><text:span text:style-name="T239">v boji</text:span><text:span text:style-name="T173"> </text:span><text:span text:style-name="T239">ne</text:span><text:span text:style-name="T173">výhodu</text:span></text:p>
        </text:list-item>
      </text:list>
      <text:h text:style-name="P271" text:outline-level="4">Lektvar mlhoviny</text:h>
      <text:p text:style-name="P112">Recept</text:p>
      <text:p text:style-name="P151">Požadavky: <text:s/><text:span text:style-name="T303">Opus magnum</text:span> <text:span text:style-name="T304">4</text:span>, <text:span text:style-name="T8">Magická saturace<text:line-break/></text:span><text:span text:style-name="T174">Cena: Suroviny </text:span><text:span text:style-name="T188">16</text:span><text:span text:style-name="T180"> </text:span><text:span text:style-name="T174">zl (</text:span><text:span text:style-name="T188">4</text:span><text:span text:style-name="T174">), celkem </text:span><text:span text:style-name="T188">160</text:span><text:span text:style-name="T174"> zl (</text:span><text:span text:style-name="T188">5</text:span><text:span text:style-name="T174">)<text:line-break/></text:span><text:span text:style-name="T182">Trvání: </text:span><text:span text:style-name="T186">Po dobu udržování</text:span></text:p>
      <text:p text:style-name="P149"><text:soft-page-break/><text:span text:style-name="T173">Tento </text:span><text:span text:style-name="T189">lektvar</text:span><text:span text:style-name="T173"> </text:span><text:span text:style-name="T240">můžeš použít,</text:span><text:span text:style-name="T173"> pouze </text:span><text:span text:style-name="T240">pokud máš magické nadání a umíš</text:span><text:span text:style-name="T173"> </text:span><text:span text:style-name="T1">Udržování magie</text:span><text:span text:style-name="T173">. </text:span><text:span text:style-name="T187">Po požití se po dobu udržování </text:span><text:span text:style-name="T189">částečně</text:span><text:span text:style-name="T187"> přesune</text:span><text:span text:style-name="T193">š</text:span><text:span text:style-name="T187"> do astrálního prostoru, jako kdyby</text:span><text:span text:style-name="T193">s</text:span><text:span text:style-name="T187"> použil schopnost </text:span><text:span text:style-name="T20">Astrální </text:span><text:span text:style-name="T21">projekce</text:span><text:span text:style-name="T187">. </text:span><text:span text:style-name="T189">Lektvar</text:span><text:span text:style-name="T187"> bude účinkovat pouze tam, kde je možné do astrálního prostoru vstoupit.<text:line-break/><text:tab/></text:span><text:span text:style-name="T189">Současně se vznikem tvé astrální formy se tvoje fyzické tělo změní v mlhu. </text:span><text:span text:style-name="T190">V této podobě budeš vnímat pouze astrální prostor (a budeš se tedy moci orientovat pouze podle odrazu fyzického světa do astrálního, viz kapitola </text:span><text:span text:style-name="T274">Astrální prostor</text:span><text:span text:style-name="T190">)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187"><text:line-break/><text:tab/></text:span><text:span text:style-name="T190">Mlžná forma je nezranitelná fyzickými předměty (a tedy i zbraněmi), lze ji ale ublížit ohněm, mrazem či výbojem a jde </text:span><text:span text:style-name="T245">ji</text:span><text:span text:style-name="T190"> také </text:span><text:span text:style-name="T245">zranit</text:span><text:span text:style-name="T190"> </text:span><text:span text:style-name="T22">mentálním útokem</text:span><text:span text:style-name="T190">.</text:span></text:p>
      <text:h text:style-name="P272" text:outline-level="4">Elixír <text:span text:style-name="T303">odhmotnění</text:span></text:h>
      <text:p text:style-name="P112">Recept</text:p>
      <text:p text:style-name="P151">Požadavky: <text:s/><text:span text:style-name="T303">Opus magnum</text:span> <text:span text:style-name="T303">5</text:span>, <text:span text:style-name="T8">Magická saturace<text:line-break/></text:span><text:span text:style-name="T174">Cena: Suroviny </text:span><text:span text:style-name="T186">25</text:span><text:span text:style-name="T180"> </text:span><text:span text:style-name="T174">zl (</text:span><text:span text:style-name="T188">4</text:span><text:span text:style-name="T174">), celkem </text:span><text:span text:style-name="T186">250</text:span><text:span text:style-name="T174"> zl (</text:span><text:span text:style-name="T188">5</text:span><text:span text:style-name="T174">)<text:line-break/></text:span><text:span text:style-name="T182">Trvání: </text:span><text:span text:style-name="T186">Po dobu udržování</text:span></text:p>
      <text:p text:style-name="P148"><text:span text:style-name="T173">Tento </text:span><text:span text:style-name="T189">lektvar</text:span><text:span text:style-name="T173"> </text:span><text:span text:style-name="T240">můžeš použít,</text:span><text:span text:style-name="T173"> pouze </text:span><text:span text:style-name="T240">pokud máš magické nadání a umíš</text:span><text:span text:style-name="T173"> </text:span><text:span text:style-name="T1">Udržování magie</text:span><text:span text:style-name="T173">. </text:span><text:span text:style-name="T187">Po požití se po dobu udržování </text:span><text:span text:style-name="T189">téměř úplně</text:span><text:span text:style-name="T187"> přesune</text:span><text:span text:style-name="T240">š</text:span><text:span text:style-name="T187"> do astrálního prostoru, </text:span><text:span text:style-name="T189">téměř </text:span><text:span text:style-name="T187">jako kdyby</text:span><text:span text:style-name="T240">s</text:span><text:span text:style-name="T187"> použil schopnost </text:span><text:span text:style-name="T20">Astrální vstup</text:span><text:span text:style-name="T187">. Elixír bude účinkovat pouze tam, kde je možné do astrálního prostoru vstoupit.<text:line-break/></text:span><text:soft-page-break/><text:span text:style-name="T187"><text:tab/>Na rozdíl od použití </text:span><text:span text:style-name="T20">Astrálního vstupu</text:span><text:span text:style-name="T187"> však </text:span><text:span text:style-name="T20">Elixír odhmotnění</text:span><text:span text:style-name="T187">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189">Pomocí </text:span><text:span text:style-name="T21">Elixíru odhmotnění</text:span><text:span text:style-name="T189"> není možné vstoupit do hlubokého astrálního prostoru.</text:span></text:p>
      <text:h text:style-name="P273" text:outline-level="4">Balzám <text:span text:style-name="T152">věčnosti</text:span></text:h>
      <text:p text:style-name="P89">Recept</text:p>
      <text:p text:style-name="P102">Požadavky: <text:span text:style-name="T154">Opus magnum</text:span> 5, <text:span text:style-name="T8">Magická saturace</text:span><text:line-break/><text:span text:style-name="T171">Cena: Suroviny 16 zl (4), celkem 490 zl (5)</text:span><text:line-break/><text:span text:style-name="T152">Vzácnost: 7</text:span></text:p>
      <text:p text:style-name="P90">Znalost výroby tohoto vzácného balzámu je považována za předstupeň k odhalení receptu <text:span text:style-name="T1">Nápoje mládí</text:span>. Někteří <text:span text:style-name="T159">slavní</text:span> alchymisté však <text:span text:style-name="T159">prohlašují</text:span>, že to je slepá ulička.</text:p>
      <text:p text:style-name="P2">Herní efekt:</text:p>
      <text:p text:style-name="P90"><text:span text:style-name="T153">Pokožka potřená </text:span><text:span text:style-name="T3">Balzámem věčnosti</text:span><text:span text:style-name="T153">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h text:style-name="P273" text:outline-level="4"><text:soft-page-break/>Nápoj mládí</text:h>
      <text:p text:style-name="P91">Recept</text:p>
      <text:p text:style-name="P103">Požadavky: <text:span text:style-name="T154">Opus magnum</text:span> 6, <text:span text:style-name="T8">Magická saturace</text:span><text:line-break/><text:span text:style-name="T171">Cena: Suroviny 36 zl (4), celkem 1440 zl (6)</text:span><text:line-break/><text:span text:style-name="T153">Vzácnost: 12</text:span></text:p>
      <text:p text:style-name="P91">Tento <text:span text:style-name="T285">nesmírně vzácný</text:span> mistrovský výtvor dokáže vrátit ztracené mládí. <text:span text:style-name="T156">Háček ovšem je, že na každého živého tvora účinkuje pouze jednou.<text:line-break/><text:tab/>Postup výroby je tajný, mnozí praktičtí alchymisté dokonce pochybují o jeho existenci.</text:span></text:p>
      <text:h text:style-name="P274" text:outline-level="4">Alkahest</text:h>
      <text:p text:style-name="P92">Recept</text:p>
      <text:p text:style-name="P92">Požadavky: <text:span text:style-name="T154">Opus magnum</text:span> 6, <text:span text:style-name="T8">Magická saturace</text:span><text:line-break/><text:span text:style-name="T171">Cena: Suroviny 36 zl (4), celkem 1000 zl (5)</text:span><text:line-break/>Vzácnost: 1<text:span text:style-name="T336">0</text:span></text:p>
      <text:p text:style-name="P183"><text:span text:style-name="T35">Alkahest</text:span><text:span text:style-name="T336"> je univerzální rozpouštědlo – rozpustí jakoukoliv hmotu, včetně lidské tkáně, zlata, platiny a předmětů chráněných </text:span><text:span text:style-name="T35">Nerozpustnou pastou</text:span><text:span text:style-name="T336">.<text:line-break/><text:tab/>Nevyrábí se přímo, ale ve dvou inertních složkách, jejichž smícháním teprve vznikne. Bez toho by jej totiž nebylo jak uchovávat.<text:line-break/><text:tab/>Jedna várka </text:span><text:span text:style-name="T34">Alhakestu</text:span><text:span text:style-name="T337"> rozpustí zhruba jeden kilogram materiálu. Rozpuštěnou hmotu lze opět vysrážet. Mít možnost zkoumat, jaké úžasné materiály je takto možné vytvořit, je nepochybně snem každého alchymisty.</text:span></text:p>
      <text:p text:style-name="P18">Herní efekt:</text:p>
      <text:list xml:id="list3514607111775463701" text:style-name="L14">
        <text:list-item>
          <text:p text:style-name="P350"><text:soft-page-break/><text:span text:style-name="T227">Pokud je lahvička se dvěma složkami </text:span><text:span text:style-name="T34">Alkahestu</text:span><text:span text:style-name="T227"> doplněnými třaskavinou použita k útoku, útok se vyhodnocuje jako </text:span><text:span text:style-name="T243">hod</text:span><text:span text:style-name="T227"> granátem </text:span><text:span text:style-name="T240">s </text:span><text:span text:style-name="T250">kapalnou</text:span><text:span text:style-name="T240"> náplní</text:span><text:span text:style-name="T227">. </text:span><text:span text:style-name="T243">Síla exploze (a tedy rozsah zasažené oblasti) záleží na použité třaskavině.</text:span><text:span text:style-name="T227"> </text:span><text:span text:style-name="T241">Zranění </text:span><text:span text:style-name="T49">Alkahestem</text:span><text:span text:style-name="T241"> je Přesah + 3.</text:span></text:p>
          <text:list>
            <text:list-item>
              <text:p text:style-name="P350"><text:span text:style-name="T227">Při zásahu kromě zranění zamýšleného cíle dojde k </text:span><text:span text:style-name="T242">těžkému </text:span><text:span text:style-name="T227">poškození všeho, co má na sobě (zbroj, šaty, výbava) a také všeho kolem.</text:span></text:p>
            </text:list-item>
          </text:list>
        </text:list-item>
      </text:list>
      <text:p text:style-name="P203"><text:span text:style-name="T227">/* </text:span><text:span text:style-name="T246">TODO: Poznámku o závislosti síly exploze na použité třaskavině </text:span><text:span text:style-name="T247">(</text:span><text:span text:style-name="T246">a vůbec vysvětlení toho, jak fungujou granáty s kapalnou náplní) přesunout do popisu granátů s kapalnou náplní </text:span><text:span text:style-name="T247">v kapitole Rakety, granáty a výbušniny (a sem na ni dát odkaz)</text:span><text:span text:style-name="T227"> */</text:span></text:p>
      <text:h text:style-name="Heading_20_4" text:outline-level="4">Kámen mudrců</text:h>
      <text:p text:style-name="P93">Recept</text:p>
      <text:p text:style-name="P94">Požadavky: Opus magnum 6, <text:span text:style-name="T8">Magická saturace</text:span><text:line-break/><text:span text:style-name="T172">Cena: Nevyčíslitelná</text:span><text:line-break/><text:span text:style-name="T153">Vzácnost: ?</text:span></text:p>
      <text:p text:style-name="P95">Hledání tajemství <text:span text:style-name="T1">Kamene mudrců</text:span> je <text:span text:style-name="T155">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4">Kamene</text:span><text:span text:style-name="T155">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4">Kamene mudrců</text:span><text:span text:style-name="T155"> je, že postup funguje vždy pouze tomu, kdo jej objevil. Veškeré spisy, které se týkají Velkého díla, </text:span><text:soft-page-break/><text:span text:style-name="T155">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h text:style-name="Heading_20_3" text:outline-level="3"><text:span text:style-name="T276">Recepty o</text:span>rganick<text:span text:style-name="T276">é</text:span> lučb<text:span text:style-name="T278">y</text:span></text:h>
      <text:h text:style-name="Heading_20_4" text:outline-level="4">Resorbční pasta</text:h>
      <text:p text:style-name="P73">Recept</text:p>
      <text:p text:style-name="P103">Požadavky: <text:span text:style-name="T147">Organická lučba</text:span> 1, <text:span text:style-name="T8">Magická saturace</text:span><text:line-break/><text:span text:style-name="T171">Cena: Suroviny 2 zl (3), celkem 20 zl (4)</text:span></text:p>
      <text:p text:style-name="P68">Resorbční pasta je magická substance, která se dobře vstřebává kůží a lze v ní snadno rozpustit jiné látky.<text:line-break/><text:tab/><text:span text:style-name="T288">Jedna várka resobční pasty vystačí na aplikaci jedné plné dávky jedu, drogy či léčiva.</text:span></text:p>
      <text:p text:style-name="P3">Příklady použití:</text:p>
      <text:list xml:id="list8848343499204672852" text:style-name="L15">
        <text:list-item>
          <text:p text:style-name="P352">Základ mastí</text:p>
        </text:list-item>
        <text:list-item>
          <text:p text:style-name="P353"><text:span text:style-name="T109">Kon</text:span><text:span text:style-name="T110">taktní a</text:span><text:span text:style-name="T109">plikace léčivých </text:span><text:span text:style-name="T118">a povzbudivých</text:span><text:span text:style-name="T109"> prostředků, jedů </text:span><text:span text:style-name="T118">nebo</text:span><text:span text:style-name="T109"> drog: </text:span><text:span text:style-name="T110">libovolný jed nebo drogu je takto možné aplikovat přes kůži.</text:span></text:p>
        </text:list-item>
        <text:list-item>
          <text:p text:style-name="P351"><text:span text:style-name="T110">Stabilizační náplast: Náplast potřená </text:span><text:span text:style-name="T113">R</text:span><text:span text:style-name="T112">esorbční pastou</text:span><text:span text:style-name="T110"> </text:span><text:span text:style-name="T119">napuštěnou</text:span><text:span text:style-name="T110"> </text:span><text:span text:style-name="T112">Stabilizační tinkturou</text:span><text:span text:style-name="T110">.</text:span></text:p>
        </text:list-item>
      </text:list>
      <text:h text:style-name="P275" text:outline-level="4">Věčná svíce</text:h>
      <text:p text:style-name="P128">Recept</text:p>
      <text:p text:style-name="P189"><text:soft-page-break/><text:span text:style-name="T121">Požadavky: <text:s/></text:span><text:span text:style-name="T122">Organická</text:span><text:span text:style-name="T121"> lučba </text:span><text:span text:style-name="T122">2</text:span><text:span text:style-name="T121">, </text:span><text:span text:style-name="T114">Magická saturace<text:line-break/></text:span><text:span text:style-name="T123">Cena: Suroviny </text:span><text:span text:style-name="T122">4</text:span><text:span text:style-name="T124"> </text:span><text:span text:style-name="T123">zl (</text:span><text:span text:style-name="T125">3</text:span><text:span text:style-name="T123">), celkem </text:span><text:span text:style-name="T122">40</text:span><text:span text:style-name="T126"> </text:span><text:span text:style-name="T123">zl (</text:span><text:span text:style-name="T125">4</text:span><text:span text:style-name="T123">)</text:span></text:p>
      <text:p text:style-name="P188"><text:span text:style-name="T115">V</text:span><text:span text:style-name="T111">ěčná svíce</text:span><text:span text:style-name="T120">, jak název napovídá, nikdy nezhasne. Není ji dokonce ani možné uhasit, a to ani ponořením do vody. Její plamen je vždy modrý, zatím se ještě nikomu nepodařilo vyrobit </text:span><text:span text:style-name="T111">Věčnou svíci</text:span><text:span text:style-name="T120"> s jinou barvu. Je také studený, je tedy možné se jej bez nebezpečí dotknout a není jím možné cokoliv zapálit.<text:line-break/><text:tab/></text:span><text:span text:style-name="T111">Věčné svíce</text:span><text:span text:style-name="T120"> se často používají při magických rituálech.</text:span></text:p>
      <text:h text:style-name="Heading_20_4" text:outline-level="4">Fixační <text:span text:style-name="T297">pasta</text:span></text:h>
      <text:p text:style-name="P73">Recept</text:p>
      <text:p text:style-name="P103">Požadavky: <text:span text:style-name="T147">Organická lučba</text:span> <text:span text:style-name="T148">3, </text:span><text:span text:style-name="T8">Magická saturace<text:line-break/></text:span><text:span text:style-name="T174">Cena: Suroviny </text:span><text:span text:style-name="T176">9</text:span><text:span text:style-name="T174"> zl (</text:span><text:span text:style-name="T176">3</text:span><text:span text:style-name="T174">), celkem </text:span><text:span text:style-name="T176">90</text:span><text:span text:style-name="T174"> zl (</text:span><text:span text:style-name="T176">4</text:span><text:span text:style-name="T174">)</text:span></text:p>
      <text:p text:style-name="P139">Fixační <text:span text:style-name="T297">pasta</text:span> způsobuje, že živá tkáň při regeneraci zachovává zafixovaný tvar a strukturu. <text:span text:style-name="T297">Pasta neurychluje hojení, pouze brání zahojení do jiné podoby než před utrpěním zranění (takže například brání vzniku jizev).</text:span> Nechrání <text:span text:style-name="T149">také</text:span> před přirozeným stárnutím.<text:line-break/><text:tab/>Při opakovaném použití platí vždy naposledy aplikovaná fixace. Pokud je tedy <text:span text:style-name="T297">pasta</text:span> použita před utrpěním zraněním a následně po něm, tak se tkáň nevrátí do podoby před zraněním, ale naopak zůstane zafixovaná ve zraněném stavu.<text:line-break/><text:tab/><text:span text:style-name="T289">Jedna várka fixační tinktury vystačí tak akorát na jednoho celého člověka, případně na fixaci několika desítek cejchů.</text:span><text:line-break/><text:tab/><text:span text:style-name="T280">Fixační pastu není možné odstranit </text:span><text:span text:style-name="T12">Magickým rozpouštědlem</text:span><text:span text:style-name="T280">.</text:span></text:p>
      <text:p text:style-name="Example_20_Header">Příklady použití:</text:p>
      <text:list xml:id="list2013479604107002376" text:style-name="L16">
        <text:list-item>
          <text:p text:style-name="P354"><text:span text:style-name="T148">O</text:span>chran<text:span text:style-name="T148">a</text:span> cejchů před <text:span text:style-name="T148">magickou</text:span> <text:span text:style-name="T1">Regenerací</text:span>. Nepomůže dokonce ani celý cejch vyříznout a výsledek nechat zregenerovat, <text:span text:style-name="T148">tkáň opět doroste do zafixované podoby</text:span>.</text:p>
        </text:list-item>
        <text:list-item>
          <text:p text:style-name="P355"><text:soft-page-break/>Prevence před jizvami a špatným srůstem zlomenin. Zranění osoby <text:span text:style-name="T150">předem</text:span> ošetřené fixační pastou se vždy zahojí zcela bez jizev a zlomeniny srostou správně, leda by to nebylo fyzicky možné (v tom případě nesrostou, dokud nebude překážka ve správném srůstu odstraněna).</text:p>
        </text:list-item>
        <text:list-item>
          <text:p text:style-name="P355">Mučení zafixováním zranění – pacienta nebude možné vyléčit, a to dokonce ani magicky.</text:p>
        </text:list-item>
      </text:list>
      <text:p text:style-name="P96"><text:span text:style-name="T160">Mezi stíny je použití </text:span><text:span text:style-name="T6">Fixační </text:span><text:span text:style-name="T13">tinktury</text:span><text:span text:style-name="T160"> pro zajištění správného hojení zlomenin a zamezení vzniku jizev zcela běžné. Stejně tak je běžné u výše postavených či majetných osob (šlechta, bohatí měšťané a obchodníci, vojenští důstojníci).</text:span></text:p>
      <text:h text:style-name="Heading_20_4" text:outline-level="4">Neutralizační agent fixační <text:span text:style-name="T284">tinktury</text:span></text:h>
      <text:p text:style-name="P74">Recept</text:p>
      <text:p text:style-name="P104">Požadavky: <text:span text:style-name="T147">Organická lučba</text:span> 5, <text:span text:style-name="T8">Magická saturace<text:line-break/></text:span><text:span text:style-name="T174">Cena: Suroviny </text:span><text:span text:style-name="T179">25</text:span><text:span text:style-name="T174"> zl (</text:span><text:span text:style-name="T175">5</text:span><text:span text:style-name="T174">), celkem </text:span><text:span text:style-name="T179">640</text:span><text:span text:style-name="T174"> zl (</text:span><text:span text:style-name="T175">6</text:span><text:span text:style-name="T174">)</text:span><text:line-break/><text:span text:style-name="T151">Vzácnost: 8</text:span><text:line-break/>Nástroje: Laboratoř</text:p>
      <text:p text:style-name="Text_20_body">Velice vzácná a drahá substance. S její pomocí lze zrušit efekt <text:span text:style-name="T1">fixační </text:span><text:span text:style-name="T13">tinktury</text:span>, a tedy umožnit magickou obnovu tkáně do původní podoby.</text:p>
      <text:h text:style-name="Heading_20_4" text:outline-level="4">Ohnivý dech</text:h>
      <text:p text:style-name="P97">Recept</text:p>
      <text:p text:style-name="P201">Požadavky: <text:span text:style-name="T147">Organická lučba</text:span> 3, <text:span text:style-name="T8">Magická saturace<text:line-break/></text:span><text:span text:style-name="T174">Cena: </text:span><text:span text:style-name="T244">Podle hodnocení<text:line-break/><text:tab/>Pro stupeň 3:</text:span><text:span text:style-name="T174"> Suroviny </text:span><text:span text:style-name="T177">9</text:span><text:span text:style-name="T174"> zl (</text:span><text:span text:style-name="T177">3</text:span><text:span text:style-name="T174">), celkem </text:span><text:span text:style-name="T177">90</text:span><text:span text:style-name="T174"> zl (</text:span><text:span text:style-name="T177">4</text:span><text:span text:style-name="T174">)</text:span></text:p>
      <text:p text:style-name="P99"><text:soft-page-break/>Ohnivý dech je mírně alkoholický nápoj se silnou olejovitou příchutí. Ten, kdo ho vypije, bude několik minut vydechovat silně hořlavé plyny. Samy o sobě nevzplanou, je k tomu potřeba otevřený zdroj ohně (například louč).</text:p>
      <text:p text:style-name="Example_20_Header">Herní efekt:</text:p>
      <text:list xml:id="list3206576396445424883" text:style-name="L17">
        <text:list-item>
          <text:p text:style-name="P357">Útok ohnivým dechem se počítá jako lehká zbraň. Použitá dovednost je <text:span text:style-name="T1">Boj zblízka (Plivání ohně)</text:span></text:p>
        </text:list-item>
        <text:list-item>
          <text:p text:style-name="P356"><text:span text:style-name="T161">Platí pravidla pro plamenný výbuch (viz </text:span><text:span text:style-name="T64">Zranění ohněm</text:span><text:span text:style-name="T162">)</text:span></text:p>
        </text:list-item>
      </text:list>
      <text:h text:style-name="Heading_20_4" text:outline-level="4">Dračí dech</text:h>
      <text:p text:style-name="P98">Recept</text:p>
      <text:p text:style-name="P104">Požadavky: <text:span text:style-name="T147">Organická lučba</text:span> 5, <text:span text:style-name="T8">Magická saturace<text:line-break/></text:span><text:span text:style-name="T174">Cena: Suroviny </text:span><text:span text:style-name="T177">25</text:span><text:span text:style-name="T174"> zl (</text:span><text:span text:style-name="T177">4</text:span><text:span text:style-name="T174">), celkem </text:span><text:span text:style-name="T177">250</text:span><text:span text:style-name="T174"> zl (</text:span><text:span text:style-name="T177">5</text:span><text:span text:style-name="T174">)</text:span></text:p>
      <text:p text:style-name="P99"><text:span text:style-name="T1">Dračí dech</text:span> je silnější varianta <text:span text:style-name="T1">Ohnivého dechu</text:span>. <text:span text:style-name="T163">Na rozdíl od něj je silně pikantní (asi jako chilli papričky). Pokud jej někdo vypije bez varování, může to být dost nebezpečné, protože</text:span> <text:span text:style-name="T163">p</text:span>rudké vydechnutí vede k samovznícení <text:span text:style-name="T163">plynu, není tedy potřeba otevřený zdroj ohně</text:span>. Ve všem ostatním se chová stejně jako <text:span text:style-name="T1">Ohnivý dech</text:span>.</text:p>
      <text:h text:style-name="Heading_20_4" text:outline-level="4">Nerozpustná pasta</text:h>
      <text:p text:style-name="P106">Recept</text:p>
      <text:p text:style-name="P207">Požadavky: <text:span text:style-name="T147">Organická lučba</text:span> 3, <text:span text:style-name="T8">Magická saturace<text:line-break/></text:span><text:span text:style-name="T174">Cena: </text:span><text:span text:style-name="T244">Podle hodnocení<text:line-break/><text:tab/>Pro stupeň 3:</text:span><text:span text:style-name="T174"> Suroviny </text:span><text:span text:style-name="T178">9</text:span><text:span text:style-name="T174"> zl (</text:span><text:span text:style-name="T178">3</text:span><text:span text:style-name="T174">), celkem </text:span><text:span text:style-name="T178">90</text:span><text:span text:style-name="T174"> zl (</text:span><text:span text:style-name="T178">4</text:span><text:span text:style-name="T174">)</text:span></text:p>
      <text:p text:style-name="P100"><text:soft-page-break/><text:span text:style-name="T164">Nerozpustná pasta po nanesení vytvoří tenký povlak odolný proti veškerým známým žíravinám a rozpouštědlům s výjimkou </text:span><text:span text:style-name="T7">Alkahestu</text:span><text:span text:style-name="T164">.<text:line-break/><text:tab/>Obyčejná voda je také rozpouštědlo, papír nebo oděv potřený </text:span><text:span text:style-name="T7">Nerozpustnou pastou</text:span><text:span text:style-name="T164"> je tedy dokonale hydrofobní.</text:span></text:p>
      <text:p text:style-name="Example_20_Header">Herní efekt:</text:p>
      <text:list xml:id="list2061667325074791301" text:style-name="L18">
        <text:list-item>
          <text:p text:style-name="P358"><text:span text:style-name="T384">Platí pravidla pro </text:span><text:span text:style-name="T67">Ochranu před elementy</text:span><text:span text:style-name="T384"> (pasta chrání před útokem žíravinou)</text:span></text:p>
        </text:list-item>
        <text:list-item>
          <text:p text:style-name="P359">Pastu je v zásadě možné aplikovat i na holou kůži, vede to ale k nepříjemné dráždivé reakci (asi jako ekzém) a efekt vydrží jen několik hodin</text:p>
        </text:list-item>
      </text:list>
      <text:h text:style-name="Heading_20_4" text:outline-level="4">Ohnivzdorná pasta</text:h>
      <text:p text:style-name="P106">Recept</text:p>
      <text:p text:style-name="P208">Požadavky: <text:span text:style-name="T147">Organická lučba</text:span> <text:span text:style-name="T298">4</text:span>, <text:span text:style-name="T8">Magická saturace<text:line-break/></text:span><text:span text:style-name="T174">Cena: </text:span><text:span text:style-name="T244">Podle hodnocení<text:line-break/><text:tab/>Pro stupeň </text:span><text:span text:style-name="T248">4</text:span><text:span text:style-name="T244">:</text:span><text:span text:style-name="T174"> Suroviny </text:span><text:span text:style-name="T181">16</text:span><text:span text:style-name="T174"> zl (</text:span><text:span text:style-name="T181">4</text:span><text:span text:style-name="T174">), celkem </text:span><text:span text:style-name="T181">160</text:span><text:span text:style-name="T174"> zl (</text:span><text:span text:style-name="T181">5</text:span><text:span text:style-name="T174">)</text:span></text:p>
      <text:p text:style-name="P137"><text:span text:style-name="T275">Jak název napovídá, </text:span><text:span text:style-name="T10">Ohnivzdorná pasta</text:span><text:span text:style-name="T275"> chrání proti ohni. Nanáší se na povrch předmětů, například na zbroj nebo šaty. Je v zásadě možné ji aplikovat i na holou kůži, vyvolává však silnou alergickou reakci, něco jako ekzém. Odstranit je ji možné pomocí </text:span><text:span text:style-name="T11">Magického rozpouštědla</text:span><text:span text:style-name="T279">, případně fyzicky odřít.</text:span></text:p>
      <text:p text:style-name="Example_20_Header">Herní efekt:</text:p>
      <text:list xml:id="list4852765695199873755" text:style-name="L19">
        <text:list-item>
          <text:p text:style-name="P360"><text:span text:style-name="T332">Platí pravidla pro </text:span><text:span text:style-name="T65"><text:s/></text:span><text:span text:style-name="T67">Ochranu před elementy</text:span></text:p>
        </text:list-item>
      </text:list>
      <text:h text:style-name="Heading_20_4" text:outline-level="4">Mrazuvzdorná pasta</text:h>
      <text:p text:style-name="P107">Recept</text:p>
      <text:p text:style-name="P208"><text:soft-page-break/>Požadavky: <text:s/><text:span text:style-name="T147">Organická lučba</text:span> <text:span text:style-name="T298">4</text:span>, <text:span text:style-name="T8">Magická saturace<text:line-break/></text:span><text:span text:style-name="T174">Cena: </text:span><text:span text:style-name="T244">Podle hodnocení<text:line-break/><text:tab/>Pro stupeň </text:span><text:span text:style-name="T248">4</text:span><text:span text:style-name="T244">:</text:span><text:span text:style-name="T174"> Suroviny </text:span><text:span text:style-name="T181">16</text:span><text:span text:style-name="T180"> </text:span><text:span text:style-name="T174">zl (</text:span><text:span text:style-name="T181">4</text:span><text:span text:style-name="T174">), celkem </text:span><text:span text:style-name="T181">160</text:span><text:span text:style-name="T174"> zl (</text:span><text:span text:style-name="T181">5</text:span><text:span text:style-name="T174">)</text:span></text:p>
      <text:p text:style-name="P138"><text:span text:style-name="T275">Jak název napovídá, </text:span><text:span text:style-name="T10">Mrazuvzdorná pasta</text:span><text:span text:style-name="T275"> chrání proti ohni. Nanáší se na povrch předmětů, například na zbroj nebo šaty. Aplikace přímo na holou kůži má stejný efekt jako u </text:span><text:span text:style-name="T10">Ohnivzdorné pasty</text:span><text:span text:style-name="T275">.</text:span></text:p>
      <text:p text:style-name="P8">Herní efekt:</text:p>
      <text:list xml:id="list7879457560548190631" text:style-name="L20">
        <text:list-item>
          <text:p text:style-name="P361"><text:span text:style-name="T332">Platí pravidla pro <text:s/></text:span><text:span text:style-name="T67">Ochranu před elementy</text:span></text:p>
        </text:list-item>
      </text:list>
      <text:h text:style-name="P276" text:outline-level="4">Hřejivý elixír</text:h>
      <text:p text:style-name="P108">Recept</text:p>
      <text:p text:style-name="P143">Požadavky: <text:s/><text:span text:style-name="T147">Organická lučba</text:span> <text:span text:style-name="T298">2</text:span>, <text:span text:style-name="T8">Magická saturace<text:line-break/></text:span><text:span text:style-name="T174">Cena: Suroviny </text:span><text:span text:style-name="T181">4</text:span><text:span text:style-name="T180"> </text:span><text:span text:style-name="T174">zl (</text:span><text:span text:style-name="T180">3</text:span><text:span text:style-name="T174">), celkem </text:span><text:span text:style-name="T181">4</text:span><text:span text:style-name="T180">0</text:span><text:span text:style-name="T174"> zl (</text:span><text:span text:style-name="T180">4</text:span><text:span text:style-name="T174">)<text:line-break/></text:span><text:span text:style-name="T182">Trvání: Do probuzení po nejbližším vydatném spánku</text:span></text:p>
      <text:p text:style-name="P144"><text:span text:style-name="T174">P</text:span><text:span text:style-name="T183">ožití </text:span><text:span text:style-name="T17">hřejivého elixíru</text:span><text:span text:style-name="T183"> umožní příjemný a bezpečný pobyt v mrazivém prostředí. </text:span>Nestačí ale na ochranu před hlubokým mrazem <text:span text:style-name="T299">(způsobeným například kouzlem </text:span><text:span text:style-name="T18">Mráz</text:span><text:span text:style-name="T299">)</text:span>.</text:p>
      <text:h text:style-name="P277" text:outline-level="4"><text:span text:style-name="T301">Chladivý</text:span> elixír</text:h>
      <text:p text:style-name="P110">Recept</text:p>
      <text:p text:style-name="P145">Požadavky: <text:s/><text:span text:style-name="T147">Organická lučba</text:span> <text:span text:style-name="T298">2</text:span>, <text:span text:style-name="T8">Magická saturace<text:line-break/></text:span><text:span text:style-name="T174">Cena: Suroviny </text:span><text:span text:style-name="T181">4</text:span><text:span text:style-name="T180"> </text:span><text:span text:style-name="T174">zl (</text:span><text:span text:style-name="T180">3</text:span><text:span text:style-name="T174">), celkem </text:span><text:span text:style-name="T181">4</text:span><text:span text:style-name="T180">0</text:span><text:span text:style-name="T174"> zl (</text:span><text:span text:style-name="T180">4</text:span><text:span text:style-name="T174">)<text:line-break/></text:span><text:span text:style-name="T182">Trvání: Do probuzení po nejbližším vydatném spánku</text:span></text:p>
      <text:p text:style-name="P145"><text:span text:style-name="T174">P</text:span><text:span text:style-name="T183">ožití </text:span><text:span text:style-name="T19">chladivého</text:span><text:span text:style-name="T17"> elixíru</text:span><text:span text:style-name="T183"> umožní příjemný a bezpečný pobyt v </text:span><text:span text:style-name="T184">horkém</text:span><text:span text:style-name="T183"> prostředí. </text:span>Nestačí ale na ochranu před <text:span text:style-name="T300">ohněm nebo žárem</text:span> <text:span text:style-name="T299">(způsobeným například kouzlem </text:span><text:span text:style-name="T19">Vzplanutí</text:span><text:span text:style-name="T299">)</text:span>.</text:p>
      <text:h text:style-name="P277" text:outline-level="4"><text:soft-page-break/>Elixír ochrany před ohněm</text:h>
      <text:p text:style-name="P109">Recept</text:p>
      <text:p text:style-name="P209">Požadavky: <text:s/><text:span text:style-name="T147">Organická lučba</text:span> <text:span text:style-name="T300">3</text:span>, <text:span text:style-name="T8">Magická saturace<text:line-break/></text:span><text:span text:style-name="T174">Cena: </text:span><text:span text:style-name="T244">Podle hodnocení<text:line-break/><text:tab/>Pro stupeň 3:</text:span><text:span text:style-name="T174"> Suroviny </text:span><text:span text:style-name="T184">9</text:span><text:span text:style-name="T180"> </text:span><text:span text:style-name="T174">zl (</text:span><text:span text:style-name="T180">3</text:span><text:span text:style-name="T174">), celkem </text:span><text:span text:style-name="T184">90</text:span><text:span text:style-name="T174"> zl (</text:span><text:span text:style-name="T180">4</text:span><text:span text:style-name="T174">)<text:line-break/></text:span><text:span text:style-name="T182">Trvání: Do probuzení po nejbližším vydatném spánku</text:span></text:p>
      <text:p text:style-name="P146"><text:span text:style-name="T185">Tento elixír po požití chrání před ohněm a žárem. Š</text:span><text:span text:style-name="T182">aty a vybavení </text:span><text:span text:style-name="T185">však tuto</text:span><text:span text:style-name="T182"> odolnost nezískají.</text:span></text:p>
      <text:p text:style-name="P8">Herní efekt:</text:p>
      <text:p text:style-name="P176"><text:span text:style-name="T332">Platí pravidla pro </text:span><text:span text:style-name="T65">Ochranu proti elementům</text:span><text:span text:style-name="T332">.</text:span></text:p>
      <text:h text:style-name="P278" text:outline-level="4">Elixír ochrany před <text:span text:style-name="T302">mrazem</text:span></text:h>
      <text:p text:style-name="P111">Recept</text:p>
      <text:p text:style-name="P209">Požadavky: <text:s/><text:span text:style-name="T147">Organická lučba</text:span> <text:span text:style-name="T300">3</text:span>, <text:span text:style-name="T8">Magická saturace<text:line-break/></text:span><text:span text:style-name="T174">Cena: </text:span><text:span text:style-name="T244">Podle hodnocení<text:line-break/><text:tab/>Pro stupeň 3:</text:span><text:span text:style-name="T174"> Suroviny </text:span><text:span text:style-name="T184">9</text:span><text:span text:style-name="T180"> </text:span><text:span text:style-name="T174">zl (</text:span><text:span text:style-name="T180">3</text:span><text:span text:style-name="T174">), celkem </text:span><text:span text:style-name="T184">90</text:span><text:span text:style-name="T174"> zl (</text:span><text:span text:style-name="T180">4</text:span><text:span text:style-name="T174">)<text:line-break/></text:span><text:span text:style-name="T182">Trvání: Do probuzení po nejbližším vydatném spánku</text:span></text:p>
      <text:p text:style-name="P177"><text:span text:style-name="T185">Tento elixír po požití chrání před </text:span><text:span text:style-name="T214">hlubokým mrazem, způsobeným například kouzlem </text:span><text:span text:style-name="T31">Mráz</text:span><text:span text:style-name="T214">.</text:span></text:p>
      <text:p text:style-name="P8">Herní efekt:</text:p>
      <text:p text:style-name="P176"><text:span text:style-name="T332">Platí pravidla pro </text:span><text:span text:style-name="T65">Ochranu proti elementům</text:span><text:span text:style-name="T332">.</text:span></text:p>
      <text:h text:style-name="P279" text:outline-level="4">Krystalická pryskyřice</text:h>
      <text:p text:style-name="P114">Recept</text:p>
      <text:p text:style-name="P238">Požadavky: <text:s/><text:span text:style-name="T147">Organická lučba</text:span> <text:span text:style-name="T306">5</text:span>, <text:span text:style-name="T8">Magická saturace<text:line-break/></text:span><text:span text:style-name="T174">Cena: Suroviny </text:span><text:span text:style-name="T194">25</text:span><text:span text:style-name="T180"> </text:span><text:span text:style-name="T174">zl (</text:span><text:span text:style-name="T194">4</text:span><text:span text:style-name="T174">), celkem </text:span><text:span text:style-name="T194">250 </text:span><text:span text:style-name="T174">zl (</text:span><text:span text:style-name="T194">5</text:span><text:span text:style-name="T174">)</text:span></text:p>
      <text:p text:style-name="P238"><text:soft-page-break/></text:p>
      <text:p text:style-name="P239">TODO: Celé jinak:</text:p>
      <text:p text:style-name="P240"><text:span text:style-name="T1">Krystalická pryskyřice</text:span> dokáže měnit tvar<text:span text:style-name="T411"> a konzistenci</text:span> podle představy toho, kdo na ni magicky působí. Po zatvrdnutí (magickým působením) je pevná jako <text:span text:style-name="T409">ocel.</text:span></text:p>
      <text:p text:style-name="P239">– Rychlá výroba improvizovaných nástrojů (i zbraní – jsou stejně kvalitní jako ocelové, jen výrazně dražší)</text:p>
      <text:p text:style-name="P239">– Nevýhoda výrobků z <text:span text:style-name="T1">Krystalické pryskyřice</text:span> (nebo možná výhoda, v určitých situacích) je, že je lze zcela rozpustit <text:span text:style-name="T1">Magickým rozpouštědlem</text:span>.</text:p>
      <text:p text:style-name="P239">– <text:span text:style-name="T410">tvar a konzistenci výrobku z Krystalické pryskyřice lze magickým působením měnit i opakovaně.</text:span></text:p>
      <text:p text:style-name="P239"/>
      <text:p text:style-name="P241">TODO: Změna tvaru a konzistence je pomalá (minutové magické působení)</text:p>
      <text:p text:style-name="P241">– změna nemá sílu, pokud jí klade odpor něco víc než obyřejný vzduch, není ji možné provést (nelze takto například „prorůst“ skrz stěnu)</text:p>
      <text:p text:style-name="P239"/>
      <text:p text:style-name="P23">/*</text:p>
      <text:p text:style-name="P23">ÚVAHA: Půjde pryskyřici tvarovat opakovaně? Tj. znovu na ní magicky působit a udělat z ní něco jiného? Asi by mohlo, smysl to dává. Je to trvalý magický výrobek. (Po rozpuštění <text:span text:style-name="T68">Magickým rozpouštědlem</text:span> to už nepůjde.)</text:p>
      <text:p text:style-name="P23">*/</text:p>
      <text:p text:style-name="P24">/*</text:p>
      <text:p text:style-name="P21"><text:soft-page-break/>Krystalická pryskyřice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Udržování magie a krátké magické působení.</text:p>
      <text:p text:style-name="P13">Příklady použití:</text:p>
      <text:list xml:id="list652211187907657207" text:style-name="L21">
        <text:list-item>
          <text:p text:style-name="P362">výroba velice kvalitního brusného papíru</text:p>
        </text:list-item>
        <text:list-item>
          <text:p text:style-name="P363">potažení předmětů diamantovým prachem</text:p>
        </text:list-item>
      </text:list>
      <text:p text:style-name="P21">Předměty potažené diamantovým prachem jsou mnohem odolnější proti opotřebení. Čepel zbraní se neotupí, zbroje je obtížnější proseknout.<text:line-break/><text:tab/>Jedna dávka krystalické pryskyřice vystačí tak akorát na pokrytí jedné zbroje <text:span text:style-name="T307">nebo zhruba deseti mečů nebo pětadvaceti dýk</text:span>. Diamantový prach na jednu zbroj stojí 5000 zl (6), na meč či šavli 500 zl (5), na dýku 200 zl (5).</text:p>
      <text:p text:style-name="P14">Herní efekt:</text:p>
      <text:p text:style-name="P21">/*</text:p>
      <text:p text:style-name="P22">TODO: Tohle je třeba ještě důkladně zvážit. Dává to potenciálně až dvě výhody (za zbraň a za zbroj) a nemá to žádné slabé stránky. Je to sice dost drahé, ale je to natolik silné, že by to používal každý, kdo si to může dovolit...</text:p>
      <text:p text:style-name="P22">– <text:span text:style-name="T392">možná to prostě úplně zrušit</text:span></text:p>
      <text:p text:style-name="P21">*/</text:p>
      <text:list xml:id="list7443524473241637347" text:style-name="L22">
        <text:list-item>
          <text:p text:style-name="P364">Sečné <text:span text:style-name="T385">nebo bodné</text:span> zbraně potažené diamantovým prachem mají výhodu proti ostatním zbraním</text:p>
        </text:list-item>
        <text:list-item>
          <text:p text:style-name="P364"><text:soft-page-break/>Zbroje potažené diamantovým prachem dávají výhodu proti útočníkovi <text:span text:style-name="T386">s jinou než drtivou zbraní</text:span></text:p>
        </text:list-item>
      </text:list>
      <text:p text:style-name="P21">*/</text:p>
      <text:h text:style-name="P280" text:outline-level="4">Magické leštidlo</text:h>
      <text:p text:style-name="P115">Recept</text:p>
      <text:p text:style-name="P153">Požadavky: <text:s/><text:span text:style-name="T147">Organická lučba</text:span> <text:span text:style-name="T308">2</text:span>, <text:span text:style-name="T8">Magická saturace<text:line-break/></text:span><text:span text:style-name="T174">Cena: Suroviny </text:span><text:span text:style-name="T195">4</text:span><text:span text:style-name="T180"> </text:span><text:span text:style-name="T174">zl (</text:span><text:span text:style-name="T195">3</text:span><text:span text:style-name="T174">), celkem </text:span><text:span text:style-name="T195">40</text:span><text:span text:style-name="T194"> </text:span><text:span text:style-name="T174">zl (</text:span><text:span text:style-name="T195">4</text:span><text:span text:style-name="T174">)</text:span></text:p>
      <text:p text:style-name="P154">Povrch ošetřený <text:span text:style-name="T1">Magickým leštidlem</text:span> je takřka dokonale kluzký.</text:p>
      <text:p text:style-name="P17">Herní efekt <text:span text:style-name="T309">(příklady)</text:span>:</text:p>
      <text:list xml:id="list1049760120533764177" text:style-name="L23">
        <text:list-item>
          <text:p text:style-name="P365"><text:span text:style-name="T387">Jen ti, kdo mají schopnost </text:span><text:span text:style-name="T24">Vylepšená rovnováha,</text:span><text:span text:style-name="T308"> nebo se mohou držet něčeho pevného, dokáží na povrchu potřeném </text:span><text:span text:style-name="T23">Magickým leštidlem</text:span><text:span text:style-name="T308"> stát</text:span></text:p>
        </text:list-item>
        <text:list-item>
          <text:p text:style-name="P366">Ti, kdo bojují z „pevné země“ mají proti obráncům na kluzkém povrchu výhodu</text:p>
        </text:list-item>
      </text:list>
      <text:h text:style-name="P281" text:outline-level="4">Vyprošťovák</text:h>
      <text:p text:style-name="P116">Recept</text:p>
      <text:p text:style-name="P155">Požadavky: <text:s/><text:span text:style-name="T147">Organická lučba</text:span> <text:span text:style-name="T308">2</text:span>, <text:span text:style-name="T8">Magická saturace<text:line-break/></text:span><text:span text:style-name="T174">Cena: Suroviny </text:span><text:span text:style-name="T195">4</text:span><text:span text:style-name="T180"> </text:span><text:span text:style-name="T174">zl (</text:span><text:span text:style-name="T195">3</text:span><text:span text:style-name="T174">), celkem </text:span><text:span text:style-name="T195">40</text:span><text:span text:style-name="T194"> </text:span><text:span text:style-name="T174">zl (</text:span><text:span text:style-name="T195">4</text:span><text:span text:style-name="T174">)</text:span></text:p>
      <text:p text:style-name="P155"><text:span text:style-name="T174">T</text:span><text:span text:style-name="T196">ento extrémně hořký černý nápoj zcela potlačí kocovinu. </text:span><text:span text:style-name="T198">Výrazně</text:span><text:span text:style-name="T196"> také </text:span><text:span text:style-name="T198">potlačuje</text:span><text:span text:style-name="T196"> abstinenční příznaky drogové závislosti.<text:line-break/><text:tab/></text:span><text:span text:style-name="T197">Ten, kdo ho vypije, pak ale celý den nemůže nic jíst </text:span><text:span text:style-name="T249">a nemůže pít alkohol</text:span><text:span text:style-name="T197">, protože to okamžitě zvrátí.</text:span></text:p>
      <text:h text:style-name="P282" text:outline-level="4"><text:soft-page-break/>Cibulový extrakt</text:h>
      <text:p text:style-name="P117">Recept</text:p>
      <text:p text:style-name="P204">Požadavky: <text:s/><text:span text:style-name="T147">Organická lučba</text:span> <text:span text:style-name="T310">3</text:span>, <text:span text:style-name="T8">Magická saturace<text:line-break/></text:span><text:span text:style-name="T174">Cena: </text:span><text:span text:style-name="T244">Podle hodnocení<text:line-break/><text:tab/>Pro stupeň 3:</text:span><text:span text:style-name="T174"> Suroviny </text:span><text:span text:style-name="T198">9</text:span><text:span text:style-name="T180"> </text:span><text:span text:style-name="T174">zl (</text:span><text:span text:style-name="T195">3</text:span><text:span text:style-name="T174">), celkem </text:span><text:span text:style-name="T198">90</text:span><text:span text:style-name="T194"> </text:span><text:span text:style-name="T174">zl (</text:span><text:span text:style-name="T195">4</text:span><text:span text:style-name="T174">)</text:span></text:p>
      <text:p text:style-name="P156"><text:span text:style-name="T25">C</text:span><text:span text:style-name="T1">ibulový extrakt</text:span><text:span text:style-name="T173">, jak název napovídá, způsobuje intenzivní slzení a podráždění pokožky. </text:span><text:span text:style-name="T200">Zadržení dechu nepomůže, extrakt se velmi dobře vstřebává kůží.<text:line-break/><text:tab/></text:span><text:span text:style-name="T202">Obvykle se vyrábí do lahvičky obsahující trochu třaskaviny – při nárazu třaskavina exploduje a exktrakt se rozstříkne po okolí.</text:span></text:p>
      <text:p text:style-name="Example_20_Header">Herní efekt:</text:p>
      <text:list xml:id="list8249107639582251765" text:style-name="L24">
        <text:list-item>
          <text:p text:style-name="P367"><text:span text:style-name="T250">Ú</text:span><text:span text:style-name="T227">tok </text:span><text:span text:style-name="T251">lahvičkou s </text:span><text:span text:style-name="T50">Cibulovým extraktem</text:span><text:span text:style-name="T227"> se vyhodnocuje jako </text:span><text:span text:style-name="T243">hod</text:span><text:span text:style-name="T227"> granátem </text:span><text:span text:style-name="T240">s </text:span><text:span text:style-name="T250">kapalnou</text:span><text:span text:style-name="T240"> náplní</text:span><text:span text:style-name="T227">.</text:span><text:span text:style-name="T311"> Zásah způsobuje krátkodobý postih -1 za každé 2 body přesahu</text:span></text:p>
        </text:list-item>
        <text:list-item>
          <text:p text:style-name="P369">Pokud je <text:span text:style-name="T1">Cibulovým extraktem</text:span> zamořena uzavřená místnost <text:span text:style-name="T312">a někdo do ní vstoupí, tak se hází Hodnocení + 1k6 proti 0 + 1k6. Účinek je opět krátkodobý postih -1 za každé 2 body přesahu</text:span></text:p>
        </text:list-item>
      </text:list>
      <text:h text:style-name="P283" text:outline-level="4">Kýchací prášek</text:h>
      <text:p text:style-name="P118">Recept</text:p>
      <text:p text:style-name="P210">Požadavky: <text:s/><text:span text:style-name="T147">Organická lučba</text:span> <text:span text:style-name="T313">1</text:span>, <text:span text:style-name="T8">Magická saturace<text:line-break/></text:span><text:span text:style-name="T174">Cena: </text:span><text:span text:style-name="T244">Podle hodnocení<text:line-break/><text:tab/>Pro stupeň </text:span><text:span text:style-name="T251">1</text:span><text:span text:style-name="T244">:</text:span><text:span text:style-name="T174"> Suroviny </text:span><text:span text:style-name="T199">2</text:span><text:span text:style-name="T180"> </text:span><text:span text:style-name="T174">zl (</text:span><text:span text:style-name="T195">3</text:span><text:span text:style-name="T174">), celkem </text:span><text:span text:style-name="T199">20</text:span><text:span text:style-name="T194"> </text:span><text:span text:style-name="T174">zl (</text:span><text:span text:style-name="T195">4</text:span><text:span text:style-name="T174">)</text:span></text:p>
      <text:p text:style-name="Text_20_body"><text:span text:style-name="T314">Kýchací prášek, z</text:span>námý také jako „Pepřák“, <text:span text:style-name="T314">se kupodivu nevyrábí z pepře, ale ze zcela nesouvisejících surovin. Co do účinků se ale pepři velmi podobá, odtud tedy zřejmě pochází jeho lidový název.<text:line-break/><text:tab/>Jedna dávka </text:span><text:span text:style-name="T27">Kýchacího prášku</text:span><text:span text:style-name="T314"> vystačí zhruba na 10 použití.</text:span></text:p>
      <text:p text:style-name="P4"><text:soft-page-break/>Herní efekt:</text:p>
      <text:list xml:id="list165133437152708" text:continue-numbering="true" text:style-name="L24">
        <text:list-item>
          <text:p text:style-name="P370">Kromě toho, že dráždí ke kašli, <text:span text:style-name="T1">Kýchací prášek</text:span> zcela překrývá všechny ostatní pachy, a to i ve velmi malém množství. <text:span text:style-name="T315">Nepomůže proti němu dokonce ani </text:span><text:span text:style-name="T26">Vylepšený čich</text:span></text:p>
        </text:list-item>
        <text:list-item>
          <text:p text:style-name="P371">Kýchacím práškem dost dobře nelze útočit, pokud je ale rozprášen po místnosti a někdo do ní vstoupí bez zadrženého dechu, účinek je stejný jako by šlo o <text:span text:style-name="T1">Cibulový extrakt</text:span></text:p>
        </text:list-item>
      </text:list>
      <text:h text:style-name="P284" text:outline-level="4">Brčálový extrakt</text:h>
      <text:p text:style-name="P119">Recept</text:p>
      <text:p text:style-name="P158">Požadavky: <text:s/><text:span text:style-name="T147">Organická lučba</text:span> <text:span text:style-name="T313">1</text:span>, <text:span text:style-name="T8">Magická saturace<text:line-break/></text:span><text:span text:style-name="T174">Cena: Suroviny </text:span><text:span text:style-name="T199">2</text:span><text:span text:style-name="T180"> </text:span><text:span text:style-name="T174">zl (</text:span><text:span text:style-name="T195">3</text:span><text:span text:style-name="T174">), celkem </text:span><text:span text:style-name="T199">20</text:span><text:span text:style-name="T194"> </text:span><text:span text:style-name="T174">zl (</text:span><text:span text:style-name="T195">4</text:span><text:span text:style-name="T174">)</text:span></text:p>
      <text:p text:style-name="P160">Brčálový extrakt je brčálově zelená, hustá kapalina, překvapivě ale bez chuti a zápachu. Po pozření vyvolá okamžité a dlouhotrvající zvracení. <text:span text:style-name="T316">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P10">Herní efekt:</text:p>
      <text:list xml:id="list241458385744010053" text:style-name="L25">
        <text:list-item>
          <text:p text:style-name="P372"><text:span text:style-name="T388">Platí standardní pravidla poskytování první pomoci při otravě, </text:span><text:span text:style-name="T51">Brčálový extrakt</text:span><text:span text:style-name="T388"> tento proces pouze výrazně urychlí</text:span></text:p>
        </text:list-item>
      </text:list>
      <text:h text:style-name="P285" text:outline-level="4">Pavoučí vlákno</text:h>
      <text:p text:style-name="P120">Recept</text:p>
      <text:p text:style-name="P159">Požadavky: <text:s/><text:span text:style-name="T147">Organická lučba</text:span> <text:span text:style-name="T317">3</text:span>, <text:span text:style-name="T8">Magická saturace<text:line-break/></text:span><text:span text:style-name="T174">Cena: Suroviny </text:span><text:span text:style-name="T201">9</text:span><text:span text:style-name="T180"> </text:span><text:span text:style-name="T174">zl (</text:span><text:span text:style-name="T195">3</text:span><text:span text:style-name="T174">), celkem </text:span><text:span text:style-name="T201">90</text:span><text:span text:style-name="T194"> </text:span><text:span text:style-name="T174">zl (</text:span><text:span text:style-name="T195">4</text:span><text:span text:style-name="T174">)</text:span></text:p>
      <text:p text:style-name="P211"><text:soft-page-break/><text:span text:style-name="T1">Pavoučí vlákno</text:span> <text:span text:style-name="T319">se uchovává v podobě husté kapaliny v </text:span>mal<text:span text:style-name="T319">é</text:span> lahvič<text:span text:style-name="T319">ce</text:span>, ze které lze po otevření vytáhnout až 100 metrů jako niť tenkého, ale neuvěřitelně pevného vlákna – nosnost je zhruba jedna tuna. Je možné vyrobit i větší dávku, potom se příslušně <text:span text:style-name="T389">z</text:span>násobí d<text:span text:style-name="T320">é</text:span>lka i cena.<text:line-break/><text:tab/>Vlákno je možné zcela rozpustit pomocí <text:span text:style-name="T1">Magického rozpouštědla</text:span>. Kápnutí na libovolné místo způsobí, že celé vlákno <text:span text:style-name="T390">v několika vteřinách</text:span> beze stopy zmizí.</text:p>
      <text:p text:style-name="Example_20_Header">Příklady použití:</text:p>
      <text:list xml:id="list5263185724513454447" text:style-name="L26">
        <text:list-item>
          <text:p text:style-name="P373">Pavoučí vlákno je oblíbené zejména mezi vrahy, kteří jej často používají spolu s kotvičkou střílenou z minikuše</text:p>
        </text:list-item>
      </text:list>
      <text:h text:style-name="P286" text:outline-level="4">Instantní lepidlo</text:h>
      <text:p text:style-name="P121">Recept</text:p>
      <text:p text:style-name="P161"><text:span text:style-name="T321">Požadavky: <text:s/>Organická lučba 4, </text:span><text:span text:style-name="T8">Magická saturace<text:line-break/></text:span><text:span text:style-name="T174">Cena: Suroviny </text:span><text:span text:style-name="T203">16</text:span><text:span text:style-name="T180"> </text:span><text:span text:style-name="T174">zl (</text:span><text:span text:style-name="T203">4</text:span><text:span text:style-name="T174">), celkem </text:span><text:span text:style-name="T203">160</text:span><text:span text:style-name="T194"> </text:span><text:span text:style-name="T174">zl (</text:span><text:span text:style-name="T203">5</text:span><text:span text:style-name="T174">)</text:span></text:p>
      <text:p text:style-name="P162">Instantní lepidlo, jak název napovídá, po několika vteřinách pevně slepí libovolné předměty – spoj je tak pevný, jako materiál, který jej tvoří.<text:line-break/><text:tab/>Slepené předměty je možné oddělit pouze <text:span text:style-name="T1">Magickým rozpouštědlem.</text:span> <text:span text:style-name="T323">Stačí jej kápnout na libovolnou část spoje a účinkuje tak dobře</text:span>, že pak <text:span text:style-name="T324">vůbec</text:span> nebude poznat, že byly předměty slepené.</text:p>
      <text:p text:style-name="P5">Příklady použití:</text:p>
      <text:list xml:id="list6652656291799283626" text:style-name="L27">
        <text:list-item>
          <text:p text:style-name="P378"><text:span text:style-name="T28">Instantní lepidlo</text:span><text:span text:style-name="T322"> se často používá místo pout. Spoj není možné roztrhnout bez toho, že by si dotyčný odříznul část kůže a někoho „spoutat“ je velice rychlé. „Rozvázat“ pouta je možné pouze </text:span><text:span text:style-name="T28">Magickým rozpouštědlem</text:span><text:span text:style-name="T322">.</text:span></text:p>
        </text:list-item>
      </text:list>
      <text:h text:style-name="P287" text:outline-level="4"><text:soft-page-break/>Savá hmota</text:h>
      <text:p text:style-name="P122">Recept</text:p>
      <text:p text:style-name="P163"><text:span text:style-name="T321">Požadavky: <text:s/>Organická lučba 1, </text:span><text:span text:style-name="T8">Magická saturace<text:line-break/></text:span><text:span text:style-name="T174">Cena: Suroviny </text:span><text:span text:style-name="T204">2</text:span><text:span text:style-name="T180"> </text:span><text:span text:style-name="T174">zl (</text:span><text:span text:style-name="T204">3</text:span><text:span text:style-name="T174">), celkem </text:span><text:span text:style-name="T204">20</text:span><text:span text:style-name="T194"> </text:span><text:span text:style-name="T174">zl (</text:span><text:span text:style-name="T204">4</text:span><text:span text:style-name="T174">)</text:span></text:p>
      <text:p text:style-name="P164"><text:span text:style-name="T1">Savá hmota</text:span> připomíná měkkou, porézní houbu a přesně tak i funguje.</text:p>
      <text:p text:style-name="Example_20_Header">Příklady použití:</text:p>
      <text:list xml:id="list3660188531785547607" text:style-name="L28">
        <text:list-item>
          <text:p text:style-name="P379">Přiložení na čerstvou ránu způsobenou otráven<text:span text:style-name="T325">ým předmětem</text:span> <text:span text:style-name="T325">vysaje</text:span> část jedu a sníží tak jeho účinnost. Podobně funguje i u kontaktních jedů, pokud se hmotou otře zasažená pokožka</text:p>
        </text:list-item>
        <text:list-item>
          <text:p text:style-name="P380">Lze v ní „přenášet“ vodu nebo jakoukoliv jinou kapalinu</text:p>
        </text:list-item>
        <text:list-item>
          <text:p text:style-name="P382">Rychlý a účinný úklid zakrváceného prostoru (zametání stop)</text:p>
        </text:list-item>
      </text:list>
      <text:p text:style-name="P6"><text:span text:style-name="T325">Herní efekt</text:span>:</text:p>
      <text:list xml:id="list5437831956097101474" text:style-name="L29">
        <text:list-item>
          <text:p text:style-name="P381">„Vysátí“ otrávené rány nebo pokožky v době latence jedu sníží sílu jedu o 2</text:p>
        </text:list-item>
      </text:list>
      <text:h text:style-name="P288" text:outline-level="4">Měsíční čaj</text:h>
      <text:p text:style-name="P122">Recept</text:p>
      <text:p text:style-name="P163"><text:span text:style-name="T321">Požadavky: Organická lučba 3 nebo Bylinková magie 3, </text:span><text:span text:style-name="T8">Magická saturace<text:line-break/></text:span><text:span text:style-name="T174">Cena: Suroviny </text:span><text:span text:style-name="T252">9</text:span><text:span text:style-name="T180"> </text:span><text:span text:style-name="T174">zl (</text:span><text:span text:style-name="T204">3</text:span><text:span text:style-name="T174">), celkem </text:span><text:span text:style-name="T252">9</text:span><text:span text:style-name="T204">0</text:span><text:span text:style-name="T194"> </text:span><text:span text:style-name="T174">zl (</text:span><text:span text:style-name="T204">4</text:span><text:span text:style-name="T174">)</text:span></text:p>
      <text:p text:style-name="P165"><text:soft-page-break/><text:span text:style-name="T1">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260" text:outline-level="3">Lektvary a tinktury</text:h>
      <text:h text:style-name="P289" text:outline-level="4">Léčivý lektvar</text:h>
      <text:p text:style-name="P78">Recept</text:p>
      <text:p text:style-name="P85"><text:span text:style-name="T321">Požadavky: <text:s/>Lektvary a tinktury 1, </text:span><text:span text:style-name="T8">Magická saturace<text:line-break/></text:span><text:span text:style-name="T174">Cena: </text:span><text:span text:style-name="T244">Podle hodnocení<text:line-break/><text:tab/>Pro stupeň </text:span><text:span text:style-name="T251">1</text:span><text:span text:style-name="T244">:</text:span><text:span text:style-name="T174"> Suroviny </text:span><text:span text:style-name="T211">2</text:span><text:span text:style-name="T180"> </text:span><text:span text:style-name="T174">zl (</text:span><text:span text:style-name="T204">3</text:span><text:span text:style-name="T174">), celkem </text:span><text:span text:style-name="T252">20</text:span><text:span text:style-name="T194"> </text:span><text:span text:style-name="T174">zl (</text:span><text:span text:style-name="T204">4</text:span><text:span text:style-name="T174">)</text:span></text:p>
      <text:p text:style-name="P221">Platí pravidla pro magická léčiva.</text:p>
      <text:h text:style-name="P290" text:outline-level="4">Žaberník</text:h>
      <text:p text:style-name="P88">Recept</text:p>
      <text:p text:style-name="P88"><text:span text:style-name="T321">Požadavky: <text:s/>Lektvary a tinktury 2, </text:span><text:span text:style-name="T8">Magická saturace<text:line-break/></text:span><text:span text:style-name="T174">Cena: Suroviny </text:span><text:span text:style-name="T264">4</text:span><text:span text:style-name="T180"> </text:span><text:span text:style-name="T174">zl (</text:span><text:span text:style-name="T204">3</text:span><text:span text:style-name="T174">), celkem </text:span><text:span text:style-name="T264">4</text:span><text:span text:style-name="T268">0</text:span><text:span text:style-name="T194"> </text:span><text:span text:style-name="T174">zl (</text:span><text:span text:style-name="T204">4</text:span><text:span text:style-name="T174">)</text:span></text:p>
      <text:p text:style-name="P246"><text:span text:style-name="T25">Ž</text:span><text:span text:style-name="T1">aberník</text:span><text:span text:style-name="T173"> je silně páchnoucí, slizká zelená kapalina. </text:span><text:span text:style-name="T265">Po požití umožňuje vydržet pod vodou několik desítek minut bez nadechnutí. Poté jeho účinek vyprchá, na případný další ponor je třeba vypít nový lektvar.<text:line-break/><text:tab/></text:span><text:span text:style-name="T266">Nepomáhá při zadržení dechu </text:span><text:span text:style-name="T267">na vzduchu, je třeba se opravdu ponořit pod vodu</text:span><text:span text:style-name="T266">.</text:span></text:p>
      <text:h text:style-name="Heading_20_4" text:outline-level="4"><text:soft-page-break/>Stabilizační tinktura</text:h>
      <text:p text:style-name="P75">Recept</text:p>
      <text:p text:style-name="P86"><text:span text:style-name="T321">Požadavky: <text:s/>Lektvary a tinktury 3, </text:span><text:span text:style-name="T8">Magická saturace<text:line-break/></text:span><text:span text:style-name="T174">Cena: </text:span><text:span text:style-name="T244">Podle hodnocení<text:line-break/><text:tab/>Pro stupeň </text:span><text:span text:style-name="T253">3</text:span><text:span text:style-name="T244">:</text:span><text:span text:style-name="T174"> Suroviny </text:span><text:span text:style-name="T208">9</text:span><text:span text:style-name="T180"> </text:span><text:span text:style-name="T174">zl (</text:span><text:span text:style-name="T204">3</text:span><text:span text:style-name="T174">), celkem </text:span><text:span text:style-name="T208">90</text:span><text:span text:style-name="T194"> </text:span><text:span text:style-name="T174">zl (</text:span><text:span text:style-name="T204">4</text:span><text:span text:style-name="T174">)</text:span></text:p>
      <text:p text:style-name="P141"><text:span text:style-name="T1">Stabilizační tinktura</text:span>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391">vypít</text:span>, což může být v kritickém stavu problematické. Proto se obvykle používá spolu s <text:span text:style-name="T1">Resorbční pastou</text:span>, nejčastěji v podobě stabilizační náplasti (náplast stačí pacientovi přilepit na čelo nebo třeba na hřbet ruky).</text:p>
      <text:p text:style-name="Example_20_Header">Herní efekt:</text:p>
      <text:list xml:id="list8117763619010874512" text:style-name="L30">
        <text:list-item>
          <text:p text:style-name="P383">Prodlouží dobu, po které je pacientovi stále možné účinně poskytnout první pomoc z několika minut na několik desítek minut</text:p>
        </text:list-item>
      </text:list>
      <text:p text:style-name="P142">Podání zdravému pacientovi způsobí letargii a pocit slabosti:</text:p>
      <text:list xml:id="list7632783050240672899" text:style-name="L31">
        <text:list-item>
          <text:p text:style-name="P384">Hází se hodnocení + 1k6 proti 0 + 1k6, Každé 2 body přesahu znamenají postih -1 po dobu několika desítek minut</text:p>
        </text:list-item>
      </text:list>
      <text:h text:style-name="P291" text:outline-level="4">Elixír šílenství</text:h>
      <text:p text:style-name="P80">Recept</text:p>
      <text:p text:style-name="P80"><text:span text:style-name="T321">Požadavky: <text:s/>Lektvary a tinktury 5, </text:span><text:span text:style-name="T8">Magická saturace<text:line-break/></text:span><text:span text:style-name="T174">Cena: Suroviny </text:span><text:span text:style-name="T216">25</text:span><text:span text:style-name="T180"> </text:span><text:span text:style-name="T174">zl (</text:span><text:span text:style-name="T216">4</text:span><text:span text:style-name="T174">), celkem </text:span><text:span text:style-name="T220">490</text:span><text:span text:style-name="T194"> </text:span><text:span text:style-name="T174">zl (</text:span><text:span text:style-name="T216">5</text:span><text:span text:style-name="T174">)<text:line-break/></text:span><text:span text:style-name="T215">Vzácnost: </text:span><text:span text:style-name="T220">7</text:span></text:p>
      <text:p text:style-name="P178"><text:soft-page-break/><text:span text:style-name="T215">T</text:span><text:span text:style-name="T173">ento poměrně </text:span><text:span text:style-name="T220">vzácný</text:span><text:span text:style-name="T173"> recept umožňuje vyrobit elixír, který toho, kdo jej po</text:span><text:span text:style-name="T222">zře</text:span><text:span text:style-name="T173">, zbaví příčetnosti. </text:span><text:span text:style-name="T217">Obvykle</text:span><text:span text:style-name="T173"> se používá v několika malých dávkách </text:span><text:span text:style-name="T219">podávaných s velkým časovým odstupem</text:span><text:span text:style-name="T173">, </text:span><text:span text:style-name="T223">což</text:span><text:span text:style-name="T173"> navozuje dojem </text:span><text:span text:style-name="T218">postupného</text:span><text:span text:style-name="T173"> </text:span><text:span text:style-name="T253">ná</text:span><text:span text:style-name="T173">běhu duševní choroby. </text:span><text:span text:style-name="T217">K jeho použití se často uchylují nedočkaví dědicové majetku či titulů.<text:line-break/><text:tab/></text:span><text:span text:style-name="T221">Působení </text:span><text:span text:style-name="T32">Elixíru šílenství</text:span><text:span text:style-name="T221"> na pacienta není možné nijak zjistit ani prokázat, po </text:span><text:span text:style-name="T254">vypití</text:span><text:span text:style-name="T221"> dokonce zmizí i slabá magická aura. Je ale samozřejmě možné najít lahvičku s elixírem před tím, než je zcela vypotřebována.</text:span></text:p>
      <text:h text:style-name="P292" text:outline-level="4"><text:span text:style-name="T334">Lektvar</text:span> <text:span text:style-name="T334">příčetnosti</text:span></text:h>
      <text:p text:style-name="P81">Recept</text:p>
      <text:p text:style-name="P81"><text:span text:style-name="T321">Požadavky: <text:s/>Lektvary a tinktury 5, </text:span><text:span text:style-name="T8">Magická saturace<text:line-break/></text:span><text:span text:style-name="T174">Cena: Suroviny </text:span><text:span text:style-name="T216">25</text:span><text:span text:style-name="T180"> </text:span><text:span text:style-name="T174">zl (</text:span><text:span text:style-name="T216">4</text:span><text:span text:style-name="T174">), celkem </text:span><text:span text:style-name="T220">640</text:span><text:span text:style-name="T194"> </text:span><text:span text:style-name="T174">zl (</text:span><text:span text:style-name="T216">5</text:span><text:span text:style-name="T174">)<text:line-break/></text:span><text:span text:style-name="T215">Vzácnost: </text:span><text:span text:style-name="T220">8</text:span></text:p>
      <text:p text:style-name="P179">Tento velmi vzácný lektvar dokáže zcela zvrátit účinek <text:span text:style-name="T1">Elixíru šílenství</text:span><text:span text:style-name="T173">, případně libovolnou jinou magicky způsobenou ztrátu příčetnosti. </text:span><text:span text:style-name="T224">V případě </text:span><text:span text:style-name="T255">přirozen</text:span><text:span text:style-name="T224">ých duševních chorob trochu zmírní průběh, ale zcela je vyléčit nedokáže.</text:span></text:p>
      <text:h text:style-name="P293" text:outline-level="4">Nápoj vášně</text:h>
      <text:p text:style-name="P82">Recept</text:p>
      <text:p text:style-name="P83"><text:span text:style-name="T225">Požadavky: <text:s/>Lektvary a tinktury </text:span><text:span text:style-name="T224">4</text:span><text:span text:style-name="T225">, </text:span><text:span text:style-name="T8">Magická saturace<text:line-break/></text:span><text:span text:style-name="T174">Cena: Suroviny </text:span><text:span text:style-name="T224">16</text:span><text:span text:style-name="T180"> </text:span><text:span text:style-name="T174">zl (</text:span><text:span text:style-name="T224">4</text:span><text:span text:style-name="T174">), celkem </text:span><text:span text:style-name="T224">160</text:span><text:span text:style-name="T194"> </text:span><text:span text:style-name="T174">zl (</text:span><text:span text:style-name="T224">5</text:span><text:span text:style-name="T174">)<text:line-break/></text:span><text:span text:style-name="T182">Trvání: Do probuzení po nejbližším vydatném spánku</text:span></text:p>
      <text:p text:style-name="P180"><text:soft-page-break/>Hlavní ingrediencí při výrobě <text:span text:style-name="T1">Nápoje vášně</text:span> je kořen mandragory. Výsledkem je extrémně silné afrodiziakum, které v plné dávce kromě probuzení neodolatelné sexuální touhy zbaví toho, kdo jej vypije, všech zábran.<text:line-break/><text:tab/><text:span text:style-name="T335">Ke zjištění, že je dotyčný pod vlivem afrodiziaka a za své nemístné chování tedy nemůže, stačí základní znalosti Léčitelství.</text:span></text:p>
      <text:h text:style-name="P294" text:outline-level="4">Lektvar nočního vidění</text:h>
      <text:p text:style-name="P84">Recept</text:p>
      <text:p text:style-name="P84"><text:span text:style-name="T225">Požadavky: <text:s/>Lektvary a tinktury </text:span><text:span text:style-name="T224">4</text:span><text:span text:style-name="T225">, </text:span><text:span text:style-name="T8">Magická saturace<text:line-break/></text:span><text:span text:style-name="T174">Cena: Suroviny </text:span><text:span text:style-name="T224">16</text:span><text:span text:style-name="T180"> </text:span><text:span text:style-name="T174">zl (</text:span><text:span text:style-name="T224">4</text:span><text:span text:style-name="T174">), celkem </text:span><text:span text:style-name="T224">160</text:span><text:span text:style-name="T194"> </text:span><text:span text:style-name="T174">zl (</text:span><text:span text:style-name="T224">5</text:span><text:span text:style-name="T174">)<text:line-break/></text:span><text:span text:style-name="T182">Trvání: Do probuzení po nejbližším vydatném spánku</text:span></text:p>
      <text:p text:style-name="P181">Lektvar nočního vidění po dobu působení způsobu zvýšenou citlivost na světlo.</text:p>
      <text:p text:style-name="Example_20_Header">Herní efekt:</text:p>
      <text:list xml:id="list7951878538314826816" text:style-name="L32">
        <text:list-item>
          <text:p text:style-name="P385">V částečné tmě či šeru dává <text:span text:style-name="T57">Lektvar nočního vidění</text:span> výhodu proti protivníkům, kteří žádnou formu vidění v šeru nemají</text:p>
        </text:list-item>
        <text:list-item>
          <text:p text:style-name="P385">V silném světle (jasný nebo zamračený den) dává naopak nevýhodu</text:p>
        </text:list-item>
      </text:list>
      <text:h text:style-name="P294" text:outline-level="4">Lektvar ostrých smyslů</text:h>
      <text:p text:style-name="P84">Recept</text:p>
      <text:p text:style-name="P84"><text:span text:style-name="T225">Požadavky: <text:s/>Lektvary a tinktury </text:span><text:span text:style-name="T226">3</text:span><text:span text:style-name="T225">, </text:span><text:span text:style-name="T8">Magická saturace<text:line-break/></text:span><text:span text:style-name="T174">Cena: Suroviny </text:span><text:span text:style-name="T226">9</text:span><text:span text:style-name="T180"> </text:span><text:span text:style-name="T174">zl (</text:span><text:span text:style-name="T226">3</text:span><text:span text:style-name="T174">), celkem </text:span><text:span text:style-name="T226">90</text:span><text:span text:style-name="T194"> </text:span><text:span text:style-name="T174">zl (</text:span><text:span text:style-name="T226">4</text:span><text:span text:style-name="T174">)<text:line-break/></text:span><text:span text:style-name="T182">Trvání: Do probuzení po nejbližším vydatném spánku</text:span></text:p>
      <text:p text:style-name="P182"><text:span text:style-name="T33">L</text:span><text:span text:style-name="T1">ektvar ostrých smyslů</text:span><text:span text:style-name="T173"> zbystří všechny smysly. Není to však zcela přirozený proces, takže to s sebou přináší různé potíže.</text:span></text:p>
      <text:p text:style-name="Example_20_Header"><text:soft-page-break/>Herní efekt:</text:p>
      <text:list xml:id="list2758579577305405390" text:style-name="L33">
        <text:list-item>
          <text:p text:style-name="P374">Slyšíš velmi tiché zvuky (<text:span text:style-name="T393">výhoda při testech</text:span> naslouchání), ale zvuky hlasitější než šepot tě částečně ochromí a zcela ohluší</text:p>
          <text:list>
            <text:list-item>
              <text:p text:style-name="P374"><text:span text:style-name="T393">Nevýhoda při všech</text:span> test<text:span text:style-name="T393">ech</text:span> rysu, dokud zvuk zní a samozřejmě po tu dobu nic neslyšíš</text:p>
            </text:list-item>
          </text:list>
        </text:list-item>
        <text:list-item>
          <text:p text:style-name="P374">Vidíš detaily na velkou dálku, zato ale nedokážeš vnímat blízké věci</text:p>
          <text:list>
            <text:list-item>
              <text:p text:style-name="P374"><text:span text:style-name="T393">Výhoda při interakcích na velkou vzdálenost, například při střelbě, nevýhoda</text:span> při všech interakcích na krátkou vzdálenost, například při boji na blízko</text:p>
            </text:list-item>
          </text:list>
        </text:list-item>
        <text:list-item>
          <text:p text:style-name="P374">Máš velmi citlivý hmat, dokážeš rozeznat jemné detaily povrchů a cítíš i slabý vánek na tváři, zato ale silněji vnímáš bolest</text:p>
          <text:list>
            <text:list-item>
              <text:p text:style-name="P374"><text:span text:style-name="T393">Výhoda při testech, kde hraje velkou roli hmat,</text:span> postih za zranění si počítáš o 1 vyšší <text:span text:style-name="T393">a</text:span> ztráta byť jen jediného bodu kondice pro tebe znamená postih -1</text:p>
            </text:list-item>
          </text:list>
        </text:list-item>
        <text:list-item>
          <text:p text:style-name="P374">Čich máš citlivý zhruba jako pes, pokud je však ve vzduchu nějaký pach, které cítí i člověk, jsi částečně omámen</text:p>
          <text:list>
            <text:list-item>
              <text:p text:style-name="P376">Výhoda při testech, kde hraje velkou roli čich, nevýhoda ke všem testům rysu, když je v okolí silný pach</text:p>
            </text:list-item>
          </text:list>
        </text:list-item>
        <text:list-item>
          <text:p text:style-name="P375">Všechny chutě vnímáš mnohem silněji. Opravdu dobré pokrmy ti způsobí takový požitek, že se budeš jen s obtížemi kontrolovat. Pikantní jídla ti způsobí pocit, jako kdyby ti v ústech hořelo</text:p>
        </text:list-item>
      </text:list>
      <text:h text:style-name="P261" text:outline-level="3"><text:soft-page-break/>Recepty toxikologie</text:h>
      <text:h text:style-name="P295" text:outline-level="4">Opiový extrakt</text:h>
      <text:p text:style-name="P79">Recept</text:p>
      <text:p text:style-name="P172"><text:span text:style-name="T321">Požadavky: <text:s/>Toxikologie 4, </text:span><text:span text:style-name="T8">Magická saturace<text:line-break/></text:span><text:span text:style-name="T174">Cena: Suroviny </text:span><text:span text:style-name="T212">16</text:span><text:span text:style-name="T180"> </text:span><text:span text:style-name="T174">zl (</text:span><text:span text:style-name="T209">4</text:span><text:span text:style-name="T174">), celkem </text:span><text:span text:style-name="T212">160</text:span><text:span text:style-name="T209"> </text:span><text:span text:style-name="T174">zl (</text:span><text:span text:style-name="T209">5</text:span><text:span text:style-name="T174">)<text:line-break/></text:span><text:span text:style-name="T213">Doba působení: 1k6 hodin</text:span></text:p>
      <text:p text:style-name="P173">Opiový extrakt se vyrábí z výtažku z opia a mandragory. Po dobu působení vůbec necítíš bolest. Potom tě však zasáhne „kocovina“ způsobující malátnost a silné bolení hlavy.</text:p>
      <text:p text:style-name="Example_20_Header">Herní efekt:</text:p>
      <text:list xml:id="list7145780880336883918" text:style-name="L34">
        <text:list-item>
          <text:p text:style-name="P377">Po dobu působení extraktu (1k6 hodin) zcela ignoruješ postihy za zranění (ale pouze pokud jsou způsobeny fyzickým zraněním, neignoruješ tedy postihy za působení <text:span text:style-name="T1">Uspávací tinktury</text:span> a podobně)</text:p>
        </text:list-item>
        <text:list-item>
          <text:p text:style-name="P377">Při skončení působení s<text:span text:style-name="T394">i</text:span> h<text:span text:style-name="T394">oď</text:span> 6 + 1k6 proti 0 + 1k6. Přesah je roven počtu „bodů malátnosti“, za které si počítáš postihy, jako by šlo o normální zranění</text:p>
          <text:list>
            <text:list-item>
              <text:p text:style-name="P377">Malátnost zmizí až po důkladném spánku</text:p>
            </text:list-item>
          </text:list>
        </text:list-item>
        <text:list-item>
          <text:p text:style-name="P377"><text:span text:style-name="T1">Brčálový extrakt</text:span> <text:span text:style-name="T395">částečně pomáhá – hoď si hodnocení extraktu + 1k6 proti 0 + 1k6 a sniž počet bodů malátnosti o Přesah. </text:span><text:s/>Účinkuje pouze jednou <text:span text:style-name="T395">za den</text:span>.</text:p>
        </text:list-item>
      </text:list>
      <text:h text:style-name="P296" text:outline-level="4">Sérum pravdy</text:h>
      <text:p text:style-name="P76">Recept</text:p>
      <text:p text:style-name="P87"><text:soft-page-break/><text:span text:style-name="T321">Požadavky: <text:s/>Toxikologie 5, </text:span><text:span text:style-name="T8">Magická saturace<text:line-break/></text:span><text:span text:style-name="T174">Cena: Suroviny </text:span><text:span text:style-name="T209">25</text:span><text:span text:style-name="T180"> </text:span><text:span text:style-name="T174">zl (</text:span><text:span text:style-name="T209">4</text:span><text:span text:style-name="T174">), celkem </text:span><text:span text:style-name="T209">250 </text:span><text:span text:style-name="T174">zl (</text:span><text:span text:style-name="T209">5</text:span><text:span text:style-name="T174">)<text:line-break/></text:span><text:span text:style-name="T213">Doba působení: 1k6 hodin</text:span></text:p>
      <text:p text:style-name="P171"><text:span text:style-name="T327">Základní surovinou pro výrobu </text:span><text:span text:style-name="T30">Séra pravdy</text:span><text:span text:style-name="T327"> je Rulík zlomocný. Sérum působí několik hodin.</text:span></text:p>
      <text:p text:style-name="Example_20_Header">Herní efekt:</text:p>
      <text:list xml:id="list7035644713238784587" text:style-name="L35">
        <text:list-item>
          <text:p text:style-name="P386">Příjemce Séra pravdy není schopný lhát a je také mnohem „upovídanější“ než obvykle. Může stále mlčet o věcech, které považuje za tajemství, ale už to, že o nich odmítne hovořit, obvykle něčemu napoví. <text:span text:style-name="T328">A když už něco řekne, tak se lze spolehnout na to, že to on sám považuje za pravdu (což ovšem ještě nemusí znamenat, že se nemýlí)</text:span></text:p>
        </text:list-item>
        <text:list-item>
          <text:p text:style-name="P386">Sérum pravdy herně funguje podobně jako mučení – způsobí, že vyslýchaný začne mluvit <text:span text:style-name="T328">(s výjimkou věcí, které považuje za tajemství)</text:span>. Co se od něj dozvíš určí střet tvého Jednání (Vyslýchání) proti jeho Jednání (Lhaní)</text:p>
        </text:list-item>
      </text:list>
      <text:h text:style-name="P297" text:outline-level="4">Uspávací tinktura</text:h>
      <text:p text:style-name="P77">Recept</text:p>
      <text:p text:style-name="P77"><text:span text:style-name="T321">Požadavky: <text:s/>Toxikologie 3, </text:span><text:span text:style-name="T8">Magická saturace<text:line-break/></text:span><text:span text:style-name="T174">Cena: Suroviny </text:span><text:span text:style-name="T210">9</text:span><text:span text:style-name="T180"> </text:span><text:span text:style-name="T174">zl (</text:span><text:span text:style-name="T210">3</text:span><text:span text:style-name="T174">), celkem </text:span><text:span text:style-name="T210">90</text:span><text:span text:style-name="T209"> </text:span><text:span text:style-name="T174">zl (</text:span><text:span text:style-name="T210">4</text:span><text:span text:style-name="T174">)</text:span></text:p>
      <text:p text:style-name="P175">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397">Cíl bude spát až do nejbližšího rána (respektive do doby, kdy běžně vstává).</text:span></text:p>
      <text:p text:style-name="Example_20_Header"><text:soft-page-break/>Herní efekt:</text:p>
      <text:list xml:id="list3025061907803673743" text:style-name="L36">
        <text:list-item>
          <text:p text:style-name="P387">Po vypití působí jako jed <text:span text:style-name="T329">s latencí 1 minuta, dobou působení 1 minuta a silou 6</text:span>. <text:span text:style-name="T330">K uspání stačí cíl vyřadit</text:span></text:p>
        </text:list-item>
        <text:list-item>
          <text:p text:style-name="P387">Přiložení k ústům se vyhodnocuje jako útok <text:span text:style-name="T396">beze zbraně</text:span>. <text:span text:style-name="T330">Je třeba získat standardní šestkový přesah pro vyřazení protivníka (je možné využít získání převahy). Vyřazení znamená, že cíl udržíš dost dlouho na to, aby mohla </text:span><text:span text:style-name="T52">Uspávací tinktura</text:span><text:span text:style-name="T330"> působit</text:span></text:p>
        </text:list-item>
        <text:list-item>
          <text:p text:style-name="P387"><text:span text:style-name="T331">Probuzená oběť si </text:span>bude si počítat postihy za „zranění“ <text:span text:style-name="T331">způsobené tinkturou. Malátnost a s ní spojené postihy odezní, až se cíl vyspí a přirozeně probudí</text:span></text:p>
        </text:list-item>
      </text:list>
      <text:h text:style-name="P262" text:outline-level="3"><text:span text:style-name="T276">Recepty m</text:span>inerální lučb<text:span text:style-name="T276">y</text:span></text:h>
      <text:h text:style-name="P298" text:outline-level="4">Magické rozpouštědlo</text:h>
      <text:p text:style-name="P135">Recept</text:p>
      <text:p text:style-name="P34">Požadavky: <text:span text:style-name="T275">Minerální lučba</text:span> <text:span text:style-name="T275">2, </text:span><text:span text:style-name="T10">Magická saturace</text:span><text:span text:style-name="T275"><text:line-break/>Cena: Suroviny 4 zl (3), celkem 40 zl (4)</text:span></text:p>
      <text:p text:style-name="P136"><text:span text:style-name="T9">Magické rozpouštědlo</text:span><text:span text:style-name="T277"> velmi dobře rozpouští substance vzniklé procesem magické saturace. Neúčinkuje na přírodní nebo chemicky vyrobené látky, ani na předměty chráněné </text:span><text:span text:style-name="T9">Nerozpustnou pastou.</text:span><text:span text:style-name="T277"><text:line-break/><text:tab/>Jedna dávka </text:span><text:span text:style-name="T9">Magického rozpouštědla</text:span><text:span text:style-name="T277"> stačí tak akorát na jednu dávku libovolné jiné substance vytvořené podle alchymistického receptu.</text:span></text:p>
      <text:h text:style-name="P299" text:outline-level="4">Neviditelný inkoust</text:h>
      <text:p text:style-name="P123">Recept</text:p>
      <text:p text:style-name="P166"><text:soft-page-break/><text:span text:style-name="T321">Požadavky: <text:s/>Minerální lučba 4, </text:span><text:span text:style-name="T8">Magická saturace<text:line-break/></text:span><text:span text:style-name="T174">Cena: Suroviny </text:span><text:span text:style-name="T205">16</text:span><text:span text:style-name="T180"> </text:span><text:span text:style-name="T174">zl (</text:span><text:span text:style-name="T205">4</text:span><text:span text:style-name="T174">), celkem </text:span><text:span text:style-name="T205">160</text:span><text:span text:style-name="T194"> </text:span><text:span text:style-name="T174">zl (</text:span><text:span text:style-name="T205">5</text:span><text:span text:style-name="T174">)</text:span></text:p>
      <text:p text:style-name="P169"><text:span text:style-name="T174">N</text:span><text:span text:style-name="T173">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Neviditelného inkoustu</text:span><text:span text:style-name="T173"> je možno beze stopy odstranit </text:span><text:span text:style-name="T1">Magickým rozpouštědlem</text:span><text:span text:style-name="T173"> </text:span><text:span text:style-name="T206">(tím se ovšem nezjistí, co tam bylo napsáno)</text:span><text:span text:style-name="T173">.<text:line-break/><text:tab/></text:span><text:span text:style-name="T207">Jedna várka </text:span><text:span text:style-name="T29">Neviditelného inkoustu</text:span><text:span text:style-name="T207"> vystačí tak akorát na napsání jedné stránky textu.</text:span></text:p>
      <text:p text:style-name="P7">Příklady podmínek zviditelnění inkoustu:</text:p>
      <text:list xml:id="list6712982818557191875" text:style-name="L37">
        <text:list-item>
          <text:p text:style-name="P388">Nahřátí</text:p>
        </text:list-item>
        <text:list-item>
          <text:p text:style-name="P388"><text:span text:style-name="T326">M</text:span>ěsíční světlo</text:p>
        </text:list-item>
        <text:list-item>
          <text:p text:style-name="P388"><text:span text:style-name="T326">S</text:span>větlo ohně</text:p>
        </text:list-item>
        <text:list-item>
          <text:p text:style-name="P388"><text:span text:style-name="T326">N</text:span>amočení</text:p>
        </text:list-item>
        <text:list-item>
          <text:p text:style-name="P388"><text:span text:style-name="T326">M</text:span>agické světlo</text:p>
        </text:list-item>
        <text:list-item>
          <text:p text:style-name="P388"><text:span text:style-name="T326">H</text:span>vězdný svit</text:p>
        </text:list-item>
        <text:list-item>
          <text:p text:style-name="P389">Po dobu pronášení určitých slov</text:p>
        </text:list-item>
      </text:list>
      <text:h text:style-name="P299" text:outline-level="4"><text:soft-page-break/>Mizející inkoust</text:h>
      <text:p text:style-name="P123">Recept</text:p>
      <text:p text:style-name="P166"><text:span text:style-name="T321">Požadavky: <text:s/>Minerální lučba 5, </text:span><text:span text:style-name="T8">Magická saturace<text:line-break/></text:span><text:span text:style-name="T174">Cena: Suroviny </text:span><text:span text:style-name="T207">25</text:span><text:span text:style-name="T180"> </text:span><text:span text:style-name="T174">zl (</text:span><text:span text:style-name="T205">4</text:span><text:span text:style-name="T174">), celkem </text:span><text:span text:style-name="T207">250</text:span><text:span text:style-name="T194"> </text:span><text:span text:style-name="T174">zl (</text:span><text:span text:style-name="T205">5</text:span><text:span text:style-name="T174">)</text:span></text:p>
      <text:p text:style-name="P170">Mizející inkoust je varianta neviditelného inkoustu. Funguje téměř stejně s tím rozdílem, že po skončení podmínek, které jej zviditelní, na trvalo beze stopy zmizí.</text:p>
      <text:h text:style-name="P300" text:outline-level="4">Ryzí voda</text:h>
      <text:p text:style-name="P124">Recept</text:p>
      <text:p text:style-name="P167"><text:span text:style-name="T321">Požadavky: <text:s/>Minerální lučba 1, </text:span><text:span text:style-name="T8">Magická saturace<text:line-break/></text:span><text:span text:style-name="T174">Cena: Suroviny </text:span><text:span text:style-name="T228">2</text:span><text:span text:style-name="T180"> </text:span><text:span text:style-name="T174">zl (</text:span><text:span text:style-name="T228">3</text:span><text:span text:style-name="T174">), celkem </text:span><text:span text:style-name="T207">20</text:span><text:span text:style-name="T194"> </text:span><text:span text:style-name="T174">zl (</text:span><text:span text:style-name="T228">4</text:span><text:span text:style-name="T174">)</text:span></text:p>
      <text:p text:style-name="P184"><text:span text:style-name="T36">Ryzí voda</text:span><text:span text:style-name="T338">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36">Ryzí vody</text:span><text:span text:style-name="T338"> stačí na vyčištění celého vědra, jediná lahvička tedy obvykle vystačí na několik týdnů používání.<text:line-break/><text:tab/></text:span><text:span text:style-name="T36">Ryzí vodu</text:span><text:span text:style-name="T338"> je možné bez nebezpečí vypít.</text:span></text:p>
      <text:h text:style-name="P301" text:outline-level="4">Pevná voda</text:h>
      <text:p text:style-name="P125">Recept</text:p>
      <text:p text:style-name="P168"><text:span text:style-name="T321">Požadavky: <text:s/>Minerální lučba 3, </text:span><text:span text:style-name="T8">Magická saturace<text:line-break/></text:span><text:span text:style-name="T174">Cena: Suroviny </text:span><text:span text:style-name="T229">9</text:span><text:span text:style-name="T180"> </text:span><text:span text:style-name="T174">zl (</text:span><text:span text:style-name="T228">3</text:span><text:span text:style-name="T174">), celkem </text:span><text:span text:style-name="T229">9</text:span><text:span text:style-name="T207">0</text:span><text:span text:style-name="T194"> </text:span><text:span text:style-name="T174">zl (</text:span><text:span text:style-name="T228">4</text:span><text:span text:style-name="T174">)</text:span></text:p>
      <text:p text:style-name="P185"><text:soft-page-break/>Přilití <text:span text:style-name="T1">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Magickým rozpouštědlem</text:span>.</text:p>
      <text:p text:style-name="Example_20_Header">Příklady použití:</text:p>
      <text:list xml:id="list2404867730338243560" text:style-name="L38">
        <text:list-item>
          <text:p text:style-name="P391">S pomocí Pevné vody je možné například přejít přes hladinu stojaté vody, stačí si vždycky trochu kápnout před sebe</text:p>
        </text:list-item>
      </text:list>
      <text:h text:style-name="P302" text:outline-level="4">Koncentrovaný živel</text:h>
      <text:p text:style-name="P125">Recept</text:p>
      <text:p text:style-name="P168"><text:span text:style-name="T321">Požadavky: <text:s/>Minerální lučba 3, </text:span><text:span text:style-name="T8">Magická saturace<text:line-break/></text:span><text:span text:style-name="T174">Cena: Suroviny </text:span><text:span text:style-name="T229">9</text:span><text:span text:style-name="T180"> </text:span><text:span text:style-name="T174">zl (</text:span><text:span text:style-name="T228">3</text:span><text:span text:style-name="T174">), celkem </text:span><text:span text:style-name="T229">9</text:span><text:span text:style-name="T207">0</text:span><text:span text:style-name="T194"> </text:span><text:span text:style-name="T174">zl (</text:span><text:span text:style-name="T228">4</text:span><text:span text:style-name="T174">)</text:span></text:p>
      <text:p text:style-name="P205"><text:span text:style-name="T339">Smíchání trochy </text:span><text:span text:style-name="T37">Koncentrované</text:span><text:span text:style-name="T38">ho</text:span><text:span text:style-name="T37"> </text:span><text:span text:style-name="T38">živlu</text:span><text:span text:style-name="T339"> s kapkou stejného obyčejného živlu způsobí, že živel začne rychle nabývat na objemu, až zaplní zhruba jedno vědro.</text:span></text:p>
      <text:p text:style-name="Example_20_Header">Příklady použití:</text:p>
      <text:list xml:id="list823277049447373882" text:style-name="L39">
        <text:list-item>
          <text:p text:style-name="P392">Lahvička s <text:span text:style-name="T1">Koncentrovanou vodou</text:span> je k nezaplacení zejména na poušti, stačí k ní druhá lahvička obyčejné vody a výsledkem je dostatek vody pro jednoho člověka na několik měsíců</text:p>
        </text:list-item>
        <text:list-item>
          <text:p text:style-name="P392">Lahvička s <text:span text:style-name="T1">Koncentrovaným vzduchem</text:span> po odzátkování způsobí silný vítr</text:p>
        </text:list-item>
        <text:list-item>
          <text:p text:style-name="P392"><text:span text:style-name="T340">Nasypání</text:span> <text:span text:style-name="T1">Koncentrovaného ohně</text:span> do obyčejného ohně způsobí mohutný zášleh plamenů. <text:span text:style-name="T340">Přisypáváním po troškách je možné dlouhodobě živit mnohem větší plameny, než odpovídá množství dostupného paliva</text:span></text:p>
        </text:list-item>
        <text:list-item>
          <text:p text:style-name="P393"><text:soft-page-break/>Smíchání <text:span text:style-name="T1">Koncentrované země</text:span> s obyčejnou zemí povede k rychlému zvětšení objemu. Vzniklý materiál je sypký, posypání skály tedy například povede ke vzniku hromady štěrku</text:p>
        </text:list-item>
      </text:list>
      <text:h text:style-name="P303" text:outline-level="4">Hloubkové barvivo</text:h>
      <text:p text:style-name="P126">Recept</text:p>
      <text:p text:style-name="P186"><text:span text:style-name="T321">Požadavky: <text:s/>Minerální lučba 2, </text:span><text:span text:style-name="T8">Magická saturace<text:line-break/></text:span><text:span text:style-name="T174">Cena: Suroviny </text:span><text:span text:style-name="T230">4</text:span><text:span text:style-name="T180"> </text:span><text:span text:style-name="T174">zl (</text:span><text:span text:style-name="T228">3</text:span><text:span text:style-name="T174">), celkem </text:span><text:span text:style-name="T230">4</text:span><text:span text:style-name="T207">0</text:span><text:span text:style-name="T194"> </text:span><text:span text:style-name="T174">zl (</text:span><text:span text:style-name="T228">4</text:span><text:span text:style-name="T174">)</text:span></text:p>
      <text:p text:style-name="P212"><text:span text:style-name="T53">Hloubkové barvivo</text:span><text:span text:style-name="T398">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53">Magické rozpouštědlo</text:span><text:span text:style-name="T398">.</text:span></text:p>
      <text:h text:style-name="P304" text:outline-level="4">Mraz<text:span text:style-name="T399">í</text:span>cí prášek</text:h>
      <text:p text:style-name="P127">Recept</text:p>
      <text:p text:style-name="P187"><text:span text:style-name="T321">Požadavky: <text:s/>Minerální lučba 4, </text:span><text:span text:style-name="T8">Magická saturace<text:line-break/></text:span><text:span text:style-name="T174">Cena: Suroviny </text:span><text:span text:style-name="T256">16</text:span><text:span text:style-name="T180"> </text:span><text:span text:style-name="T174">zl (</text:span><text:span text:style-name="T256">4</text:span><text:span text:style-name="T174">), celkem </text:span><text:span text:style-name="T256">160</text:span><text:span text:style-name="T194"> </text:span><text:span text:style-name="T174">zl (</text:span><text:span text:style-name="T256">5</text:span><text:span text:style-name="T174">)</text:span></text:p>
      <text:p text:style-name="P189"><text:span text:style-name="T39">M</text:span><text:span text:style-name="T40">razící prášek</text:span><text:span text:style-name="T232"> vypadá jako sůl, ochutnat jej je ale velice nebezpečné. Při kontaktu s vodou totiž dojde k jejímu velmi rychlému zmražení.<text:line-break/><text:tab/></text:span><text:span text:style-name="T256">Jedna špetka </text:span><text:span text:style-name="T54">Mrazícího prášku</text:span><text:span text:style-name="T256"> stačí na zmražení zhruba jednoho vědra vody, jedna celá várka </text:span><text:span text:style-name="T257">obsahuje zhruba stovku špetek</text:span><text:span text:style-name="T256">.</text:span></text:p>
      <text:p text:style-name="Example_20_Header"><text:soft-page-break/>Příklady použití:</text:p>
      <text:list xml:id="list165133503155463" text:continue-list="list2404867730338243560" text:style-name="L38">
        <text:list-item>
          <text:p text:style-name="P390"><text:span text:style-name="T229">S pomocí </text:span><text:span text:style-name="T54">Mrazícího prášku</text:span><text:span text:style-name="T229"> je možné například přejít přes hladinu stojaté </text:span><text:span text:style-name="T256">nebo pomalu tekoucí</text:span><text:span text:style-name="T229"> vody </text:span><text:span text:style-name="T256">podobně jako s </text:span><text:span text:style-name="T54">Pevnou vodou</text:span><text:span text:style-name="T229">, stačí si vždycky trochu </text:span><text:span text:style-name="T256">nasypat</text:span><text:span text:style-name="T229"> před sebe.</text:span></text:p>
        </text:list-item>
      </text:list>
      <text:h text:style-name="P305" text:outline-level="4">Fosforeskující pasta</text:h>
      <text:p text:style-name="P128">Recept</text:p>
      <text:p text:style-name="P189"><text:span text:style-name="T225">Požadavky: <text:s/>Minerální lučba </text:span><text:span text:style-name="T232">3</text:span><text:span text:style-name="T225">, </text:span><text:span text:style-name="T8">Magická saturace<text:line-break/></text:span><text:span text:style-name="T174">Cena: Suroviny </text:span><text:span text:style-name="T231">9</text:span><text:span text:style-name="T180"> </text:span><text:span text:style-name="T174">zl (</text:span><text:span text:style-name="T228">3</text:span><text:span text:style-name="T174">), celkem </text:span><text:span text:style-name="T231">9</text:span><text:span text:style-name="T207">0</text:span><text:span text:style-name="T194"> </text:span><text:span text:style-name="T174">zl (</text:span><text:span text:style-name="T228">4</text:span><text:span text:style-name="T174">)</text:span></text:p>
      <text:p text:style-name="P188"><text:span text:style-name="T1">Fosforeskují pasta</text:span>, jak název napovídá, slabě září. Vyrábí se v různých barvách. Není ji třeba předem vystavovat světlu, zářit nikdy nepřestane.</text:p>
      <text:p text:style-name="Example_20_Header">Příklady použití:</text:p>
      <text:list xml:id="list7534209987147839386" text:style-name="L40">
        <text:list-item>
          <text:p text:style-name="P395">Majitelé luxusních nočních klubů často používají <text:span text:style-name="T1">Fosforeskující pastu</text:span> k <text:span text:style-name="T400">upoutání pozornosti</text:span> zákazníků</text:p>
        </text:list-item>
        <text:list-item>
          <text:p text:style-name="P394"><text:span text:style-name="T342">Při stínových akcích se často používá v podobě matně svítících tyčinek. Postava s </text:span><text:span text:style-name="T40">Nočním viděním</text:span><text:span text:style-name="T342"> dokáže ve světle takové tyčinky bez problémů číst</text:span></text:p>
        </text:list-item>
      </text:list>
      <text:h text:style-name="Heading_20_3" text:outline-level="3">Pyrotechni<text:span text:style-name="T343">cké recepty</text:span></text:h>
      <text:h text:style-name="P306" text:outline-level="4">Termická pasta</text:h>
      <text:p text:style-name="P130">Recept</text:p>
      <text:p text:style-name="P213">Požadavky: <text:s/><text:span text:style-name="T348">Pyrotechnika</text:span> <text:span text:style-name="T349">5</text:span>, <text:span text:style-name="T8">Magická saturace<text:line-break/></text:span><text:span text:style-name="T174">Cena: </text:span><text:span text:style-name="T244">Podle hodnocení<text:line-break/><text:tab/>Pro stupeň </text:span><text:span text:style-name="T258">5</text:span><text:span text:style-name="T244">:</text:span><text:span text:style-name="T174"> Suroviny </text:span><text:span text:style-name="T234">25</text:span><text:span text:style-name="T180"> </text:span><text:span text:style-name="T174">zl (</text:span><text:span text:style-name="T234">4</text:span><text:span text:style-name="T174">), celkem </text:span><text:span text:style-name="T234">250</text:span><text:span text:style-name="T194"> </text:span><text:span text:style-name="T174">zl (</text:span><text:span text:style-name="T234">5</text:span><text:span text:style-name="T174">)</text:span></text:p>
      <text:p text:style-name="P194"><text:soft-page-break/><text:span text:style-name="T25">T</text:span><text:span text:style-name="T1">ermick</text:span><text:span text:style-name="T42">á</text:span><text:span text:style-name="T1"> past</text:span><text:span text:style-name="T42">a</text:span><text:span text:style-name="T235"> je tvárná a dobře drží na téměř libovolném povrchu. L</text:span><text:span text:style-name="T173">ze </text:span><text:span text:style-name="T235">ji</text:span><text:span text:style-name="T173"> normálně zapálit </text:span><text:span text:style-name="T236">(například otevřeným ohněm nebo kouzlem </text:span><text:span text:style-name="T43">Vzplanutí</text:span><text:span text:style-name="T236">)</text:span><text:span text:style-name="T173">, v tom případě hoří obyčejným plamenem. </text:span><text:span text:style-name="T235">Pokud ji ale zapálíš </text:span><text:span text:style-name="T43">Křišťálovým</text:span><text:span text:style-name="T42"> křesadlem</text:span><text:span text:style-name="T235"> nebo kouzlem </text:span><text:span text:style-name="T42">Rozbuška</text:span><text:span text:style-name="T235">, vzplane jasným a velice intenzivním žárem </text:span><text:span text:style-name="T236">a postupně vyhoří po celé nanesené délce</text:span><text:span text:style-name="T235">. </text:span><text:span text:style-name="T236">Takto zapálena hoří i pod vodou a není ji možno nijak uhasit.</text:span></text:p>
      <text:p text:style-name="P194"><text:span text:style-name="T236">/* </text:span><text:span text:style-name="T259">TODO:</text:span><text:span text:style-name="T236"> </text:span><text:span text:style-name="T259">Respektive</text:span><text:span text:style-name="T236"> </text:span><text:span text:style-name="T55">Vláda nad ohněm</text:span><text:span text:style-name="T259"> by asi mohla zabrat */</text:span></text:p>
      <text:p text:style-name="Example_20_Header">Herní efekt:</text:p>
      <text:list xml:id="list1590844532800769005" text:style-name="L41">
        <text:list-item>
          <text:p text:style-name="P396">Hoří rychlostí zhruba 1 metr za minutu</text:p>
        </text:list-item>
        <text:list-item>
          <text:p text:style-name="P396">Propálí se zhruba <text:span text:style-name="T350">tolika</text:span> centimetry jakéhokoliv materiálu, <text:span text:style-name="T350">kolik činí její hodnocení</text:span></text:p>
        </text:list-item>
        <text:list-item>
          <text:p text:style-name="P396"><text:span text:style-name="T1">Ohnivzdorná pasta</text:span> nebo jiná forma magické ochrany proti ohni pomůže, zmenší hloubku propálení o 1 centimetr za každý bod hodnocení ochrany. <text:span text:style-name="T1">Ohnivzdornou pastu</text:span> lze ale před použití<text:span text:style-name="T401">m</text:span> <text:span text:style-name="T1">Termické pasty</text:span> snadno odstranit <text:span text:style-name="T1">Magickým rozpouštědlem</text:span></text:p>
        </text:list-item>
      </text:list>
      <text:h text:style-name="P307" text:outline-level="4">Křišťálové křesadlo</text:h>
      <text:p text:style-name="P131">Recept</text:p>
      <text:p text:style-name="P195">Požadavky: <text:s/><text:span text:style-name="T348">Pyrotechnika</text:span> <text:span text:style-name="T351">2</text:span>, <text:span text:style-name="T8">Magická saturace<text:line-break/></text:span><text:span text:style-name="T174">Cena: Suroviny </text:span><text:span text:style-name="T237">4</text:span><text:span text:style-name="T180"> </text:span><text:span text:style-name="T174">zl (</text:span><text:span text:style-name="T237">3</text:span><text:span text:style-name="T174">), celkem </text:span><text:span text:style-name="T237">40</text:span><text:span text:style-name="T194"> </text:span><text:span text:style-name="T174">zl (</text:span><text:span text:style-name="T237">4</text:span><text:span text:style-name="T174">)</text:span></text:p>
      <text:p text:style-name="P195"><text:span text:style-name="T351">Křišťálové křesadlo funguje stejně jako obyčejné křesadlo. Kromě toho je ale možné jej nejprve aktivovat pomocí </text:span><text:span text:style-name="T44">Udržování magie</text:span><text:span text:style-name="T351">, potom na první pokus zapálí i velice špatně hořlavý materiál (mokré dřevo, kůži, apod.) a dokáže také aktivovat žhavé hoření </text:span><text:span text:style-name="T44">Termické pasty</text:span><text:span text:style-name="T351">.</text:span></text:p>
      <text:h text:style-name="P308" text:outline-level="4"><text:soft-page-break/>Ohnivá hlína</text:h>
      <text:p text:style-name="P132">Recept</text:p>
      <text:p text:style-name="P214">Požadavky: <text:s/><text:span text:style-name="T348">Pyrotechnika</text:span> <text:span text:style-name="T352">3</text:span>, <text:span text:style-name="T8">Magická saturace<text:line-break/></text:span><text:span text:style-name="T174">Cena: </text:span><text:span text:style-name="T244">Podle hodnocení<text:line-break/><text:tab/>Pro stupeň </text:span><text:span text:style-name="T260">3</text:span><text:span text:style-name="T244">:</text:span><text:span text:style-name="T174"> Suroviny </text:span><text:span text:style-name="T198">9</text:span><text:span text:style-name="T180"> </text:span><text:span text:style-name="T174">zl (</text:span><text:span text:style-name="T195">3</text:span><text:span text:style-name="T174">), celkem </text:span><text:span text:style-name="T198">90</text:span><text:span text:style-name="T194"> </text:span><text:span text:style-name="T174">zl (</text:span><text:span text:style-name="T195">4</text:span><text:span text:style-name="T174">)</text:span></text:p>
      <text:p text:style-name="Example_20_Header">Herní efekt:</text:p>
      <text:list xml:id="list4357499352497709666" text:style-name="L42">
        <text:list-item>
          <text:p text:style-name="P397"><text:span text:style-name="T1">Ohnivá hlína</text:span> při nárazu vyvolá plamenný výbuch (viz pravidla pro <text:span text:style-name="T63">Granáty, rakety a výbušniny</text:span>).</text:p>
        </text:list-item>
        <text:list-item>
          <text:p text:style-name="P397">Síla exploze je rovna hodnocení, s jakým byla vyrobena</text:p>
        </text:list-item>
      </text:list>
      <text:h text:style-name="P309" text:outline-level="4">Oslepující kulička</text:h>
      <text:p text:style-name="P129">Recept</text:p>
      <text:p text:style-name="P193">Požadavky: <text:s/><text:span text:style-name="T348">Pyrotechnika</text:span> <text:span text:style-name="T352">4</text:span>, <text:span text:style-name="T8">Magická saturace<text:line-break/></text:span><text:span text:style-name="T174">Cena: Suroviny </text:span><text:span text:style-name="T238">16</text:span><text:span text:style-name="T180"> </text:span><text:span text:style-name="T174">zl (</text:span><text:span text:style-name="T238">4</text:span><text:span text:style-name="T174">), celkem </text:span><text:span text:style-name="T238">160</text:span><text:span text:style-name="T194"> </text:span><text:span text:style-name="T174">zl (</text:span><text:span text:style-name="T238">5</text:span><text:span text:style-name="T174">)</text:span></text:p>
      <text:p text:style-name="P157"><text:span text:style-name="T41">Oslepující kulička</text:span><text:span text:style-name="T233"> při prudkém nárazu exploduje v oslepující záblesk jasného světla doprovázený hlasitou ranou. Záblesk dočasně oslepí, zvuk dočasně ohluší a naruš</text:span><text:span text:style-name="T200">í </text:span><text:span text:style-name="T233">vnímání rovnováhy.</text:span></text:p>
      <text:p text:style-name="P9">Herní efekt:</text:p>
      <text:list xml:id="list165133521152279" text:continue-list="list165133437152708" text:style-name="L24">
        <text:list-item>
          <text:p text:style-name="P368"><text:span text:style-name="T41">Oslepující kulička</text:span><text:span text:style-name="T311">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398">V prvním kole po zásahu budou mít zasažené cíle postih na všechny testy rysu rovný celému přesahu, v následujících kolech postih klesne na -1 za každé tři body přesahu.</text:p>
        </text:list-item>
      </text:list>
      <text:h text:style-name="P253" text:outline-level="2"><text:soft-page-break/><text:span text:style-name="T404">Nemagické r</text:span>ecepty</text:h>
      <text:p text:style-name="P232">Všechny ceny jsou za množství substance odpovídající náplni jednoho ručního granátu. </text:p>
      <text:h text:style-name="P263" text:outline-level="3">Žíraviny</text:h>
      <text:h text:style-name="P310" text:outline-level="4">Vitriol</text:h>
      <text:p text:style-name="P134">Recept</text:p>
      <text:p text:style-name="P236"><text:span text:style-name="T406">Síla žíraviny: 4<text:line-break/>Požadavky: <text:s/>Minerální lučba 3</text:span><text:span text:style-name="T8"><text:line-break/></text:span><text:span text:style-name="T127">Cena: Suroviny </text:span><text:span text:style-name="T128">1</text:span><text:span text:style-name="T129"> </text:span><text:span text:style-name="T128">st</text:span><text:span text:style-name="T127"> (</text:span><text:span text:style-name="T128">1</text:span><text:span text:style-name="T127">), celkem </text:span><text:span text:style-name="T128">1 zl</text:span><text:span text:style-name="T130"> </text:span><text:span text:style-name="T127">(</text:span><text:span text:style-name="T128">2</text:span><text:span text:style-name="T127">)</text:span></text:p>
      <text:p text:style-name="P222">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h text:style-name="P263" text:outline-level="3"><text:bookmark-start text:name="__RefHeading__29928_32523506"/>Hořlaviny<text:bookmark-end text:name="__RefHeading__29928_32523506"/></text:h>
      <text:p text:style-name="P222">Hořlaviny se vyhodnocují stejně jako žíraviny, jen s tím rozdílem, že hořlavinu je nutné nejdříve zapálit. Hořlavinu je také možné rozlít po zemi a vytvořit tak hořící přehradu.</text:p>
      <text:h text:style-name="P311" text:outline-level="4">Lampový olej</text:h>
      <text:p text:style-name="P133">Recept</text:p>
      <text:p text:style-name="P233"><text:span text:style-name="T406">Síla hořlaviny: 1<text:line-break/>Požadavky: <text:s/>Pyrotechnika 1</text:span><text:span text:style-name="T8"><text:line-break/></text:span><text:span text:style-name="T174">Cena: Suroviny </text:span><text:span text:style-name="T262">2</text:span><text:span text:style-name="T180"> </text:span><text:span text:style-name="T262">mk</text:span><text:span text:style-name="T174"> (</text:span><text:span text:style-name="T262">1</text:span><text:span text:style-name="T174">), celkem </text:span><text:span text:style-name="T262">2 st</text:span><text:span text:style-name="T174"> (</text:span><text:span text:style-name="T262">2</text:span><text:span text:style-name="T174">)</text:span></text:p>
      <text:p text:style-name="P71"><text:soft-page-break/>Lampový olej je běžně dostupný. Rozlitý po zemi nehoří moc dobře, vytvoří jen nízké plameny.</text:p>
      <text:h text:style-name="P311" text:outline-level="4">Zápalný olej</text:h>
      <text:p text:style-name="P72">Recept</text:p>
      <text:p text:style-name="P233"><text:span text:style-name="T143">Síla hořlaviny: </text:span><text:span text:style-name="T144">3</text:span><text:span text:style-name="T143"><text:line-break/>Požadavky: <text:s/>Pyrotechnika </text:span><text:span text:style-name="T144">3</text:span><text:span text:style-name="T116"><text:line-break/></text:span><text:span text:style-name="T127">Cena: Suroviny </text:span><text:span text:style-name="T128">1</text:span><text:span text:style-name="T129"> </text:span><text:span text:style-name="T128">st</text:span><text:span text:style-name="T127"> (</text:span><text:span text:style-name="T128">1</text:span><text:span text:style-name="T127">), celkem </text:span><text:span text:style-name="T128">1 zl</text:span><text:span text:style-name="T130"> </text:span><text:span text:style-name="T127">(</text:span><text:span text:style-name="T128">2</text:span><text:span text:style-name="T127">)</text:span></text:p>
      <text:p text:style-name="P71">Zápalný olej lze vznítit obyčejným ohněm nebo křesadlem. Používá se nejčastěji do zápalných lahví nebo do plamenometů. Rozlitý po zemi hoří zhruba metr vysokými plameny.</text:p>
      <text:h text:style-name="P312" text:outline-level="4">Tekutý oheň</text:h>
      <text:p text:style-name="P133">Recept</text:p>
      <text:p text:style-name="P133"><text:span text:style-name="T405">Síla hořlaviny: 5<text:line-break/>Požadavky: <text:s/>Pyrotechnika 4</text:span><text:span text:style-name="T8"><text:line-break/></text:span><text:span text:style-name="T174">Cena: Suroviny </text:span><text:span text:style-name="T262">2</text:span><text:span text:style-name="T180"> </text:span><text:span text:style-name="T174">zl (</text:span><text:span text:style-name="T262">3</text:span><text:span text:style-name="T174">), celkem </text:span><text:span text:style-name="T261">36</text:span><text:span text:style-name="T194"> </text:span><text:span text:style-name="T174">zl (</text:span><text:span text:style-name="T262">4</text:span><text:span text:style-name="T174">)<text:line-break/></text:span><text:span text:style-name="T215">Vzácnost: </text:span><text:span text:style-name="T261">6</text:span></text:p>
      <text:p text:style-name="P222"><text:span text:style-name="T56">Tekutý oheň</text:span><text:span text:style-name="T402">,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56">Tekutého ohně</text:span><text:span text:style-name="T402"> je jedním z nejpřísněji střežených vojenských tajemství.</text:span></text:p>
      <text:p text:style-name="P12"><text:span text:style-name="T402">Příklady p</text:span>oužití:</text:p>
      <text:list xml:id="list5001569209376423303" text:style-name="L43">
        <text:list-item>
          <text:p text:style-name="P399"><text:span text:style-name="T402">Náplň do lodních </text:span>plamenometů</text:p>
        </text:list-item>
        <text:list-item>
          <text:p text:style-name="P399"><text:soft-page-break/><text:span text:style-name="T402">Zápalná munice do </text:span>katapultů a trebuchetů</text:p>
        </text:list-item>
        <text:list-item>
          <text:p text:style-name="P400">Náplň do ručních zápalných granátů či raket</text:p>
        </text:list-item>
      </text:list>
      <text:p text:style-name="P12">Herní efekt:</text:p>
      <text:list xml:id="list8574538282524987345" text:style-name="L44">
        <text:list-item>
          <text:p text:style-name="P401">Platí pravidla pro hořlaviny</text:p>
        </text:list-item>
      </text:list>
      <text:h text:style-name="P263" text:outline-level="3"><text:bookmark-start text:name="__RefHeading__29930_32523506"/>Výbušniny<text:bookmark-end text:name="__RefHeading__29930_32523506"/></text:h>
      <text:p text:style-name="Text_20_body">Uvedená cena surovin platí pro výrobu náplně do jednoho granátu. Střední raketa obsahuje dvojnásobné množství výbušniny, velká čtyřnásobek (viz pravidla pro <text:span text:style-name="T63">Kumulování výbušnin</text:span>).</text:p>
      <text:h text:style-name="P313" text:outline-level="4">Černý střelný prach</text:h>
      <text:p text:style-name="P133">Recept</text:p>
      <text:p text:style-name="P233"><text:span text:style-name="T133">Síla výbušniny: 5</text:span><text:span text:style-name="T405"><text:line-break/>Požadavky: <text:s/>Pyrotechnika 3</text:span><text:span text:style-name="T8"><text:line-break/></text:span><text:span text:style-name="T174">Cena: Suroviny </text:span><text:span text:style-name="T263">9</text:span><text:span text:style-name="T180"> </text:span><text:span text:style-name="T263">st</text:span><text:span text:style-name="T174"> (</text:span><text:span text:style-name="T263">1</text:span><text:span text:style-name="T174">), celkem </text:span><text:span text:style-name="T263">9</text:span><text:span text:style-name="T194"> </text:span><text:span text:style-name="T174">zl (</text:span><text:span text:style-name="T263">2</text:span><text:span text:style-name="T174">)</text:span></text:p>
      <text:p text:style-name="P70">Černý střelný prach je směsí jemně mletého draselného ledku, dřevěného uhlí a síry. Výbuch vždy provází oblaka hustého šedého dýmu. Navlhnutý střelný prach se výrazně obtížněji přivádí k explozi.</text:p>
      <text:h text:style-name="P313" text:outline-level="4">Třaskavá rtuť</text:h>
      <text:p text:style-name="P133">Recept</text:p>
      <text:p text:style-name="P233"><text:span text:style-name="T133">Síla výbušniny: </text:span><text:span text:style-name="T136">3</text:span><text:span text:style-name="T134"><text:line-break/>Požadavky: <text:s/>Pyrotechnika </text:span><text:span text:style-name="T136">4</text:span><text:span text:style-name="T117"><text:line-break/></text:span><text:span text:style-name="T135">Cena: Suroviny </text:span><text:span text:style-name="T136">2</text:span><text:span text:style-name="T137"> </text:span><text:span text:style-name="T136">zl</text:span><text:span text:style-name="T135"> (</text:span><text:span text:style-name="T136">2</text:span><text:span text:style-name="T135">), celkem </text:span><text:span text:style-name="T136">20</text:span><text:span text:style-name="T138"> </text:span><text:span text:style-name="T135">zl (</text:span><text:span text:style-name="T136">3</text:span><text:span text:style-name="T135">)</text:span></text:p>
      <text:p text:style-name="P233"><text:soft-page-break/><text:span text:style-name="T140">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text:span><text:span text:style-name="T141">Z jedné várky Třaskavé rtuti lze vyrobit zhruba 10 rozbušek.</text:span></text:p>
      <text:list xml:id="list2087901345421117829" text:style-name="L45">
        <text:list-item>
          <text:p text:style-name="P402"><text:span text:style-name="T141">R</text:span><text:span text:style-name="T139">ozbušku z třaskavé rtuti můžeš použít například jako malou petardu, třeba k vytvoření převahy tím, že ji protivníkovi hodíš pod nohy</text:span></text:p>
        </text:list-item>
      </text:list>
      <text:h text:style-name="Heading_20_3" text:outline-level="3">Rakety <text:span text:style-name="T407">a raketomety</text:span></text:h>
      <text:p text:style-name="P234">TODO </text:p>
      <text:p text:style-name="P235">– už fakt nezvládám. Dá se to posčítat z ceny náplně + rozbušky + cena hnacího paliva (což je typicky černý střelný prach, množství stejné jako v hlavici).</text:p>
      <text:h text:style-name="Heading_20_4" text:outline-level="4">Ruční raketomet</text:h>
      <text:p text:style-name="P220">Ruční raketomet obvykle představuje železná trubka s rukojetí. Odpalují se z ní malé rakety. Účinek, dostřel, bonus k útoku, trvání přípravy ani žádné jiné parametry rakety se odpálením z raketometu nemění, raketomet pouze umožňuje raketu zamířit až ve chvíli výstřelu.</text:p>
      <text:h text:style-name="Heading_20_3" text:outline-level="3">Granáty</text:h>
      <text:p text:style-name="P234">TODO</text:p>
      <text:p text:style-name="P222">Střepinový granát</text:p>
      <text:p text:style-name="P69">Tlakový granát</text:p>
      <text:h text:style-name="Heading_20_3" text:outline-level="3"><text:soft-page-break/>Plamenomety</text:h>
      <text:p text:style-name="P234"/>
      <text:p text:style-name="P218">Plamenomety sestávají ze dvou částí: Z kotle nebo nádoby, v níž je zahřívána hořlavina a z trubice, kterou jsou uvolněné horké plyny směrovány na cíl. Nutnost ohřívat hořlavinu na vysokou teplotu dělá z plamenometů obtížně použitelnou zbraň a navíc velice nebezpečnou pro toho, kdo ji používá. Její hlavní účinek je odstrašující – málokdo se odváží postavit se žhavým plamenům do cesty.</text:p>
      <text:h text:style-name="P316" text:outline-level="5">Ruční plamenomet</text:h>
      <text:p text:style-name="P218">Dostřel: 3m<text:line-break/>Nejvyšší doba provozu: 6 kol</text:p>
      <text:p text:style-name="P219">TODO: Požadavky na výrobu, cena</text:p>
      <text:p text:style-name="P218"><text:span text:style-name="T407">S</text:span>potřeba je 1 lahev <text:span text:style-name="T407">hořlaviny</text:span> za kolo. </text:p>
      <text:h text:style-name="P316" text:outline-level="5">Lodní plamenomet</text:h>
      <text:p text:style-name="P218">Dostřel: 6m<text:line-break/>Nejvyšší doba provozu: 20 kol</text:p>
      <text:p text:style-name="P219">TODO: Požadavky na výrobu, cena</text:p>
      <text:p text:style-name="P236"><text:span text:style-name="T132">S</text:span><text:span text:style-name="T131">potřeba je </text:span><text:span text:style-name="T132">8</text:span><text:span text:style-name="T131"> lahv</text:span><text:span text:style-name="T132">í hořlaviny</text:span><text:span text:style-name="T131"> za ko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style: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style:paragraph-properties fo:margin-top="0cm" fo:margin-bottom="0.3cm" style:contextual-spacing="false" fo:line-height="125%" fo:text-align="justify" style:justify-single-word="false" fo:orphans="4" fo:widows="4" fo:hyphenation-ladder-count="3" style:page-number="auto" fo:background-color="transparent">
        <style:tab-stops>
          <style:tab-stop style:position="0.499cm"/>
        </style:tab-stops>
        <style:background-image/>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style:paragraph-properties fo:margin-left="0cm" fo:margin-right="0cm" fo:margin-top="0.7cm" fo:margin-bottom="0.199cm" style:contextual-spacing="false" fo:hyphenation-ladder-count="2" fo:text-indent="0cm" style:auto-text-indent="false" style:page-number="auto" fo:background-color="transparent" fo:keep-with-next="always">
        <style:background-image/>
      </style:paragraph-propertie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style:paragraph-properties fo:margin-left="0cm" fo:margin-right="0cm" fo:margin-top="0.801cm" fo:margin-bottom="0.199cm" style:contextual-spacing="false" fo:text-indent="0cm" style:auto-text-indent="false" style:page-number="auto" fo:background-color="transparent" fo:keep-with-next="always">
        <style:background-image/>
      </style:paragraph-propertie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style: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style: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style:paragraph-properties fo:margin-left="0cm" fo:margin-right="0cm" fo:margin-top="0.203cm" fo:margin-bottom="0.102cm" style:contextual-spacing="false" fo:text-indent="0cm" style:auto-text-indent="false" fo:background-color="transparent">
        <style:background-image/>
      </style:paragraph-properties>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background-image/>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style:paragraph-properties fo:margin-top="0cm" fo:margin-bottom="0cm" style:contextual-spacing="false" fo:text-align="start" fo:text-align-last="justify" style:justify-single-word="false" fo:hyphenation-ladder-count="no-limit" style:page-number="auto" fo:background-color="transparent" style:shadow="none" text:number-lines="false" text:line-number="0">
        <style:tab-stops/>
        <style:background-image/>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style: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style: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style: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style: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69c86cb" officeooo:paragraph-rsid="069c86cb"/>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5</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5-11-03T16:51:32.517000000</dc:date>
    <meta:print-date>2113-01-01T00:00:00</meta:print-date>
    <meta:editing-cycles>7103</meta:editing-cycles>
    <meta:editing-duration>P24DT9H21M56S</meta:editing-duration>
    <meta:generator>LibreOffice/4.2.4.2$Windows_x86 LibreOffice_project/63150712c6d317d27ce2db16eb94c2f3d7b699f8</meta:generator>
    <meta:document-statistic meta:table-count="0" meta:image-count="0" meta:object-count="0" meta:page-count="65" meta:paragraph-count="675" meta:word-count="11201" meta:character-count="70674" meta:non-whitespace-character-count="60092"/>
  </office:meta>
</office:document-meta>
</file>